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1.921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822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1.647cm"/>
    </style:style>
    <style:style style:name="co9" style:family="table-column">
      <style:table-column-properties fo:break-before="auto" style:column-width="2.03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3.1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ext-properties fo:font-weight="bold" style:font-weight-asian="bold" style:font-weight-complex="bold"/>
    </style:style>
    <style:style style:name="ce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0"/>
    <style:style style:name="ce4" style:family="table-cell" style:parent-style-name="Default" style:data-style-name="N110">
      <style:table-cell-properties fo:border-bottom="none" fo:border-left="0.002cm solid #000000" fo:border-right="none" fo:border-top="0.002cm solid #000000"/>
    </style:style>
    <style:style style:name="ce5" style:family="table-cell" style:parent-style-name="Default" style:data-style-name="N110">
      <style:table-cell-properties fo:border-bottom="none" fo:border-left="0.002cm solid #000000" fo:border-right="none" fo:border-top="none"/>
    </style:style>
    <style:style style:name="ce6" style:family="table-cell" style:parent-style-name="Default" style:data-style-name="N110">
      <style:table-cell-properties fo:border-bottom="0.002cm solid #000000" fo:border-left="0.002cm solid #000000" fo:border-right="none" fo:border-top="none"/>
    </style:style>
    <style:style style:name="ce7" style:family="table-cell" style:parent-style-name="Default" style:data-style-name="N110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10">
      <style:table-cell-properties fo:border="none"/>
    </style:style>
    <style:style style:name="ce9" style:family="table-cell" style:parent-style-name="Default" style:data-style-name="N110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0">
      <style:table-cell-properties fo:border-bottom="none" fo:border-left="none" fo:border-right="0.002cm solid #000000" fo:border-top="0.002cm solid #000000"/>
    </style:style>
    <style:style style:name="ce11" style:family="table-cell" style:parent-style-name="Default" style:data-style-name="N110">
      <style:table-cell-properties fo:border-bottom="none" fo:border-left="none" fo:border-right="0.002cm solid #000000" fo:border-top="none"/>
    </style:style>
    <style:style style:name="ce12" style:family="table-cell" style:parent-style-name="Default" style:data-style-name="N110">
      <style:table-cell-properties fo:border-bottom="0.002cm solid #000000" fo:border-left="none" fo:border-right="0.002cm solid #000000" fo:border-top="none"/>
    </style:style>
    <style:style style:name="ce13" style:family="table-cell" style:parent-style-name="Default" style:data-style-name="N110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 style:data-style-name="N110">
      <style:table-cell-properties fo:border-bottom="none" fo:border-left="0.002cm solid #000000" fo:border-right="0.002cm solid #000000" fo:border-top="none"/>
    </style:style>
    <style:style style:name="ce15" style:family="table-cell" style:parent-style-name="Default" style:data-style-name="N110">
      <style:table-cell-properties fo:border-bottom="0.002cm solid #000000" fo:border-left="0.002cm solid #000000" fo:border-right="0.002cm solid #000000" fo:border-top="none"/>
    </style:style>
    <style:style style:name="ce16" style:family="table-cell" style:parent-style-name="Default" style:data-style-name="N110">
      <style:table-cell-properties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 style:data-style-name="N110">
      <style:table-cell-properties fo:border="0.002cm solid #000000"/>
    </style:style>
    <style:style style:name="ce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9"/>
    <style:style style:name="ce2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09">
      <style:text-properties fo:font-weight="bold" style:font-weight-asian="bold" style:font-weight-complex="bold"/>
    </style:style>
    <style:style style:name="ce22" style:family="table-cell" style:parent-style-name="Default" style:data-style-name="N109">
      <style:table-cell-properties fo:border-bottom="none" fo:border-left="0.002cm solid #000000" fo:border-right="none" fo:border-top="0.002cm solid #000000"/>
    </style:style>
    <style:style style:name="ce23" style:family="table-cell" style:parent-style-name="Default" style:data-style-name="N109">
      <style:table-cell-properties fo:border-bottom="none" fo:border-left="0.002cm solid #000000" fo:border-right="none" fo:border-top="none"/>
    </style:style>
    <style:style style:name="ce24" style:family="table-cell" style:parent-style-name="Default" style:data-style-name="N109">
      <style:table-cell-properties fo:border-bottom="0.002cm solid #000000" fo:border-left="0.002cm solid #000000" fo:border-right="none" fo:border-top="none"/>
    </style:style>
    <style:style style:name="ce25" style:family="table-cell" style:parent-style-name="Default" style:data-style-name="N109">
      <style:table-cell-properties fo:border-bottom="none" fo:border-left="none" fo:border-right="none" fo:border-top="0.002cm solid #000000"/>
    </style:style>
    <style:style style:name="ce26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27" style:family="table-cell" style:parent-style-name="Default" style:data-style-name="N109">
      <style:table-cell-properties fo:border-bottom="none" fo:border-left="none" fo:border-right="0.002cm solid #000000" fo:border-top="0.002cm solid #000000"/>
    </style:style>
    <style:style style:name="ce28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29" style:family="table-cell" style:parent-style-name="Default" style:data-style-name="N109">
      <style:table-cell-properties fo:border-bottom="0.002cm solid #000000" fo:border-left="none" fo:border-right="0.002cm solid #000000" fo:border-top="none"/>
    </style:style>
    <style:style style:name="ce30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constant Ro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/>
          <table:table-cell table:style-name="ce1" office:value-type="string">
            <text:p>x0/mm</text:p>
          </table:table-cell>
          <table:table-cell table:style-name="ce1" office:value-type="string">
            <text:p>sx0/mm</text:p>
          </table:table-cell>
          <table:table-cell table:style-name="ce1" office:value-type="string">
            <text:p>f/kHz</text:p>
          </table:table-cell>
          <table:table-cell table:style-name="ce1" office:value-type="string">
            <text:p>sf/kHz</text:p>
          </table:table-cell>
          <table:table-cell table:style-name="ce1" office:value-type="string">
            <text:p>Umlaufd./us</text:p>
          </table:table-cell>
          <table:table-cell table:style-name="ce1" office:value-type="string">
            <text:p>Umlauffreq[Hz]</text:p>
          </table:table-cell>
          <table:table-cell table:style-name="ce1" office:value-type="string">
            <text:p>f(1per)/Hz</text:p>
          </table:table-cell>
          <table:table-cell table:style-name="ce1" office:value-type="string">
            <text:p>f(2per)/Hz</text:p>
          </table:table-cell>
          <table:table-cell table:style-name="ce1" office:value-type="string">
            <text:p>X 2</text:p>
          </table:table-cell>
          <table:table-cell table:style-name="ce1" office:value-type="string">
            <text:p>f(3per)/Hz</text:p>
          </table:table-cell>
          <table:table-cell table:style-name="ce1" office:value-type="string">
            <text:p>x4</text:p>
          </table:table-cell>
          <table:table-cell table:style-name="ce1" office:value-type="string">
            <text:p>Rotationsfrequenz/Hz</text:p>
          </table:table-cell>
          <table:table-cell table:style-name="ce1" office:value-type="string">
            <text:p>Fehler</text:p>
          </table:table-cell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Aabschnitt</text:p>
          </table:table-cell>
          <table:table-cell office:value-type="string">
            <text:p>Fehler</text:p>
          </table:table-cell>
          <table:table-cell office:value-type="string">
            <text:p>xm</text:p>
          </table:table-cell>
          <table:table-cell office:value-type="string">
            <text:p>Fehler</text:p>
          </table:table-cell>
          <table:table-cell office:value-type="string">
            <text:p>x0</text:p>
          </table:table-cell>
          <table:table-cell office:value-type="string">
            <text:p>Fehler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table:number-columns-repeated="232"/>
        </table:table-row>
        <table:table-row table:style-name="ro2">
          <table:table-cell table:style-name="ce2" office:value-type="string" table:number-columns-spanned="1" table:number-rows-spanned="11">
            <text:p>5V_1</text:p>
          </table:table-cell>
          <table:table-cell table:style-name="ce4" office:value-type="float" office:value="51">
            <text:p>51,0000</text:p>
          </table:table-cell>
          <table:table-cell table:style-name="ce7" office:value-type="float" office:value="0.01">
            <text:p>0,0100</text:p>
          </table:table-cell>
          <table:table-cell table:style-name="ce7" table:formula="oooc:=([.H2]+2*[.I2]+4*[.K2])/3" office:value-type="float" office:value="5.536">
            <text:p>5,5360</text:p>
          </table:table-cell>
          <table:table-cell table:style-name="ce7" table:formula="oooc:=STDEV([.H2];[.J2];[.L2])" office:value-type="float" office:value="0.154181710977664">
            <text:p>0,1542</text:p>
          </table:table-cell>
          <table:table-cell table:style-name="ce7" office:value-type="float" office:value="68900">
            <text:p>68900,0000</text:p>
          </table:table-cell>
          <table:table-cell table:style-name="ce7" table:formula="oooc:=2*PI()*1000000/[.F2]" office:value-type="float" office:value="91.1928201332306">
            <text:p>91,1928</text:p>
          </table:table-cell>
          <table:table-cell table:style-name="ce7" office:value-type="float" office:value="5.714">
            <text:p>5,7140</text:p>
          </table:table-cell>
          <table:table-cell table:style-name="ce7" office:value-type="float" office:value="2.725">
            <text:p>2,7250</text:p>
          </table:table-cell>
          <table:table-cell table:style-name="ce7" table:formula="oooc:=[.I2]*2" office:value-type="float" office:value="5.45">
            <text:p>5,4500</text:p>
          </table:table-cell>
          <table:table-cell table:style-name="ce10" office:value-type="float" office:value="1.361">
            <text:p>1,3610</text:p>
          </table:table-cell>
          <table:table-cell table:style-name="ce13" table:formula="oooc:=[.K2]*4" office:value-type="float" office:value="5.444">
            <text:p>5,4440</text:p>
          </table:table-cell>
          <table:table-cell table:style-name="ce16" table:formula="oooc:=AVERAGE([.G2:.G12])" office:value-type="float" office:value="90.7280990937104" table:number-columns-spanned="1" table:number-rows-spanned="11">
            <text:p>90,7281</text:p>
          </table:table-cell>
          <table:table-cell table:style-name="ce16" table:formula="oooc:=STDEV([.G2:.G12])" office:value-type="float" office:value="0.579423978489675" table:number-columns-spanned="1" table:number-rows-spanned="11">
            <text:p>0,5794</text:p>
          </table:table-cell>
          <table:table-cell table:style-name="ce18" office:value-type="float" office:value="1.33" table:number-columns-spanned="1" table:number-rows-spanned="11">
            <text:p>1,3300</text:p>
          </table:table-cell>
          <table:table-cell table:style-name="ce18" office:value-type="float" office:value="0.021" table:number-columns-spanned="1" table:number-rows-spanned="11">
            <text:p>0,0210</text:p>
          </table:table-cell>
          <table:table-cell table:style-name="ce18" office:value-type="float" office:value="-62.13" table:number-columns-spanned="1" table:number-rows-spanned="11">
            <text:p>-62,1300</text:p>
          </table:table-cell>
          <table:table-cell table:style-name="ce18" office:value-type="float" office:value="1.11" table:number-columns-spanned="1" table:number-rows-spanned="11">
            <text:p>1,1100</text:p>
          </table:table-cell>
          <table:table-cell table:style-name="ce18" table:formula="oooc:=-[.Q2]/[.O2]" office:value-type="float" office:value="46.7142857142857" table:number-columns-spanned="1" table:number-rows-spanned="11">
            <text:p>46,7143</text:p>
          </table:table-cell>
          <table:table-cell table:style-name="ce18" table:formula="oooc:=[.S2]*SQRT(([.P2]/[.O2])^2+([.R2]/[.Q2])^2)" office:value-type="float" office:value="1.11381302567316" table:number-columns-spanned="1" table:number-rows-spanned="11">
            <text:p>1,1138</text:p>
          </table:table-cell>
          <table:table-cell table:formula="oooc:=ABS([.B2]-[.$S$56])" office:value-type="float" office:value="4.53433629612033">
            <text:p>4,5343</text:p>
          </table:table-cell>
          <table:table-cell table:formula="oooc:=SQRT([.C2]^2+[.$S$58]^2)" office:value-type="float" office:value="0.11466331387317">
            <text:p>0,1147</text:p>
          </table:table-cell>
          <table:table-cell table:formula="oooc:=ABS(([.D2]*[.$B$57]*[.$B$58])/(2*[.$B$59]*[.$B$60]*[.U2]*[.G2])*10000)" office:value-type="float" office:value="0.491977284873525">
            <text:p>0,4920</text:p>
          </table:table-cell>
          <table:table-cell table:formula="oooc:=[.W2]*SQRT(([.C2]/[.B2])^2+((0.1*[.G2])/[.G2])^2+([.E2]/[.D2])^2)" office:value-type="float" office:value="0.0510702335448307">
            <text:p>0,0511</text:p>
          </table:table-cell>
          <table:table-cell table:formula="oooc:=[.W2]/[.X2]^2" office:value-type="float" office:value="188.629391429514">
            <text:p>188,6294</text:p>
          </table:table-cell>
          <table:table-cell table:formula="oooc:=1/[.X2]^2" office:value-type="float" office:value="383.410773686443">
            <text:p>383,4108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1.5">
            <text:p>51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3]+2*[.I3]+4*[.K3])/3" office:value-type="float" office:value="6.569">
            <text:p>6,5690</text:p>
          </table:table-cell>
          <table:table-cell table:style-name="ce8" table:formula="oooc:=STDEV([.H3];[.J3];[.L3])" office:value-type="float" office:value="0.0711407056473292">
            <text:p>0,0711</text:p>
          </table:table-cell>
          <table:table-cell office:value-type="float" office:value="69220">
            <text:p>69220,0000</text:p>
          </table:table-cell>
          <table:table-cell table:style-name="ce7" table:formula="oooc:=2*PI()*1000000/[.F3]" office:value-type="float" office:value="90.7712410745389">
            <text:p>90,7712</text:p>
          </table:table-cell>
          <table:table-cell office:value-type="float" office:value="6.645">
            <text:p>6,6450</text:p>
          </table:table-cell>
          <table:table-cell office:value-type="float" office:value="3.279">
            <text:p>3,2790</text:p>
          </table:table-cell>
          <table:table-cell table:style-name="ce7" table:formula="oooc:=[.I3]*2" office:value-type="float" office:value="6.558">
            <text:p>6,5580</text:p>
          </table:table-cell>
          <table:table-cell table:style-name="ce11" office:value-type="float" office:value="1.626">
            <text:p>1,6260</text:p>
          </table:table-cell>
          <table:table-cell table:style-name="ce14" table:formula="oooc:=[.K3]*4" office:value-type="float" office:value="6.504">
            <text:p>6,5040</text:p>
          </table:table-cell>
          <table:covered-table-cell table:style-name="ce16" table:formula="oooc:=AVERAGE([.G3:.G13])" office:value-type="float" office:value="90.6212046705274">
            <text:p>90,6212</text:p>
          </table:covered-table-cell>
          <table:covered-table-cell table:style-name="ce17"/>
          <table:covered-table-cell table:number-columns-repeated="4"/>
          <table:covered-table-cell table:style-name="ce18" table:formula="oooc:=-[.Q3]/[.O3]" office:value-type="float" office:value="0">
            <text:p>#DIV/0!</text:p>
          </table:covered-table-cell>
          <table:covered-table-cell table:style-name="ce18" table:formula="oooc:=[.S3]*SQRT(([.P3]/[.O3])^2+([.R3]/[.Q3])^2)" office:value-type="float" office:value="0">
            <text:p>#DIV/0!</text:p>
          </table:covered-table-cell>
          <table:table-cell table:formula="oooc:=ABS([.B3]-[.$S$56])" office:value-type="float" office:value="5.03433629612033">
            <text:p>5,0343</text:p>
          </table:table-cell>
          <table:table-cell table:formula="oooc:=SQRT([.C3]^2+[.$S$58]^2)" office:value-type="float" office:value="0.11466331387317">
            <text:p>0,1147</text:p>
          </table:table-cell>
          <table:table-cell table:formula="oooc:=ABS(([.D3]*[.$B$57]*[.$B$58])/(2*[.$B$59]*[.$B$60]*[.U3]*[.G3])*10000)" office:value-type="float" office:value="0.52824100277431">
            <text:p>0,5282</text:p>
          </table:table-cell>
          <table:table-cell table:formula="oooc:=[.W3]*SQRT(([.C3]/[.B3])^2+((0.1*[.G3])/[.G3])^2+([.E3]/[.D3])^2)" office:value-type="float" office:value="0.0531330667009458">
            <text:p>0,0531</text:p>
          </table:table-cell>
          <table:table-cell table:formula="oooc:=[.W3]/[.X3]^2" office:value-type="float" office:value="187.11230240111">
            <text:p>187,1123</text:p>
          </table:table-cell>
          <table:table-cell table:formula="oooc:=1/[.X3]^2" office:value-type="float" office:value="354.21767984386">
            <text:p>354,2177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">
            <text:p>52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4]+2*[.I4]+4*[.K4])/3" office:value-type="float" office:value="7.51366666666667">
            <text:p>7,5137</text:p>
          </table:table-cell>
          <table:table-cell table:style-name="ce8" table:formula="oooc:=STDEV([.H4];[.J4];[.L4])" office:value-type="float" office:value="0.642879719180294">
            <text:p>0,6429</text:p>
          </table:table-cell>
          <table:table-cell office:value-type="float" office:value="69560">
            <text:p>69560,0000</text:p>
          </table:table-cell>
          <table:table-cell table:style-name="ce7" table:formula="oooc:=2*PI()*1000000/[.F4]" office:value-type="float" office:value="90.3275633579584">
            <text:p>90,3276</text:p>
          </table:table-cell>
          <table:table-cell office:value-type="float" office:value="7.143">
            <text:p>7,1430</text:p>
          </table:table-cell>
          <table:table-cell office:value-type="float" office:value="3.571">
            <text:p>3,5710</text:p>
          </table:table-cell>
          <table:table-cell table:style-name="ce7" table:formula="oooc:=[.I4]*2" office:value-type="float" office:value="7.142">
            <text:p>7,1420</text:p>
          </table:table-cell>
          <table:table-cell table:style-name="ce11" office:value-type="float" office:value="2.064">
            <text:p>2,0640</text:p>
          </table:table-cell>
          <table:table-cell table:style-name="ce14" table:formula="oooc:=[.K4]*4" office:value-type="float" office:value="8.256">
            <text:p>8,2560</text:p>
          </table:table-cell>
          <table:covered-table-cell table:style-name="ce16" table:formula="oooc:=AVERAGE([.G4:.G14])" office:value-type="float" office:value="90.6057360183157">
            <text:p>90,6057</text:p>
          </table:covered-table-cell>
          <table:covered-table-cell table:style-name="ce17"/>
          <table:covered-table-cell table:number-columns-repeated="4"/>
          <table:covered-table-cell table:style-name="ce18" table:formula="oooc:=-[.Q4]/[.O4]" office:value-type="float" office:value="0">
            <text:p>#DIV/0!</text:p>
          </table:covered-table-cell>
          <table:covered-table-cell table:style-name="ce18" table:formula="oooc:=[.S4]*SQRT(([.P4]/[.O4])^2+([.R4]/[.Q4])^2)" office:value-type="float" office:value="0">
            <text:p>#DIV/0!</text:p>
          </table:covered-table-cell>
          <table:table-cell table:formula="oooc:=ABS([.B4]-[.$S$56])" office:value-type="float" office:value="5.53433629612033">
            <text:p>5,5343</text:p>
          </table:table-cell>
          <table:table-cell table:formula="oooc:=SQRT([.C4]^2+[.$S$58]^2)" office:value-type="float" office:value="0.11466331387317">
            <text:p>0,1147</text:p>
          </table:table-cell>
          <table:table-cell table:formula="oooc:=ABS(([.D4]*[.$B$57]*[.$B$58])/(2*[.$B$59]*[.$B$60]*[.U4]*[.G4])*10000)" office:value-type="float" office:value="0.552318292499148">
            <text:p>0,5523</text:p>
          </table:table-cell>
          <table:table-cell table:formula="oooc:=[.W4]*SQRT(([.C4]/[.B4])^2+((0.1*[.G4])/[.G4])^2+([.E4]/[.D4])^2)" office:value-type="float" office:value="0.0726897613256345">
            <text:p>0,0727</text:p>
          </table:table-cell>
          <table:table-cell table:formula="oooc:=[.W4]/[.X4]^2" office:value-type="float" office:value="104.530479198978">
            <text:p>104,5305</text:p>
          </table:table-cell>
          <table:table-cell table:formula="oooc:=1/[.X4]^2" office:value-type="float" office:value="189.257680975936">
            <text:p>189,2577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.5">
            <text:p>52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5]+2*[.I5]+4*[.K5])/3" office:value-type="float" office:value="7.83366666666667">
            <text:p>7,8337</text:p>
          </table:table-cell>
          <table:table-cell table:style-name="ce8" table:formula="oooc:=STDEV([.H5];[.J5];[.L5])" office:value-type="float" office:value="0.0615331888766812">
            <text:p>0,0615</text:p>
          </table:table-cell>
          <table:table-cell office:value-type="float" office:value="69520">
            <text:p>69520,0000</text:p>
          </table:table-cell>
          <table:table-cell table:style-name="ce7" table:formula="oooc:=2*PI()*1000000/[.F5]" office:value-type="float" office:value="90.3795354887743">
            <text:p>90,3795</text:p>
          </table:table-cell>
          <table:table-cell office:value-type="float" office:value="7.843">
            <text:p>7,8430</text:p>
          </table:table-cell>
          <table:table-cell office:value-type="float" office:value="3.945">
            <text:p>3,9450</text:p>
          </table:table-cell>
          <table:table-cell table:style-name="ce7" table:formula="oooc:=[.I5]*2" office:value-type="float" office:value="7.89">
            <text:p>7,8900</text:p>
          </table:table-cell>
          <table:table-cell table:style-name="ce11" office:value-type="float" office:value="1.942">
            <text:p>1,9420</text:p>
          </table:table-cell>
          <table:table-cell table:style-name="ce14" table:formula="oooc:=[.K5]*4" office:value-type="float" office:value="7.768">
            <text:p>7,7680</text:p>
          </table:table-cell>
          <table:covered-table-cell table:style-name="ce16" table:formula="oooc:=AVERAGE([.G5:.G15])" office:value-type="float" office:value="90.5821935966732">
            <text:p>90,5822</text:p>
          </table:covered-table-cell>
          <table:covered-table-cell table:style-name="ce17"/>
          <table:covered-table-cell table:number-columns-repeated="4"/>
          <table:covered-table-cell table:style-name="ce18" table:formula="oooc:=-[.Q5]/[.O5]" office:value-type="float" office:value="0">
            <text:p>#DIV/0!</text:p>
          </table:covered-table-cell>
          <table:covered-table-cell table:style-name="ce18" table:formula="oooc:=[.S5]*SQRT(([.P5]/[.O5])^2+([.R5]/[.Q5])^2)" office:value-type="float" office:value="0">
            <text:p>#DIV/0!</text:p>
          </table:covered-table-cell>
          <table:table-cell table:formula="oooc:=ABS([.B5]-[.$S$56])" office:value-type="float" office:value="6.03433629612033">
            <text:p>6,0343</text:p>
          </table:table-cell>
          <table:table-cell table:formula="oooc:=SQRT([.C5]^2+[.$S$58]^2)" office:value-type="float" office:value="0.11466331387317">
            <text:p>0,1147</text:p>
          </table:table-cell>
          <table:table-cell table:formula="oooc:=ABS(([.D5]*[.$B$57]*[.$B$58])/(2*[.$B$59]*[.$B$60]*[.U5]*[.G5])*10000)" office:value-type="float" office:value="0.5278236145495">
            <text:p>0,5278</text:p>
          </table:table-cell>
          <table:table-cell table:formula="oooc:=[.W5]*SQRT(([.C5]/[.B5])^2+((0.1*[.G5])/[.G5])^2+([.E5]/[.D5])^2)" office:value-type="float" office:value="0.0529450414075358">
            <text:p>0,0529</text:p>
          </table:table-cell>
          <table:table-cell table:formula="oooc:=[.W5]/[.X5]^2" office:value-type="float" office:value="188.294758916531">
            <text:p>188,2948</text:p>
          </table:table-cell>
          <table:table-cell table:formula="oooc:=1/[.X5]^2" office:value-type="float" office:value="356.738034688428">
            <text:p>356,7380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">
            <text:p>53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6]+2*[.I6]+4*[.K6])/3" office:value-type="float" office:value="8.25333333333333">
            <text:p>8,2533</text:p>
          </table:table-cell>
          <table:table-cell table:style-name="ce8" table:formula="oooc:=STDEV([.H6];[.J6];[.L6])" office:value-type="float" office:value="0.026407069760451">
            <text:p>0,0264</text:p>
          </table:table-cell>
          <table:table-cell office:value-type="float" office:value="69460">
            <text:p>69460,0000</text:p>
          </table:table-cell>
          <table:table-cell table:style-name="ce7" table:formula="oooc:=2*PI()*1000000/[.F6]" office:value-type="float" office:value="90.45760591966">
            <text:p>90,4576</text:p>
          </table:table-cell>
          <table:table-cell office:value-type="float" office:value="8.23">
            <text:p>8,2300</text:p>
          </table:table-cell>
          <table:table-cell office:value-type="float" office:value="4.141">
            <text:p>4,1410</text:p>
          </table:table-cell>
          <table:table-cell table:style-name="ce7" table:formula="oooc:=[.I6]*2" office:value-type="float" office:value="8.282">
            <text:p>8,2820</text:p>
          </table:table-cell>
          <table:table-cell table:style-name="ce11" office:value-type="float" office:value="2.062">
            <text:p>2,0620</text:p>
          </table:table-cell>
          <table:table-cell table:style-name="ce14" table:formula="oooc:=[.K6]*4" office:value-type="float" office:value="8.248">
            <text:p>8,2480</text:p>
          </table:table-cell>
          <table:covered-table-cell table:style-name="ce16" table:formula="oooc:=AVERAGE([.G6:.G16])" office:value-type="float" office:value="90.5821935966732">
            <text:p>90,5822</text:p>
          </table:covered-table-cell>
          <table:covered-table-cell table:style-name="ce17"/>
          <table:covered-table-cell table:number-columns-repeated="4"/>
          <table:covered-table-cell table:style-name="ce18" table:formula="oooc:=-[.Q6]/[.O6]" office:value-type="float" office:value="0">
            <text:p>#DIV/0!</text:p>
          </table:covered-table-cell>
          <table:covered-table-cell table:style-name="ce18" table:formula="oooc:=[.S6]*SQRT(([.P6]/[.O6])^2+([.R6]/[.Q6])^2)" office:value-type="float" office:value="0">
            <text:p>#DIV/0!</text:p>
          </table:covered-table-cell>
          <table:table-cell table:formula="oooc:=ABS([.B6]-[.$S$56])" office:value-type="float" office:value="6.53433629612033">
            <text:p>6,5343</text:p>
          </table:table-cell>
          <table:table-cell table:formula="oooc:=SQRT([.C6]^2+[.$S$58]^2)" office:value-type="float" office:value="0.11466331387317">
            <text:p>0,1147</text:p>
          </table:table-cell>
          <table:table-cell table:formula="oooc:=ABS(([.D6]*[.$B$57]*[.$B$58])/(2*[.$B$59]*[.$B$60]*[.U6]*[.G6])*10000)" office:value-type="float" office:value="0.513104894765355">
            <text:p>0,5131</text:p>
          </table:table-cell>
          <table:table-cell table:formula="oooc:=[.W6]*SQRT(([.C6]/[.B6])^2+((0.1*[.G6])/[.G6])^2+([.E6]/[.D6])^2)" office:value-type="float" office:value="0.0513368378591173">
            <text:p>0,0513</text:p>
          </table:table-cell>
          <table:table-cell table:formula="oooc:=[.W6]/[.X6]^2" office:value-type="float" office:value="194.691920371478">
            <text:p>194,6919</text:p>
          </table:table-cell>
          <table:table-cell table:formula="oooc:=1/[.X6]^2" office:value-type="float" office:value="379.438828897766">
            <text:p>379,4388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.5">
            <text:p>53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7]+2*[.I7]+4*[.K7])/3" office:value-type="float" office:value="9.44166666666667">
            <text:p>9,4417</text:p>
          </table:table-cell>
          <table:table-cell table:style-name="ce8" table:formula="oooc:=STDEV([.H7];[.J7];[.L7])" office:value-type="float" office:value="0.11072638950735">
            <text:p>0,1107</text:p>
          </table:table-cell>
          <table:table-cell office:value-type="float" office:value="69360">
            <text:p>69360,0000</text:p>
          </table:table-cell>
          <table:table-cell table:style-name="ce7" table:formula="oooc:=2*PI()*1000000/[.F7]" office:value-type="float" office:value="90.5880234599133">
            <text:p>90,5880</text:p>
          </table:table-cell>
          <table:table-cell office:value-type="float" office:value="9.569">
            <text:p>9,5690</text:p>
          </table:table-cell>
          <table:table-cell office:value-type="float" office:value="4.684">
            <text:p>4,6840</text:p>
          </table:table-cell>
          <table:table-cell table:style-name="ce7" table:formula="oooc:=[.I7]*2" office:value-type="float" office:value="9.368">
            <text:p>9,3680</text:p>
          </table:table-cell>
          <table:table-cell table:style-name="ce11" office:value-type="float" office:value="2.347">
            <text:p>2,3470</text:p>
          </table:table-cell>
          <table:table-cell table:style-name="ce14" table:formula="oooc:=[.K7]*4" office:value-type="float" office:value="9.388">
            <text:p>9,3880</text:p>
          </table:table-cell>
          <table:covered-table-cell table:style-name="ce16" table:formula="oooc:=AVERAGE([.G7:.G17])" office:value-type="float" office:value="90.5821935966732">
            <text:p>90,5822</text:p>
          </table:covered-table-cell>
          <table:covered-table-cell table:style-name="ce17"/>
          <table:covered-table-cell table:number-columns-repeated="4"/>
          <table:covered-table-cell table:style-name="ce18" table:formula="oooc:=-[.Q7]/[.O7]" office:value-type="float" office:value="0">
            <text:p>#DIV/0!</text:p>
          </table:covered-table-cell>
          <table:covered-table-cell table:style-name="ce18" table:formula="oooc:=[.S7]*SQRT(([.P7]/[.O7])^2+([.R7]/[.Q7])^2)" office:value-type="float" office:value="0">
            <text:p>#DIV/0!</text:p>
          </table:covered-table-cell>
          <table:table-cell table:formula="oooc:=ABS([.B7]-[.$S$56])" office:value-type="float" office:value="7.03433629612033">
            <text:p>7,0343</text:p>
          </table:table-cell>
          <table:table-cell table:formula="oooc:=SQRT([.C7]^2+[.$S$58]^2)" office:value-type="float" office:value="0.11466331387317">
            <text:p>0,1147</text:p>
          </table:table-cell>
          <table:table-cell table:formula="oooc:=ABS(([.D7]*[.$B$57]*[.$B$58])/(2*[.$B$59]*[.$B$60]*[.U7]*[.G7])*10000)" office:value-type="float" office:value="0.544475191448438">
            <text:p>0,5445</text:p>
          </table:table-cell>
          <table:table-cell table:formula="oooc:=[.W7]*SQRT(([.C7]/[.B7])^2+((0.1*[.G7])/[.G7])^2+([.E7]/[.D7])^2)" office:value-type="float" office:value="0.0548207498712743">
            <text:p>0,0548</text:p>
          </table:table-cell>
          <table:table-cell table:formula="oooc:=[.W7]/[.X7]^2" office:value-type="float" office:value="181.170779414705">
            <text:p>181,1708</text:p>
          </table:table-cell>
          <table:table-cell table:formula="oooc:=1/[.X7]^2" office:value-type="float" office:value="332.743864661209">
            <text:p>332,7439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">
            <text:p>54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8]+2*[.I8]+4*[.K8])/3" office:value-type="float" office:value="9.27633333333333">
            <text:p>9,2763</text:p>
          </table:table-cell>
          <table:table-cell table:style-name="ce8" table:formula="oooc:=STDEV([.H8];[.J8];[.L8])" office:value-type="float" office:value="0.297035912531353">
            <text:p>0,2970</text:p>
          </table:table-cell>
          <table:table-cell office:value-type="float" office:value="69260">
            <text:p>69260,0000</text:p>
          </table:table-cell>
          <table:table-cell table:style-name="ce7" table:formula="oooc:=2*PI()*1000000/[.F8]" office:value-type="float" office:value="90.7188176029395">
            <text:p>90,7188</text:p>
          </table:table-cell>
          <table:table-cell office:value-type="float" office:value="9.615">
            <text:p>9,6150</text:p>
          </table:table-cell>
          <table:table-cell office:value-type="float" office:value="4.577">
            <text:p>4,5770</text:p>
          </table:table-cell>
          <table:table-cell table:style-name="ce7" table:formula="oooc:=[.I8]*2" office:value-type="float" office:value="9.154">
            <text:p>9,1540</text:p>
          </table:table-cell>
          <table:table-cell table:style-name="ce11" office:value-type="float" office:value="2.265">
            <text:p>2,2650</text:p>
          </table:table-cell>
          <table:table-cell table:style-name="ce14" table:formula="oooc:=[.K8]*4" office:value-type="float" office:value="9.06">
            <text:p>9,0600</text:p>
          </table:table-cell>
          <table:covered-table-cell table:style-name="ce16" table:formula="oooc:=AVERAGE([.G8:.G18])" office:value-type="float" office:value="90.5715215342197">
            <text:p>90,5715</text:p>
          </table:covered-table-cell>
          <table:covered-table-cell table:style-name="ce17"/>
          <table:covered-table-cell table:number-columns-repeated="4"/>
          <table:covered-table-cell table:style-name="ce18" table:formula="oooc:=-[.Q8]/[.O8]" office:value-type="float" office:value="0">
            <text:p>#DIV/0!</text:p>
          </table:covered-table-cell>
          <table:covered-table-cell table:style-name="ce18" table:formula="oooc:=[.S8]*SQRT(([.P8]/[.O8])^2+([.R8]/[.Q8])^2)" office:value-type="float" office:value="0">
            <text:p>#DIV/0!</text:p>
          </table:covered-table-cell>
          <table:table-cell table:formula="oooc:=ABS([.B8]-[.$S$56])" office:value-type="float" office:value="7.53433629612033">
            <text:p>7,5343</text:p>
          </table:table-cell>
          <table:table-cell table:formula="oooc:=SQRT([.C8]^2+[.$S$58]^2)" office:value-type="float" office:value="0.11466331387317">
            <text:p>0,1147</text:p>
          </table:table-cell>
          <table:table-cell table:formula="oooc:=ABS(([.D8]*[.$B$57]*[.$B$58])/(2*[.$B$59]*[.$B$60]*[.U8]*[.G8])*10000)" office:value-type="float" office:value="0.498720599891212">
            <text:p>0,4987</text:p>
          </table:table-cell>
          <table:table-cell table:formula="oooc:=[.W8]*SQRT(([.C8]/[.B8])^2+((0.1*[.G8])/[.G8])^2+([.E8]/[.D8])^2)" office:value-type="float" office:value="0.052366536892769">
            <text:p>0,0524</text:p>
          </table:table-cell>
          <table:table-cell table:formula="oooc:=[.W8]/[.X8]^2" office:value-type="float" office:value="181.865197767423">
            <text:p>181,8652</text:p>
          </table:table-cell>
          <table:table-cell table:formula="oooc:=1/[.X8]^2" office:value-type="float" office:value="364.663496569211">
            <text:p>364,6635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.5">
            <text:p>54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9]+2*[.I9]+4*[.K9])/3" office:value-type="float" office:value="10.3046666666667">
            <text:p>10,3047</text:p>
          </table:table-cell>
          <table:table-cell table:style-name="ce8" table:formula="oooc:=STDEV([.H9];[.J9];[.L9])" office:value-type="float" office:value="0.0462313025268958">
            <text:p>0,0462</text:p>
          </table:table-cell>
          <table:table-cell office:value-type="float" office:value="69710">
            <text:p>69710,0000</text:p>
          </table:table-cell>
          <table:table-cell table:style-name="ce7" table:formula="oooc:=2*PI()*1000000/[.F9]" office:value-type="float" office:value="90.1331990701418">
            <text:p>90,1332</text:p>
          </table:table-cell>
          <table:table-cell office:value-type="float" office:value="10.256">
            <text:p>10,2560</text:p>
          </table:table-cell>
          <table:table-cell office:value-type="float" office:value="5.155">
            <text:p>5,1550</text:p>
          </table:table-cell>
          <table:table-cell table:style-name="ce7" table:formula="oooc:=[.I9]*2" office:value-type="float" office:value="10.31">
            <text:p>10,3100</text:p>
          </table:table-cell>
          <table:table-cell table:style-name="ce11" office:value-type="float" office:value="2.587">
            <text:p>2,5870</text:p>
          </table:table-cell>
          <table:table-cell table:style-name="ce14" table:formula="oooc:=[.K9]*4" office:value-type="float" office:value="10.348">
            <text:p>10,3480</text:p>
          </table:table-cell>
          <table:covered-table-cell table:style-name="ce16" table:formula="oooc:=AVERAGE([.G9:.G19])" office:value-type="float" office:value="90.5288760374488">
            <text:p>90,5289</text:p>
          </table:covered-table-cell>
          <table:covered-table-cell table:style-name="ce17"/>
          <table:covered-table-cell table:number-columns-repeated="4"/>
          <table:covered-table-cell table:style-name="ce18" table:formula="oooc:=-[.Q9]/[.O9]" office:value-type="float" office:value="0">
            <text:p>#DIV/0!</text:p>
          </table:covered-table-cell>
          <table:covered-table-cell table:style-name="ce18" table:formula="oooc:=[.S9]*SQRT(([.P9]/[.O9])^2+([.R9]/[.Q9])^2)" office:value-type="float" office:value="0">
            <text:p>#DIV/0!</text:p>
          </table:covered-table-cell>
          <table:table-cell table:formula="oooc:=ABS([.B9]-[.$S$56])" office:value-type="float" office:value="8.03433629612033">
            <text:p>8,0343</text:p>
          </table:table-cell>
          <table:table-cell table:formula="oooc:=SQRT([.C9]^2+[.$S$58]^2)" office:value-type="float" office:value="0.11466331387317">
            <text:p>0,1147</text:p>
          </table:table-cell>
          <table:table-cell table:formula="oooc:=ABS(([.D9]*[.$B$57]*[.$B$58])/(2*[.$B$59]*[.$B$60]*[.U9]*[.G9])*10000)" office:value-type="float" office:value="0.522904644795679">
            <text:p>0,5229</text:p>
          </table:table-cell>
          <table:table-cell table:formula="oooc:=[.W9]*SQRT(([.C9]/[.B9])^2+((0.1*[.G9])/[.G9])^2+([.E9]/[.D9])^2)" office:value-type="float" office:value="0.0523431515364934">
            <text:p>0,0523</text:p>
          </table:table-cell>
          <table:table-cell table:formula="oooc:=[.W9]/[.X9]^2" office:value-type="float" office:value="190.85465824418">
            <text:p>190,8547</text:p>
          </table:table-cell>
          <table:table-cell table:formula="oooc:=1/[.X9]^2" office:value-type="float" office:value="364.989410868122">
            <text:p>364,9894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">
            <text:p>55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10]+2*[.I10]+4*[.K10])/3" office:value-type="float" office:value="11.1636666666667">
            <text:p>11,1637</text:p>
          </table:table-cell>
          <table:table-cell table:style-name="ce8" table:formula="oooc:=STDEV([.H10];[.J10];[.L10])" office:value-type="float" office:value="0.11828919364563">
            <text:p>0,1183</text:p>
          </table:table-cell>
          <table:table-cell office:value-type="float" office:value="69420">
            <text:p>69420,0000</text:p>
          </table:table-cell>
          <table:table-cell table:style-name="ce7" table:formula="oooc:=2*PI()*1000000/[.F10]" office:value-type="float" office:value="90.5097278475884">
            <text:p>90,5097</text:p>
          </table:table-cell>
          <table:table-cell office:value-type="float" office:value="11.299">
            <text:p>11,2990</text:p>
          </table:table-cell>
          <table:table-cell office:value-type="float" office:value="5.556">
            <text:p>5,5560</text:p>
          </table:table-cell>
          <table:table-cell table:style-name="ce7" table:formula="oooc:=[.I10]*2" office:value-type="float" office:value="11.112">
            <text:p>11,1120</text:p>
          </table:table-cell>
          <table:table-cell table:style-name="ce11" office:value-type="float" office:value="2.77">
            <text:p>2,7700</text:p>
          </table:table-cell>
          <table:table-cell table:style-name="ce14" table:formula="oooc:=[.K10]*4" office:value-type="float" office:value="11.08">
            <text:p>11,0800</text:p>
          </table:table-cell>
          <table:covered-table-cell table:style-name="ce16" table:formula="oooc:=AVERAGE([.G10:.G20])" office:value-type="float" office:value="90.5654771531309">
            <text:p>90,5655</text:p>
          </table:covered-table-cell>
          <table:covered-table-cell table:style-name="ce17"/>
          <table:covered-table-cell table:number-columns-repeated="4"/>
          <table:covered-table-cell table:style-name="ce18" table:formula="oooc:=-[.Q10]/[.O10]" office:value-type="float" office:value="0">
            <text:p>#DIV/0!</text:p>
          </table:covered-table-cell>
          <table:covered-table-cell table:style-name="ce18" table:formula="oooc:=[.S10]*SQRT(([.P10]/[.O10])^2+([.R10]/[.Q10])^2)" office:value-type="float" office:value="0">
            <text:p>#DIV/0!</text:p>
          </table:covered-table-cell>
          <table:table-cell table:formula="oooc:=ABS([.B10]-[.$S$56])" office:value-type="float" office:value="8.53433629612033">
            <text:p>8,5343</text:p>
          </table:table-cell>
          <table:table-cell table:formula="oooc:=SQRT([.C10]^2+[.$S$58]^2)" office:value-type="float" office:value="0.11466331387317">
            <text:p>0,1147</text:p>
          </table:table-cell>
          <table:table-cell table:formula="oooc:=ABS(([.D10]*[.$B$57]*[.$B$58])/(2*[.$B$59]*[.$B$60]*[.U10]*[.G10])*10000)" office:value-type="float" office:value="0.531086415312786">
            <text:p>0,5311</text:p>
          </table:table-cell>
          <table:table-cell table:formula="oooc:=[.W10]*SQRT(([.C10]/[.B10])^2+((0.1*[.G10])/[.G10])^2+([.E10]/[.D10])^2)" office:value-type="float" office:value="0.0534060307546633">
            <text:p>0,0534</text:p>
          </table:table-cell>
          <table:table-cell table:formula="oooc:=[.W10]/[.X10]^2" office:value-type="float" office:value="186.202106437086">
            <text:p>186,2021</text:p>
          </table:table-cell>
          <table:table-cell table:formula="oooc:=1/[.X10]^2" office:value-type="float" office:value="350.606042761273">
            <text:p>350,6060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.5">
            <text:p>55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11]+2*[.I11]+4*[.K11])/3" office:value-type="float" office:value="11.6363333333333">
            <text:p>11,6363</text:p>
          </table:table-cell>
          <table:table-cell table:style-name="ce8" table:formula="oooc:=STDEV([.H11];[.J11];[.L11])" office:value-type="float" office:value="0.184868421676968">
            <text:p>0,1849</text:p>
          </table:table-cell>
          <table:table-cell office:value-type="float" office:value="69300">
            <text:p>69300,0000</text:p>
          </table:table-cell>
          <table:table-cell table:style-name="ce7" table:formula="oooc:=2*PI()*1000000/[.F11]" office:value-type="float" office:value="90.6664546490561">
            <text:p>90,6665</text:p>
          </table:table-cell>
          <table:table-cell office:value-type="float" office:value="11.429">
            <text:p>11,4290</text:p>
          </table:table-cell>
          <table:table-cell office:value-type="float" office:value="5.848">
            <text:p>5,8480</text:p>
          </table:table-cell>
          <table:table-cell table:style-name="ce7" table:formula="oooc:=[.I11]*2" office:value-type="float" office:value="11.696">
            <text:p>11,6960</text:p>
          </table:table-cell>
          <table:table-cell table:style-name="ce11" office:value-type="float" office:value="2.946">
            <text:p>2,9460</text:p>
          </table:table-cell>
          <table:table-cell table:style-name="ce14" table:formula="oooc:=[.K11]*4" office:value-type="float" office:value="11.784">
            <text:p>11,7840</text:p>
          </table:table-cell>
          <table:covered-table-cell table:style-name="ce16" table:formula="oooc:=AVERAGE([.G11:.G21])" office:value-type="float" office:value="90.5631072922216">
            <text:p>90,5631</text:p>
          </table:covered-table-cell>
          <table:covered-table-cell table:style-name="ce17"/>
          <table:covered-table-cell table:number-columns-repeated="4"/>
          <table:covered-table-cell table:style-name="ce18" table:formula="oooc:=-[.Q11]/[.O11]" office:value-type="float" office:value="0">
            <text:p>#DIV/0!</text:p>
          </table:covered-table-cell>
          <table:covered-table-cell table:style-name="ce18" table:formula="oooc:=[.S11]*SQRT(([.P11]/[.O11])^2+([.R11]/[.Q11])^2)" office:value-type="float" office:value="0">
            <text:p>#DIV/0!</text:p>
          </table:covered-table-cell>
          <table:table-cell table:formula="oooc:=ABS([.B11]-[.$S$56])" office:value-type="float" office:value="9.03433629612033">
            <text:p>9,0343</text:p>
          </table:table-cell>
          <table:table-cell table:formula="oooc:=SQRT([.C11]^2+[.$S$58]^2)" office:value-type="float" office:value="0.11466331387317">
            <text:p>0,1147</text:p>
          </table:table-cell>
          <table:table-cell table:formula="oooc:=ABS(([.D11]*[.$B$57]*[.$B$58])/(2*[.$B$59]*[.$B$60]*[.U11]*[.G11])*10000)" office:value-type="float" office:value="0.522031380790185">
            <text:p>0,5220</text:p>
          </table:table-cell>
          <table:table-cell table:formula="oooc:=[.W11]*SQRT(([.C11]/[.B11])^2+((0.1*[.G11])/[.G11])^2+([.E11]/[.D11])^2)" office:value-type="float" office:value="0.0528579256753234">
            <text:p>0,0529</text:p>
          </table:table-cell>
          <table:table-cell table:formula="oooc:=[.W11]/[.X11]^2" office:value-type="float" office:value="186.842805010046">
            <text:p>186,8428</text:p>
          </table:table-cell>
          <table:table-cell table:formula="oooc:=1/[.X11]^2" office:value-type="float" office:value="357.914891490292">
            <text:p>357,9149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6" office:value-type="float" office:value="56">
            <text:p>56,0000</text:p>
          </table:table-cell>
          <table:table-cell table:style-name="ce7" office:value-type="float" office:value="0.01">
            <text:p>0,0100</text:p>
          </table:table-cell>
          <table:table-cell table:style-name="ce9" table:formula="oooc:=([.H12]+2*[.I12]+4*[.K12])/3" office:value-type="float" office:value="13.5196666666667">
            <text:p>13,5197</text:p>
          </table:table-cell>
          <table:table-cell table:style-name="ce8" table:formula="oooc:=STDEV([.H12];[.J12];[.L12])" office:value-type="float" office:value="0.236766410906051">
            <text:p>0,2368</text:p>
          </table:table-cell>
          <table:table-cell table:style-name="ce9" office:value-type="float" office:value="68100">
            <text:p>68100,0000</text:p>
          </table:table-cell>
          <table:table-cell table:style-name="ce7" table:formula="oooc:=2*PI()*1000000/[.F12]" office:value-type="float" office:value="92.264101427013">
            <text:p>92,2641</text:p>
          </table:table-cell>
          <table:table-cell table:style-name="ce9" office:value-type="float" office:value="13.793">
            <text:p>13,7930</text:p>
          </table:table-cell>
          <table:table-cell table:style-name="ce9" office:value-type="float" office:value="6.689">
            <text:p>6,6890</text:p>
          </table:table-cell>
          <table:table-cell table:style-name="ce7" table:formula="oooc:=[.I12]*2" office:value-type="float" office:value="13.378">
            <text:p>13,3780</text:p>
          </table:table-cell>
          <table:table-cell table:style-name="ce12" office:value-type="float" office:value="3.347">
            <text:p>3,3470</text:p>
          </table:table-cell>
          <table:table-cell table:style-name="ce14" table:formula="oooc:=[.K12]*4" office:value-type="float" office:value="13.388">
            <text:p>13,3880</text:p>
          </table:table-cell>
          <table:covered-table-cell table:style-name="ce16" table:formula="oooc:=AVERAGE([.G12:.G22])" office:value-type="float" office:value="90.5536032219212">
            <text:p>90,5536</text:p>
          </table:covered-table-cell>
          <table:covered-table-cell table:style-name="ce17"/>
          <table:covered-table-cell table:number-columns-repeated="4"/>
          <table:covered-table-cell table:style-name="ce18" table:formula="oooc:=-[.Q12]/[.O12]" office:value-type="float" office:value="0">
            <text:p>#DIV/0!</text:p>
          </table:covered-table-cell>
          <table:covered-table-cell table:style-name="ce18" table:formula="oooc:=[.S12]*SQRT(([.P12]/[.O12])^2+([.R12]/[.Q12])^2)" office:value-type="float" office:value="0">
            <text:p>#DIV/0!</text:p>
          </table:covered-table-cell>
          <table:table-cell table:formula="oooc:=ABS([.B12]-[.$S$56])" office:value-type="float" office:value="9.53433629612033">
            <text:p>9,5343</text:p>
          </table:table-cell>
          <table:table-cell table:formula="oooc:=SQRT([.C12]^2+[.$S$58]^2)" office:value-type="float" office:value="0.11466331387317">
            <text:p>0,1147</text:p>
          </table:table-cell>
          <table:table-cell table:formula="oooc:=ABS(([.D12]*[.$B$57]*[.$B$58])/(2*[.$B$59]*[.$B$60]*[.U12]*[.G12])*10000)" office:value-type="float" office:value="0.564762828614338">
            <text:p>0,5648</text:p>
          </table:table-cell>
          <table:table-cell table:formula="oooc:=[.W12]*SQRT(([.C12]/[.B12])^2+((0.1*[.G12])/[.G12])^2+([.E12]/[.D12])^2)" office:value-type="float" office:value="0.0573358838057619">
            <text:p>0,0573</text:p>
          </table:table-cell>
          <table:table-cell table:formula="oooc:=[.W12]/[.X12]^2" office:value-type="float" office:value="171.796013565562">
            <text:p>171,7960</text:p>
          </table:table-cell>
          <table:table-cell table:formula="oooc:=1/[.X12]^2" office:value-type="float" office:value="304.191431980515">
            <text:p>304,1914</text:p>
          </table:table-cell>
          <table:table-cell table:number-columns-repeated="230"/>
        </table:table-row>
        <table:table-row table:style-name="ro2">
          <table:table-cell table:style-name="ce2" office:value-type="string" table:number-columns-spanned="1" table:number-rows-spanned="11">
            <text:p>5V_2</text:p>
          </table:table-cell>
          <table:table-cell table:style-name="ce4" office:value-type="float" office:value="51">
            <text:p>51,0000</text:p>
          </table:table-cell>
          <table:table-cell table:style-name="ce7" office:value-type="float" office:value="0.01">
            <text:p>0,0100</text:p>
          </table:table-cell>
          <table:table-cell table:style-name="ce7" table:formula="oooc:=([.H13]+2*[.I13]+4*[.K13])/3" office:value-type="float" office:value="5.97833333333333">
            <text:p>5,9783</text:p>
          </table:table-cell>
          <table:table-cell table:style-name="ce7" table:formula="oooc:=STDEV([.H13];[.J13];[.L13])" office:value-type="float" office:value="0.20082911475514">
            <text:p>0,2008</text:p>
          </table:table-cell>
          <table:table-cell table:style-name="ce7" office:value-type="float" office:value="69800">
            <text:p>69800,0000</text:p>
          </table:table-cell>
          <table:table-cell table:style-name="ce7" table:formula="oooc:=2*PI()*1000000/[.F13]" office:value-type="float" office:value="90.0169814782176">
            <text:p>90,0170</text:p>
          </table:table-cell>
          <table:table-cell table:style-name="ce7" office:value-type="float" office:value="5.747">
            <text:p>5,7470</text:p>
          </table:table-cell>
          <table:table-cell table:style-name="ce7" office:value-type="float" office:value="3.04">
            <text:p>3,0400</text:p>
          </table:table-cell>
          <table:table-cell table:style-name="ce7" table:formula="oooc:=[.I13]*2" office:value-type="float" office:value="6.08">
            <text:p>6,0800</text:p>
          </table:table-cell>
          <table:table-cell table:style-name="ce10" office:value-type="float" office:value="1.527">
            <text:p>1,5270</text:p>
          </table:table-cell>
          <table:table-cell table:style-name="ce13" table:formula="oooc:=[.K13]*4" office:value-type="float" office:value="6.108">
            <text:p>6,1080</text:p>
          </table:table-cell>
          <table:table-cell table:style-name="ce16" table:formula="oooc:=AVERAGE([.G13:.G23])" office:value-type="float" office:value="90.5486794499316" table:number-columns-spanned="1" table:number-rows-spanned="11">
            <text:p>90,5487</text:p>
          </table:table-cell>
          <table:table-cell table:style-name="ce16" table:formula="oooc:=STDEV([.G13:.G23])" office:value-type="float" office:value="0.584179541395256" table:number-columns-spanned="1" table:number-rows-spanned="11">
            <text:p>0,5842</text:p>
          </table:table-cell>
          <table:table-cell table:style-name="ce18" office:value-type="float" office:value="1.353" table:number-columns-spanned="1" table:number-rows-spanned="11">
            <text:p>1,3530</text:p>
          </table:table-cell>
          <table:table-cell table:style-name="ce18" office:value-type="float" office:value="0.0125" table:number-columns-spanned="1" table:number-rows-spanned="11">
            <text:p>0,0125</text:p>
          </table:table-cell>
          <table:table-cell table:style-name="ce18" office:value-type="float" office:value="-63.21" table:number-columns-spanned="1" table:number-rows-spanned="11">
            <text:p>-63,2100</text:p>
          </table:table-cell>
          <table:table-cell table:style-name="ce18" office:value-type="float" office:value="0.6791" table:number-columns-spanned="1" table:number-rows-spanned="11">
            <text:p>0,6791</text:p>
          </table:table-cell>
          <table:table-cell table:style-name="ce18" table:formula="oooc:=-[.Q13]/[.O13]" office:value-type="float" office:value="46.7184035476718" table:number-columns-spanned="1" table:number-rows-spanned="11">
            <text:p>46,7184</text:p>
          </table:table-cell>
          <table:table-cell table:style-name="ce18" table:formula="oooc:=[.S13]*SQRT(([.P13]/[.O13])^2+([.R13]/[.Q13])^2)" office:value-type="float" office:value="0.661981883679572" table:number-columns-spanned="1" table:number-rows-spanned="11">
            <text:p>0,6620</text:p>
          </table:table-cell>
          <table:table-cell table:formula="oooc:=ABS([.B13]-[.$S$56])" office:value-type="float" office:value="4.53433629612033">
            <text:p>4,5343</text:p>
          </table:table-cell>
          <table:table-cell table:formula="oooc:=SQRT([.C13]^2+[.$S$58]^2)" office:value-type="float" office:value="0.11466331387317">
            <text:p>0,1147</text:p>
          </table:table-cell>
          <table:table-cell table:formula="oooc:=ABS(([.D13]*[.$B$57]*[.$B$58])/(2*[.$B$59]*[.$B$60]*[.U13]*[.G13])*10000)" office:value-type="float" office:value="0.538226772847353">
            <text:p>0,5382</text:p>
          </table:table-cell>
          <table:table-cell table:formula="oooc:=[.W13]*SQRT(([.C13]/[.B13])^2+((0.1*[.G13])/[.G13])^2+([.E13]/[.D13])^2)" office:value-type="float" office:value="0.0567785023397612">
            <text:p>0,0568</text:p>
          </table:table-cell>
          <table:table-cell table:formula="oooc:=[.W13]/[.X13]^2" office:value-type="float" office:value="166.954231653266">
            <text:p>166,9542</text:p>
          </table:table-cell>
          <table:table-cell table:formula="oooc:=1/[.X13]^2" office:value-type="float" office:value="310.19310089321">
            <text:p>310,193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1.5">
            <text:p>51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14]+2*[.I14]+4*[.K14])/3" office:value-type="float" office:value="7.269">
            <text:p>7,2690</text:p>
          </table:table-cell>
          <table:table-cell table:style-name="ce8" table:formula="oooc:=STDEV([.H14];[.J14];[.L14])" office:value-type="float" office:value="0.099060587520971">
            <text:p>0,0991</text:p>
          </table:table-cell>
          <table:table-cell office:value-type="float" office:value="69350">
            <text:p>69350,0000</text:p>
          </table:table-cell>
          <table:table-cell table:style-name="ce7" table:formula="oooc:=2*PI()*1000000/[.F14]" office:value-type="float" office:value="90.6010859002103">
            <text:p>90,6011</text:p>
          </table:table-cell>
          <table:table-cell office:value-type="float" office:value="7.273">
            <text:p>7,2730</text:p>
          </table:table-cell>
          <table:table-cell office:value-type="float" office:value="3.683">
            <text:p>3,6830</text:p>
          </table:table-cell>
          <table:table-cell table:style-name="ce7" table:formula="oooc:=[.I14]*2" office:value-type="float" office:value="7.366">
            <text:p>7,3660</text:p>
          </table:table-cell>
          <table:table-cell table:style-name="ce11" office:value-type="float" office:value="1.792">
            <text:p>1,7920</text:p>
          </table:table-cell>
          <table:table-cell table:style-name="ce14" table:formula="oooc:=[.K14]*4" office:value-type="float" office:value="7.168">
            <text:p>7,1680</text:p>
          </table:table-cell>
          <table:covered-table-cell table:style-name="ce16" table:formula="oooc:=AVERAGE([.G14:.G24])" office:value-type="float" office:value="90.6918286386062">
            <text:p>90,6918</text:p>
          </table:covered-table-cell>
          <table:covered-table-cell table:style-name="ce17"/>
          <table:covered-table-cell table:number-columns-repeated="4"/>
          <table:covered-table-cell table:style-name="ce18" table:formula="oooc:=-[.Q14]/[.O14]" office:value-type="float" office:value="0">
            <text:p>#DIV/0!</text:p>
          </table:covered-table-cell>
          <table:covered-table-cell table:style-name="ce18" table:formula="oooc:=[.S14]*SQRT(([.P14]/[.O14])^2+([.R14]/[.Q14])^2)" office:value-type="float" office:value="0">
            <text:p>#DIV/0!</text:p>
          </table:covered-table-cell>
          <table:table-cell table:formula="oooc:=ABS([.B14]-[.$S$56])" office:value-type="float" office:value="5.03433629612033">
            <text:p>5,0343</text:p>
          </table:table-cell>
          <table:table-cell table:formula="oooc:=SQRT([.C14]^2+[.$S$58]^2)" office:value-type="float" office:value="0.11466331387317">
            <text:p>0,1147</text:p>
          </table:table-cell>
          <table:table-cell table:formula="oooc:=ABS(([.D14]*[.$B$57]*[.$B$58])/(2*[.$B$59]*[.$B$60]*[.U14]*[.G14])*10000)" office:value-type="float" office:value="0.585628745885296">
            <text:p>0,5856</text:p>
          </table:table-cell>
          <table:table-cell table:formula="oooc:=[.W14]*SQRT(([.C14]/[.B14])^2+((0.1*[.G14])/[.G14])^2+([.E14]/[.D14])^2)" office:value-type="float" office:value="0.0591042893689234">
            <text:p>0,0591</text:p>
          </table:table-cell>
          <table:table-cell table:formula="oooc:=[.W14]/[.X14]^2" office:value-type="float" office:value="167.642599348922">
            <text:p>167,6426</text:p>
          </table:table-cell>
          <table:table-cell table:formula="oooc:=1/[.X14]^2" office:value-type="float" office:value="286.260878631386">
            <text:p>286,2609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">
            <text:p>52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15]+2*[.I15]+4*[.K15])/3" office:value-type="float" office:value="7.22366666666667">
            <text:p>7,2237</text:p>
          </table:table-cell>
          <table:table-cell table:style-name="ce8" table:formula="oooc:=STDEV([.H15];[.J15];[.L15])" office:value-type="float" office:value="0.0441172679722275">
            <text:p>0,0441</text:p>
          </table:table-cell>
          <table:table-cell office:value-type="float" office:value="69760">
            <text:p>69760,0000</text:p>
          </table:table-cell>
          <table:table-cell table:style-name="ce7" table:formula="oooc:=2*PI()*1000000/[.F15]" office:value-type="float" office:value="90.0685967198908">
            <text:p>90,0686</text:p>
          </table:table-cell>
          <table:table-cell office:value-type="float" office:value="7.273">
            <text:p>7,2730</text:p>
          </table:table-cell>
          <table:table-cell office:value-type="float" office:value="3.605">
            <text:p>3,6050</text:p>
          </table:table-cell>
          <table:table-cell table:style-name="ce7" table:formula="oooc:=[.I15]*2" office:value-type="float" office:value="7.21">
            <text:p>7,2100</text:p>
          </table:table-cell>
          <table:table-cell table:style-name="ce11" office:value-type="float" office:value="1.797">
            <text:p>1,7970</text:p>
          </table:table-cell>
          <table:table-cell table:style-name="ce14" table:formula="oooc:=[.K15]*4" office:value-type="float" office:value="7.188">
            <text:p>7,1880</text:p>
          </table:table-cell>
          <table:covered-table-cell table:style-name="ce16" table:formula="oooc:=AVERAGE([.G15:.G25])" office:value-type="float" office:value="90.7818774252814">
            <text:p>90,7819</text:p>
          </table:covered-table-cell>
          <table:covered-table-cell table:style-name="ce17"/>
          <table:covered-table-cell table:number-columns-repeated="4"/>
          <table:covered-table-cell table:style-name="ce18" table:formula="oooc:=-[.Q15]/[.O15]" office:value-type="float" office:value="0">
            <text:p>#DIV/0!</text:p>
          </table:covered-table-cell>
          <table:covered-table-cell table:style-name="ce18" table:formula="oooc:=[.S15]*SQRT(([.P15]/[.O15])^2+([.R15]/[.Q15])^2)" office:value-type="float" office:value="0">
            <text:p>#DIV/0!</text:p>
          </table:covered-table-cell>
          <table:table-cell table:formula="oooc:=ABS([.B15]-[.$S$56])" office:value-type="float" office:value="5.53433629612033">
            <text:p>5,5343</text:p>
          </table:table-cell>
          <table:table-cell table:formula="oooc:=SQRT([.C15]^2+[.$S$58]^2)" office:value-type="float" office:value="0.11466331387317">
            <text:p>0,1147</text:p>
          </table:table-cell>
          <table:table-cell table:formula="oooc:=ABS(([.D15]*[.$B$57]*[.$B$58])/(2*[.$B$59]*[.$B$60]*[.U15]*[.G15])*10000)" office:value-type="float" office:value="0.532527572235321">
            <text:p>0,5325</text:p>
          </table:table-cell>
          <table:table-cell table:formula="oooc:=[.W15]*SQRT(([.C15]/[.B15])^2+((0.1*[.G15])/[.G15])^2+([.E15]/[.D15])^2)" office:value-type="float" office:value="0.0533520778634564">
            <text:p>0,0534</text:p>
          </table:table-cell>
          <table:table-cell table:formula="oooc:=[.W15]/[.X15]^2" office:value-type="float" office:value="187.085195601282">
            <text:p>187,0852</text:p>
          </table:table-cell>
          <table:table-cell table:formula="oooc:=1/[.X15]^2" office:value-type="float" office:value="351.315509948112">
            <text:p>351,3155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.5">
            <text:p>52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16]+2*[.I16]+4*[.K16])/3" office:value-type="float" office:value="7.50566666666667">
            <text:p>7,5057</text:p>
          </table:table-cell>
          <table:table-cell table:style-name="ce8" table:formula="oooc:=STDEV([.H16];[.J16];[.L16])" office:value-type="float" office:value="0.0845951141221129">
            <text:p>0,0846</text:p>
          </table:table-cell>
          <table:table-cell office:value-type="float" office:value="69520">
            <text:p>69520,0000</text:p>
          </table:table-cell>
          <table:table-cell table:style-name="ce7" table:formula="oooc:=2*PI()*1000000/[.F16]" office:value-type="float" office:value="90.3795354887743">
            <text:p>90,3795</text:p>
          </table:table-cell>
          <table:table-cell office:value-type="float" office:value="7.553">
            <text:p>7,5530</text:p>
          </table:table-cell>
          <table:table-cell office:value-type="float" office:value="3.704">
            <text:p>3,7040</text:p>
          </table:table-cell>
          <table:table-cell table:style-name="ce7" table:formula="oooc:=[.I16]*2" office:value-type="float" office:value="7.408">
            <text:p>7,4080</text:p>
          </table:table-cell>
          <table:table-cell table:style-name="ce11" office:value-type="float" office:value="1.889">
            <text:p>1,8890</text:p>
          </table:table-cell>
          <table:table-cell table:style-name="ce14" table:formula="oooc:=[.K16]*4" office:value-type="float" office:value="7.556">
            <text:p>7,5560</text:p>
          </table:table-cell>
          <table:covered-table-cell table:style-name="ce16" table:formula="oooc:=AVERAGE([.G16:.G26])" office:value-type="float" office:value="90.8961293450107">
            <text:p>90,8961</text:p>
          </table:covered-table-cell>
          <table:covered-table-cell table:style-name="ce17"/>
          <table:covered-table-cell table:number-columns-repeated="4"/>
          <table:covered-table-cell table:style-name="ce18" table:formula="oooc:=-[.Q16]/[.O16]" office:value-type="float" office:value="0">
            <text:p>#DIV/0!</text:p>
          </table:covered-table-cell>
          <table:covered-table-cell table:style-name="ce18" table:formula="oooc:=[.S16]*SQRT(([.P16]/[.O16])^2+([.R16]/[.Q16])^2)" office:value-type="float" office:value="0">
            <text:p>#DIV/0!</text:p>
          </table:covered-table-cell>
          <table:table-cell table:formula="oooc:=ABS([.B16]-[.$S$56])" office:value-type="float" office:value="6.03433629612033">
            <text:p>6,0343</text:p>
          </table:table-cell>
          <table:table-cell table:formula="oooc:=SQRT([.C16]^2+[.$S$58]^2)" office:value-type="float" office:value="0.11466331387317">
            <text:p>0,1147</text:p>
          </table:table-cell>
          <table:table-cell table:formula="oooc:=ABS(([.D16]*[.$B$57]*[.$B$58])/(2*[.$B$59]*[.$B$60]*[.U16]*[.G16])*10000)" office:value-type="float" office:value="0.505723344913455">
            <text:p>0,5057</text:p>
          </table:table-cell>
          <table:table-cell table:formula="oooc:=[.W16]*SQRT(([.C16]/[.B16])^2+((0.1*[.G16])/[.G16])^2+([.E16]/[.D16])^2)" office:value-type="float" office:value="0.0508926263843945">
            <text:p>0,0509</text:p>
          </table:table-cell>
          <table:table-cell table:formula="oooc:=[.W16]/[.X16]^2" office:value-type="float" office:value="195.255499140082">
            <text:p>195,2555</text:p>
          </table:table-cell>
          <table:table-cell table:formula="oooc:=1/[.X16]^2" office:value-type="float" office:value="386.091528310793">
            <text:p>386,0915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">
            <text:p>53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17]+2*[.I17]+4*[.K17])/3" office:value-type="float" office:value="8.02966666666667">
            <text:p>8,0297</text:p>
          </table:table-cell>
          <table:table-cell table:style-name="ce8" table:formula="oooc:=STDEV([.H17];[.J17];[.L17])" office:value-type="float" office:value="0.0685297988712451">
            <text:p>0,0685</text:p>
          </table:table-cell>
          <table:table-cell office:value-type="float" office:value="69460">
            <text:p>69460,0000</text:p>
          </table:table-cell>
          <table:table-cell table:style-name="ce7" table:formula="oooc:=2*PI()*1000000/[.F17]" office:value-type="float" office:value="90.45760591966">
            <text:p>90,4576</text:p>
          </table:table-cell>
          <table:table-cell office:value-type="float" office:value="8.097">
            <text:p>8,0970</text:p>
          </table:table-cell>
          <table:table-cell office:value-type="float" office:value="4.016">
            <text:p>4,0160</text:p>
          </table:table-cell>
          <table:table-cell table:style-name="ce7" table:formula="oooc:=[.I17]*2" office:value-type="float" office:value="8.032">
            <text:p>8,0320</text:p>
          </table:table-cell>
          <table:table-cell table:style-name="ce11" office:value-type="float" office:value="1.99">
            <text:p>1,9900</text:p>
          </table:table-cell>
          <table:table-cell table:style-name="ce14" table:formula="oooc:=[.K17]*4" office:value-type="float" office:value="7.96">
            <text:p>7,9600</text:p>
          </table:table-cell>
          <table:covered-table-cell table:style-name="ce16" table:formula="oooc:=AVERAGE([.G17:.G27])" office:value-type="float" office:value="90.9941989746267">
            <text:p>90,9942</text:p>
          </table:covered-table-cell>
          <table:covered-table-cell table:style-name="ce17"/>
          <table:covered-table-cell table:number-columns-repeated="4"/>
          <table:covered-table-cell table:style-name="ce18" table:formula="oooc:=-[.Q17]/[.O17]" office:value-type="float" office:value="0">
            <text:p>#DIV/0!</text:p>
          </table:covered-table-cell>
          <table:covered-table-cell table:style-name="ce18" table:formula="oooc:=[.S17]*SQRT(([.P17]/[.O17])^2+([.R17]/[.Q17])^2)" office:value-type="float" office:value="0">
            <text:p>#DIV/0!</text:p>
          </table:covered-table-cell>
          <table:table-cell table:formula="oooc:=ABS([.B17]-[.$S$56])" office:value-type="float" office:value="6.53433629612033">
            <text:p>6,5343</text:p>
          </table:table-cell>
          <table:table-cell table:formula="oooc:=SQRT([.C17]^2+[.$S$58]^2)" office:value-type="float" office:value="0.11466331387317">
            <text:p>0,1147</text:p>
          </table:table-cell>
          <table:table-cell table:formula="oooc:=ABS(([.D17]*[.$B$57]*[.$B$58])/(2*[.$B$59]*[.$B$60]*[.U17]*[.G17])*10000)" office:value-type="float" office:value="0.499199669224662">
            <text:p>0,4992</text:p>
          </table:table-cell>
          <table:table-cell table:formula="oooc:=[.W17]*SQRT(([.C17]/[.B17])^2+((0.1*[.G17])/[.G17])^2+([.E17]/[.D17])^2)" office:value-type="float" office:value="0.050101531578003">
            <text:p>0,0501</text:p>
          </table:table-cell>
          <table:table-cell table:formula="oooc:=[.W17]/[.X17]^2" office:value-type="float" office:value="198.871378655009">
            <text:p>198,8714</text:p>
          </table:table-cell>
          <table:table-cell table:formula="oooc:=1/[.X17]^2" office:value-type="float" office:value="398.380429546135">
            <text:p>398,3804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.5">
            <text:p>53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18]+2*[.I18]+4*[.K18])/3" office:value-type="float" office:value="8.68066666666667">
            <text:p>8,6807</text:p>
          </table:table-cell>
          <table:table-cell table:style-name="ce8" table:formula="oooc:=STDEV([.H18];[.J18];[.L18])" office:value-type="float" office:value="0.0722311105641696">
            <text:p>0,0722</text:p>
          </table:table-cell>
          <table:table-cell office:value-type="float" office:value="69450">
            <text:p>69450,0000</text:p>
          </table:table-cell>
          <table:table-cell table:style-name="ce7" table:formula="oooc:=2*PI()*1000000/[.F18]" office:value-type="float" office:value="90.4706307729242">
            <text:p>90,4706</text:p>
          </table:table-cell>
          <table:table-cell office:value-type="float" office:value="8.696">
            <text:p>8,6960</text:p>
          </table:table-cell>
          <table:table-cell office:value-type="float" office:value="4.301">
            <text:p>4,3010</text:p>
          </table:table-cell>
          <table:table-cell table:style-name="ce7" table:formula="oooc:=[.I18]*2" office:value-type="float" office:value="8.602">
            <text:p>8,6020</text:p>
          </table:table-cell>
          <table:table-cell table:style-name="ce11" office:value-type="float" office:value="2.186">
            <text:p>2,1860</text:p>
          </table:table-cell>
          <table:table-cell table:style-name="ce14" table:formula="oooc:=[.K18]*4" office:value-type="float" office:value="8.744">
            <text:p>8,7440</text:p>
          </table:table-cell>
          <table:covered-table-cell table:style-name="ce16" table:formula="oooc:=AVERAGE([.G18:.G28])" office:value-type="float" office:value="91.0900150972013">
            <text:p>91,0900</text:p>
          </table:covered-table-cell>
          <table:covered-table-cell table:style-name="ce17"/>
          <table:covered-table-cell table:number-columns-repeated="4"/>
          <table:covered-table-cell table:style-name="ce18" table:formula="oooc:=-[.Q18]/[.O18]" office:value-type="float" office:value="0">
            <text:p>#DIV/0!</text:p>
          </table:covered-table-cell>
          <table:covered-table-cell table:style-name="ce18" table:formula="oooc:=[.S18]*SQRT(([.P18]/[.O18])^2+([.R18]/[.Q18])^2)" office:value-type="float" office:value="0">
            <text:p>#DIV/0!</text:p>
          </table:covered-table-cell>
          <table:table-cell table:formula="oooc:=ABS([.B18]-[.$S$56])" office:value-type="float" office:value="7.03433629612033">
            <text:p>7,0343</text:p>
          </table:table-cell>
          <table:table-cell table:formula="oooc:=SQRT([.C18]^2+[.$S$58]^2)" office:value-type="float" office:value="0.11466331387317">
            <text:p>0,1147</text:p>
          </table:table-cell>
          <table:table-cell table:formula="oooc:=ABS(([.D18]*[.$B$57]*[.$B$58])/(2*[.$B$59]*[.$B$60]*[.U18]*[.G18])*10000)" office:value-type="float" office:value="0.501239949916259">
            <text:p>0,5012</text:p>
          </table:table-cell>
          <table:table-cell table:formula="oooc:=[.W18]*SQRT(([.C18]/[.B18])^2+((0.1*[.G18])/[.G18])^2+([.E18]/[.D18])^2)" office:value-type="float" office:value="0.0502973063502302">
            <text:p>0,0503</text:p>
          </table:table-cell>
          <table:table-cell table:formula="oooc:=[.W18]/[.X18]^2" office:value-type="float" office:value="198.132729949135">
            <text:p>198,1327</text:p>
          </table:table-cell>
          <table:table-cell table:formula="oooc:=1/[.X18]^2" office:value-type="float" office:value="395.285192216297">
            <text:p>395,285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">
            <text:p>54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19]+2*[.I19]+4*[.K19])/3" office:value-type="float" office:value="9.88466666666667">
            <text:p>9,8847</text:p>
          </table:table-cell>
          <table:table-cell table:style-name="ce8" table:formula="oooc:=STDEV([.H19];[.J19];[.L19])" office:value-type="float" office:value="0.0741979334842506">
            <text:p>0,0742</text:p>
          </table:table-cell>
          <table:table-cell office:value-type="float" office:value="69620">
            <text:p>69620,0000</text:p>
          </table:table-cell>
          <table:table-cell table:style-name="ce7" table:formula="oooc:=2*PI()*1000000/[.F19]" office:value-type="float" office:value="90.24971713846">
            <text:p>90,2497</text:p>
          </table:table-cell>
          <table:table-cell office:value-type="float" office:value="9.95">
            <text:p>9,9500</text:p>
          </table:table-cell>
          <table:table-cell office:value-type="float" office:value="4.902">
            <text:p>4,9020</text:p>
          </table:table-cell>
          <table:table-cell table:style-name="ce7" table:formula="oooc:=[.I19]*2" office:value-type="float" office:value="9.804">
            <text:p>9,8040</text:p>
          </table:table-cell>
          <table:table-cell table:style-name="ce11" office:value-type="float" office:value="2.475">
            <text:p>2,4750</text:p>
          </table:table-cell>
          <table:table-cell table:style-name="ce14" table:formula="oooc:=[.K19]*4" office:value-type="float" office:value="9.9">
            <text:p>9,9000</text:p>
          </table:table-cell>
          <table:covered-table-cell table:style-name="ce16" table:formula="oooc:=AVERAGE([.G19:.G29])" office:value-type="float" office:value="91.1979967531865">
            <text:p>91,1980</text:p>
          </table:covered-table-cell>
          <table:covered-table-cell table:style-name="ce17"/>
          <table:covered-table-cell table:number-columns-repeated="4"/>
          <table:covered-table-cell table:style-name="ce18" table:formula="oooc:=-[.Q19]/[.O19]" office:value-type="float" office:value="0">
            <text:p>#DIV/0!</text:p>
          </table:covered-table-cell>
          <table:covered-table-cell table:style-name="ce18" table:formula="oooc:=[.S19]*SQRT(([.P19]/[.O19])^2+([.R19]/[.Q19])^2)" office:value-type="float" office:value="0">
            <text:p>#DIV/0!</text:p>
          </table:covered-table-cell>
          <table:table-cell table:formula="oooc:=ABS([.B19]-[.$S$56])" office:value-type="float" office:value="7.53433629612033">
            <text:p>7,5343</text:p>
          </table:table-cell>
          <table:table-cell table:formula="oooc:=SQRT([.C19]^2+[.$S$58]^2)" office:value-type="float" office:value="0.11466331387317">
            <text:p>0,1147</text:p>
          </table:table-cell>
          <table:table-cell table:formula="oooc:=ABS(([.D19]*[.$B$57]*[.$B$58])/(2*[.$B$59]*[.$B$60]*[.U19]*[.G19])*10000)" office:value-type="float" office:value="0.534188484248562">
            <text:p>0,5342</text:p>
          </table:table-cell>
          <table:table-cell table:formula="oooc:=[.W19]*SQRT(([.C19]/[.B19])^2+((0.1*[.G19])/[.G19])^2+([.E19]/[.D19])^2)" office:value-type="float" office:value="0.053569224063974">
            <text:p>0,0536</text:p>
          </table:table-cell>
          <table:table-cell table:formula="oooc:=[.W19]/[.X19]^2" office:value-type="float" office:value="186.150329779533">
            <text:p>186,1503</text:p>
          </table:table-cell>
          <table:table-cell table:formula="oooc:=1/[.X19]^2" office:value-type="float" office:value="348.473123754041">
            <text:p>348,473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.5">
            <text:p>54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20]+2*[.I20]+4*[.K20])/3" office:value-type="float" office:value="10.7123333333333">
            <text:p>10,7123</text:p>
          </table:table-cell>
          <table:table-cell table:style-name="ce8" table:formula="oooc:=STDEV([.H20];[.J20];[.L20])" office:value-type="float" office:value="0.222729282613071">
            <text:p>0,2227</text:p>
          </table:table-cell>
          <table:table-cell office:value-type="float" office:value="69400">
            <text:p>69400,0000</text:p>
          </table:table-cell>
          <table:table-cell table:style-name="ce7" table:formula="oooc:=2*PI()*1000000/[.F20]" office:value-type="float" office:value="90.5358113426453">
            <text:p>90,5358</text:p>
          </table:table-cell>
          <table:table-cell office:value-type="float" office:value="10.929">
            <text:p>10,9290</text:p>
          </table:table-cell>
          <table:table-cell office:value-type="float" office:value="5.362">
            <text:p>5,3620</text:p>
          </table:table-cell>
          <table:table-cell table:style-name="ce7" table:formula="oooc:=[.I20]*2" office:value-type="float" office:value="10.724">
            <text:p>10,7240</text:p>
          </table:table-cell>
          <table:table-cell table:style-name="ce11" office:value-type="float" office:value="2.621">
            <text:p>2,6210</text:p>
          </table:table-cell>
          <table:table-cell table:style-name="ce14" table:formula="oooc:=[.K20]*4" office:value-type="float" office:value="10.484">
            <text:p>10,4840</text:p>
          </table:table-cell>
          <table:covered-table-cell table:style-name="ce16" table:formula="oooc:=AVERAGE([.G20:.G30])" office:value-type="float" office:value="91.3018212211673">
            <text:p>91,3018</text:p>
          </table:covered-table-cell>
          <table:covered-table-cell table:style-name="ce17"/>
          <table:covered-table-cell table:number-columns-repeated="4"/>
          <table:covered-table-cell table:style-name="ce18" table:formula="oooc:=-[.Q20]/[.O20]" office:value-type="float" office:value="0">
            <text:p>#DIV/0!</text:p>
          </table:covered-table-cell>
          <table:covered-table-cell table:style-name="ce18" table:formula="oooc:=[.S20]*SQRT(([.P20]/[.O20])^2+([.R20]/[.Q20])^2)" office:value-type="float" office:value="0">
            <text:p>#DIV/0!</text:p>
          </table:covered-table-cell>
          <table:table-cell table:formula="oooc:=ABS([.B20]-[.$S$56])" office:value-type="float" office:value="8.03433629612033">
            <text:p>8,0343</text:p>
          </table:table-cell>
          <table:table-cell table:formula="oooc:=SQRT([.C20]^2+[.$S$58]^2)" office:value-type="float" office:value="0.11466331387317">
            <text:p>0,1147</text:p>
          </table:table-cell>
          <table:table-cell table:formula="oooc:=ABS(([.D20]*[.$B$57]*[.$B$58])/(2*[.$B$59]*[.$B$60]*[.U20]*[.G20])*10000)" office:value-type="float" office:value="0.541174117309847">
            <text:p>0,5412</text:p>
          </table:table-cell>
          <table:table-cell table:formula="oooc:=[.W20]*SQRT(([.C20]/[.B20])^2+((0.1*[.G20])/[.G20])^2+([.E20]/[.D20])^2)" office:value-type="float" office:value="0.055274876101107">
            <text:p>0,0553</text:p>
          </table:table-cell>
          <table:table-cell table:formula="oooc:=[.W20]/[.X20]^2" office:value-type="float" office:value="177.125652000248">
            <text:p>177,1257</text:p>
          </table:table-cell>
          <table:table-cell table:formula="oooc:=1/[.X20]^2" office:value-type="float" office:value="327.298823677548">
            <text:p>327,2988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">
            <text:p>55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21]+2*[.I21]+4*[.K21])/3" office:value-type="float" office:value="11.1936666666667">
            <text:p>11,1937</text:p>
          </table:table-cell>
          <table:table-cell table:style-name="ce8" table:formula="oooc:=STDEV([.H21];[.J21];[.L21])" office:value-type="float" office:value="0.0178978583448787">
            <text:p>0,0179</text:p>
          </table:table-cell>
          <table:table-cell office:value-type="float" office:value="69440">
            <text:p>69440,0000</text:p>
          </table:table-cell>
          <table:table-cell table:style-name="ce7" table:formula="oooc:=2*PI()*1000000/[.F21]" office:value-type="float" office:value="90.4836593775862">
            <text:p>90,4837</text:p>
          </table:table-cell>
          <table:table-cell office:value-type="float" office:value="11.173">
            <text:p>11,1730</text:p>
          </table:table-cell>
          <table:table-cell office:value-type="float" office:value="5.602">
            <text:p>5,6020</text:p>
          </table:table-cell>
          <table:table-cell table:style-name="ce7" table:formula="oooc:=[.I21]*2" office:value-type="float" office:value="11.204">
            <text:p>11,2040</text:p>
          </table:table-cell>
          <table:table-cell table:style-name="ce11" office:value-type="float" office:value="2.801">
            <text:p>2,8010</text:p>
          </table:table-cell>
          <table:table-cell table:style-name="ce14" table:formula="oooc:=[.K21]*4" office:value-type="float" office:value="11.204">
            <text:p>11,2040</text:p>
          </table:table-cell>
          <table:covered-table-cell table:style-name="ce16" table:formula="oooc:=AVERAGE([.G21:.G31])" office:value-type="float" office:value="91.3844738849669">
            <text:p>91,3845</text:p>
          </table:covered-table-cell>
          <table:covered-table-cell table:style-name="ce17"/>
          <table:covered-table-cell table:number-columns-repeated="4"/>
          <table:covered-table-cell table:style-name="ce18" table:formula="oooc:=-[.Q21]/[.O21]" office:value-type="float" office:value="0">
            <text:p>#DIV/0!</text:p>
          </table:covered-table-cell>
          <table:covered-table-cell table:style-name="ce18" table:formula="oooc:=[.S21]*SQRT(([.P21]/[.O21])^2+([.R21]/[.Q21])^2)" office:value-type="float" office:value="0">
            <text:p>#DIV/0!</text:p>
          </table:covered-table-cell>
          <table:table-cell table:formula="oooc:=ABS([.B21]-[.$S$56])" office:value-type="float" office:value="8.53433629612033">
            <text:p>8,5343</text:p>
          </table:table-cell>
          <table:table-cell table:formula="oooc:=SQRT([.C21]^2+[.$S$58]^2)" office:value-type="float" office:value="0.11466331387317">
            <text:p>0,1147</text:p>
          </table:table-cell>
          <table:table-cell table:formula="oooc:=ABS(([.D21]*[.$B$57]*[.$B$58])/(2*[.$B$59]*[.$B$60]*[.U21]*[.G21])*10000)" office:value-type="float" office:value="0.532667015979087">
            <text:p>0,5327</text:p>
          </table:table-cell>
          <table:table-cell table:formula="oooc:=[.W21]*SQRT(([.C21]/[.B21])^2+((0.1*[.G21])/[.G21])^2+([.E21]/[.D21])^2)" office:value-type="float" office:value="0.0532735981935148">
            <text:p>0,0533</text:p>
          </table:table-cell>
          <table:table-cell table:formula="oooc:=[.W21]/[.X21]^2" office:value-type="float" office:value="187.685941581249">
            <text:p>187,6859</text:p>
          </table:table-cell>
          <table:table-cell table:formula="oooc:=1/[.X21]^2" office:value-type="float" office:value="352.351348874619">
            <text:p>352,3513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.5">
            <text:p>55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22]+2*[.I22]+4*[.K22])/3" office:value-type="float" office:value="12.6596666666667">
            <text:p>12,6597</text:p>
          </table:table-cell>
          <table:table-cell table:style-name="ce8" table:formula="oooc:=STDEV([.H22];[.J22];[.L22])" office:value-type="float" office:value="0.139722343715432">
            <text:p>0,1397</text:p>
          </table:table-cell>
          <table:table-cell office:value-type="float" office:value="69380">
            <text:p>69380,0000</text:p>
          </table:table-cell>
          <table:table-cell table:style-name="ce7" table:formula="oooc:=2*PI()*1000000/[.F22]" office:value-type="float" office:value="90.5619098757507">
            <text:p>90,5619</text:p>
          </table:table-cell>
          <table:table-cell office:value-type="float" office:value="12.821">
            <text:p>12,8210</text:p>
          </table:table-cell>
          <table:table-cell office:value-type="float" office:value="6.289">
            <text:p>6,2890</text:p>
          </table:table-cell>
          <table:table-cell table:style-name="ce7" table:formula="oooc:=[.I22]*2" office:value-type="float" office:value="12.578">
            <text:p>12,5780</text:p>
          </table:table-cell>
          <table:table-cell table:style-name="ce11" office:value-type="float" office:value="3.145">
            <text:p>3,1450</text:p>
          </table:table-cell>
          <table:table-cell table:style-name="ce14" table:formula="oooc:=[.K22]*4" office:value-type="float" office:value="12.58">
            <text:p>12,5800</text:p>
          </table:table-cell>
          <table:covered-table-cell table:style-name="ce16" table:formula="oooc:=AVERAGE([.G22:.G32])" office:value-type="float" office:value="91.4621997417847">
            <text:p>91,4622</text:p>
          </table:covered-table-cell>
          <table:covered-table-cell table:style-name="ce17"/>
          <table:covered-table-cell table:number-columns-repeated="4"/>
          <table:covered-table-cell table:style-name="ce18" table:formula="oooc:=-[.Q22]/[.O22]" office:value-type="float" office:value="0">
            <text:p>#DIV/0!</text:p>
          </table:covered-table-cell>
          <table:covered-table-cell table:style-name="ce18" table:formula="oooc:=[.S22]*SQRT(([.P22]/[.O22])^2+([.R22]/[.Q22])^2)" office:value-type="float" office:value="0">
            <text:p>#DIV/0!</text:p>
          </table:covered-table-cell>
          <table:table-cell table:formula="oooc:=ABS([.B22]-[.$S$56])" office:value-type="float" office:value="9.03433629612033">
            <text:p>9,0343</text:p>
          </table:table-cell>
          <table:table-cell table:formula="oooc:=SQRT([.C22]^2+[.$S$58]^2)" office:value-type="float" office:value="0.11466331387317">
            <text:p>0,1147</text:p>
          </table:table-cell>
          <table:table-cell table:formula="oooc:=ABS(([.D22]*[.$B$57]*[.$B$58])/(2*[.$B$59]*[.$B$60]*[.U22]*[.G22])*10000)" office:value-type="float" office:value="0.568595984806546">
            <text:p>0,5686</text:p>
          </table:table-cell>
          <table:table-cell table:formula="oooc:=[.W22]*SQRT(([.C22]/[.B22])^2+((0.1*[.G22])/[.G22])^2+([.E22]/[.D22])^2)" office:value-type="float" office:value="0.0572049487591232">
            <text:p>0,0572</text:p>
          </table:table-cell>
          <table:table-cell table:formula="oooc:=[.W22]/[.X22]^2" office:value-type="float" office:value="173.754710315747">
            <text:p>173,7547</text:p>
          </table:table-cell>
          <table:table-cell table:formula="oooc:=1/[.X22]^2" office:value-type="float" office:value="305.585538692933">
            <text:p>305,5855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6" office:value-type="float" office:value="56">
            <text:p>56,0000</text:p>
          </table:table-cell>
          <table:table-cell table:style-name="ce7" office:value-type="float" office:value="0.01">
            <text:p>0,0100</text:p>
          </table:table-cell>
          <table:table-cell table:style-name="ce9" table:formula="oooc:=([.H23]+2*[.I23]+4*[.K23])/3" office:value-type="float" office:value="13.3826666666667">
            <text:p>13,3827</text:p>
          </table:table-cell>
          <table:table-cell table:style-name="ce9" table:formula="oooc:=STDEV([.H23];[.J23];[.L23])" office:value-type="float" office:value="0.238137215347231">
            <text:p>0,2381</text:p>
          </table:table-cell>
          <table:table-cell table:style-name="ce9" office:value-type="float" office:value="68140">
            <text:p>68140,0000</text:p>
          </table:table-cell>
          <table:table-cell table:style-name="ce7" table:formula="oooc:=2*PI()*1000000/[.F23]" office:value-type="float" office:value="92.2099399351275">
            <text:p>92,2099</text:p>
          </table:table-cell>
          <table:table-cell table:style-name="ce9" office:value-type="float" office:value="13.652">
            <text:p>13,6520</text:p>
          </table:table-cell>
          <table:table-cell table:style-name="ce9" office:value-type="float" office:value="6.6">
            <text:p>6,6000</text:p>
          </table:table-cell>
          <table:table-cell table:style-name="ce7" table:formula="oooc:=[.I23]*2" office:value-type="float" office:value="13.2">
            <text:p>13,2000</text:p>
          </table:table-cell>
          <table:table-cell table:style-name="ce12" office:value-type="float" office:value="3.324">
            <text:p>3,3240</text:p>
          </table:table-cell>
          <table:table-cell table:style-name="ce15" table:formula="oooc:=[.K23]*4" office:value-type="float" office:value="13.296">
            <text:p>13,2960</text:p>
          </table:table-cell>
          <table:covered-table-cell table:style-name="ce16" table:formula="oooc:=AVERAGE([.G23:.G33])" office:value-type="float" office:value="91.5740565399578">
            <text:p>91,5741</text:p>
          </table:covered-table-cell>
          <table:covered-table-cell table:style-name="ce17"/>
          <table:covered-table-cell table:number-columns-repeated="4"/>
          <table:covered-table-cell table:style-name="ce18" table:formula="oooc:=-[.Q23]/[.O23]" office:value-type="float" office:value="0">
            <text:p>#DIV/0!</text:p>
          </table:covered-table-cell>
          <table:covered-table-cell table:style-name="ce18" table:formula="oooc:=[.S23]*SQRT(([.P23]/[.O23])^2+([.R23]/[.Q23])^2)" office:value-type="float" office:value="0">
            <text:p>#DIV/0!</text:p>
          </table:covered-table-cell>
          <table:table-cell table:formula="oooc:=ABS([.B23]-[.$S$56])" office:value-type="float" office:value="9.53433629612033">
            <text:p>9,5343</text:p>
          </table:table-cell>
          <table:table-cell table:formula="oooc:=SQRT([.C23]^2+[.$S$58]^2)" office:value-type="float" office:value="0.11466331387317">
            <text:p>0,1147</text:p>
          </table:table-cell>
          <table:table-cell table:formula="oooc:=ABS(([.D23]*[.$B$57]*[.$B$58])/(2*[.$B$59]*[.$B$60]*[.U23]*[.G23])*10000)" office:value-type="float" office:value="0.559368233005504">
            <text:p>0,5594</text:p>
          </table:table-cell>
          <table:table-cell table:formula="oooc:=[.W23]*SQRT(([.C23]/[.B23])^2+((0.1*[.G23])/[.G23])^2+([.E23]/[.D23])^2)" office:value-type="float" office:value="0.056815608300061">
            <text:p>0,0568</text:p>
          </table:table-cell>
          <table:table-cell table:formula="oooc:=[.W23]/[.X23]^2" office:value-type="float" office:value="173.285601068215">
            <text:p>173,2856</text:p>
          </table:table-cell>
          <table:table-cell table:formula="oooc:=1/[.X23]^2" office:value-type="float" office:value="309.788062395223">
            <text:p>309,7881</text:p>
          </table:table-cell>
          <table:table-cell table:number-columns-repeated="230"/>
        </table:table-row>
        <table:table-row table:style-name="ro2">
          <table:table-cell table:style-name="ce2" office:value-type="string" table:number-columns-spanned="1" table:number-rows-spanned="20">
            <text:p>6V</text:p>
          </table:table-cell>
          <table:table-cell table:style-name="ce4" office:value-type="float" office:value="36.5">
            <text:p>36,5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24]+2*[.I24]+4*[.K24])/3" office:value-type="float" office:value="-13.4396666666667">
            <text:p>-13,4397</text:p>
          </table:table-cell>
          <table:table-cell table:style-name="ce7" table:formula="oooc:=STDEV([.H24];[.J24];[.L24])" office:value-type="float" office:value="0.312016559389615">
            <text:p>0,3120</text:p>
          </table:table-cell>
          <table:table-cell table:style-name="ce7" office:value-type="float" office:value="68600">
            <text:p>68600,0000</text:p>
          </table:table-cell>
          <table:table-cell table:style-name="ce7" table:formula="oooc:=2*PI()*1000000/[.F24]" office:value-type="float" office:value="91.5916225536383">
            <text:p>91,5916</text:p>
          </table:table-cell>
          <table:table-cell table:style-name="ce7" office:value-type="float" office:value="13.793">
            <text:p>13,7930</text:p>
          </table:table-cell>
          <table:table-cell table:style-name="ce7" office:value-type="float" office:value="6.601">
            <text:p>6,6010</text:p>
          </table:table-cell>
          <table:table-cell table:style-name="ce7" table:formula="oooc:=[.I24]*2" office:value-type="float" office:value="13.202">
            <text:p>13,2020</text:p>
          </table:table-cell>
          <table:table-cell table:style-name="ce10" office:value-type="float" office:value="3.331">
            <text:p>3,3310</text:p>
          </table:table-cell>
          <table:table-cell table:style-name="ce14" table:formula="oooc:=[.K24]*4" office:value-type="float" office:value="13.324">
            <text:p>13,3240</text:p>
          </table:table-cell>
          <table:table-cell table:style-name="ce16" table:formula="oooc:=AVERAGE([.G24:.G34])" office:value-type="float" office:value="91.5178458689133" table:number-columns-spanned="1" table:number-rows-spanned="20">
            <text:p>91,5178</text:p>
          </table:table-cell>
          <table:table-cell table:style-name="ce16" table:formula="oooc:=STDEV([.G24:.G43])" office:value-type="float" office:value="0.197800246758658" table:number-columns-spanned="1" table:number-rows-spanned="20">
            <text:p>0,1978</text:p>
          </table:table-cell>
          <table:table-cell table:style-name="ce18" office:value-type="float" office:value="1.347" table:number-columns-spanned="1" table:number-rows-spanned="20">
            <text:p>1,3470</text:p>
          </table:table-cell>
          <table:table-cell table:style-name="ce18" office:value-type="float" office:value="0.002426" table:number-columns-spanned="1" table:number-rows-spanned="20">
            <text:p>0,0024</text:p>
          </table:table-cell>
          <table:table-cell table:style-name="ce18" office:value-type="float" office:value="-62.59" table:number-columns-spanned="1" table:number-rows-spanned="20">
            <text:p>-62,5900</text:p>
          </table:table-cell>
          <table:table-cell table:style-name="ce18" office:value-type="float" office:value="0.1132" table:number-columns-spanned="1" table:number-rows-spanned="20">
            <text:p>0,1132</text:p>
          </table:table-cell>
          <table:table-cell table:style-name="ce18" table:formula="oooc:=-[.Q24]/[.O24]" office:value-type="float" office:value="46.4662212323682" table:number-columns-spanned="1" table:number-rows-spanned="20">
            <text:p>46,4662</text:p>
          </table:table-cell>
          <table:table-cell table:style-name="ce18" table:formula="oooc:=[.S24]*SQRT(([.P24]/[.O24])^2+([.R24]/[.Q24])^2)" office:value-type="float" office:value="0.118600520460121" table:number-columns-spanned="1" table:number-rows-spanned="20">
            <text:p>0,1186</text:p>
          </table:table-cell>
          <table:table-cell table:formula="oooc:=ABS([.B24]-[.$S$56])" office:value-type="float" office:value="9.96566370387967">
            <text:p>9,9657</text:p>
          </table:table-cell>
          <table:table-cell table:formula="oooc:=SQRT([.C24]^2+[.$S$58]^2)" office:value-type="float" office:value="0.11466331387317">
            <text:p>0,1147</text:p>
          </table:table-cell>
          <table:table-cell table:formula="oooc:=ABS(([.D24]*[.$B$57]*[.$B$58])/(2*[.$B$59]*[.$B$60]*[.U24]*[.G24])*10000)" office:value-type="float" office:value="0.541065522134119">
            <text:p>0,5411</text:p>
          </table:table-cell>
          <table:table-cell table:formula="oooc:=[.W24]*SQRT(([.C24]/[.B24])^2+((0.1*[.G24])/[.G24])^2+([.E24]/[.D24])^2)" office:value-type="float" office:value="0.0555457508301861">
            <text:p>0,0555</text:p>
          </table:table-cell>
          <table:table-cell table:formula="oooc:=[.W24]/[.X24]^2" office:value-type="float" office:value="175.367123062596">
            <text:p>175,3671</text:p>
          </table:table-cell>
          <table:table-cell table:formula="oooc:=1/[.X24]^2" office:value-type="float" office:value="324.114392598695">
            <text:p>324,1144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7">
            <text:p>37,0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25]+2*[.I25]+4*[.K25])/3" office:value-type="float" office:value="-12.6366666666667">
            <text:p>-12,6367</text:p>
          </table:table-cell>
          <table:table-cell table:style-name="ce8" table:formula="oooc:=STDEV([.H25];[.J25];[.L25])" office:value-type="float" office:value="0.134971601951422">
            <text:p>0,1350</text:p>
          </table:table-cell>
          <table:table-cell office:value-type="float" office:value="68600">
            <text:p>68600,0000</text:p>
          </table:table-cell>
          <table:table-cell table:style-name="ce7" table:formula="oooc:=2*PI()*1000000/[.F25]" office:value-type="float" office:value="91.5916225536383">
            <text:p>91,5916</text:p>
          </table:table-cell>
          <table:table-cell office:value-type="float" office:value="12.618">
            <text:p>12,6180</text:p>
          </table:table-cell>
          <table:table-cell office:value-type="float" office:value="6.39">
            <text:p>6,3900</text:p>
          </table:table-cell>
          <table:table-cell table:style-name="ce7" table:formula="oooc:=[.I25]*2" office:value-type="float" office:value="12.78">
            <text:p>12,7800</text:p>
          </table:table-cell>
          <table:table-cell table:style-name="ce11" office:value-type="float" office:value="3.128">
            <text:p>3,1280</text:p>
          </table:table-cell>
          <table:table-cell table:style-name="ce14" table:formula="oooc:=[.K25]*4" office:value-type="float" office:value="12.512">
            <text:p>12,5120</text:p>
          </table:table-cell>
          <table:covered-table-cell table:style-name="ce16" table:formula="oooc:=AVERAGE([.G25:.G35])" office:value-type="float" office:value="91.4755793148969">
            <text:p>91,4756</text:p>
          </table:covered-table-cell>
          <table:covered-table-cell table:style-name="ce17"/>
          <table:covered-table-cell table:number-columns-repeated="4"/>
          <table:covered-table-cell table:style-name="ce18" table:formula="oooc:=-[.Q25]/[.O25]" office:value-type="float" office:value="0">
            <text:p>#DIV/0!</text:p>
          </table:covered-table-cell>
          <table:covered-table-cell table:style-name="ce18" table:formula="oooc:=[.S25]*SQRT(([.P25]/[.O25])^2+([.R25]/[.Q25])^2)" office:value-type="float" office:value="0">
            <text:p>#DIV/0!</text:p>
          </table:covered-table-cell>
          <table:table-cell table:formula="oooc:=ABS([.B25]-[.$S$56])" office:value-type="float" office:value="9.46566370387967">
            <text:p>9,4657</text:p>
          </table:table-cell>
          <table:table-cell table:formula="oooc:=SQRT([.C25]^2+[.$S$58]^2)" office:value-type="float" office:value="0.11466331387317">
            <text:p>0,1147</text:p>
          </table:table-cell>
          <table:table-cell table:formula="oooc:=ABS(([.D25]*[.$B$57]*[.$B$58])/(2*[.$B$59]*[.$B$60]*[.U25]*[.G25])*10000)" office:value-type="float" office:value="0.535610459937362">
            <text:p>0,5356</text:p>
          </table:table-cell>
          <table:table-cell table:formula="oooc:=[.W25]*SQRT(([.C25]/[.B25])^2+((0.1*[.G25])/[.G25])^2+([.E25]/[.D25])^2)" office:value-type="float" office:value="0.0538658934864201">
            <text:p>0,0539</text:p>
          </table:table-cell>
          <table:table-cell table:formula="oooc:=[.W25]/[.X25]^2" office:value-type="float" office:value="184.595586724197">
            <text:p>184,5956</text:p>
          </table:table-cell>
          <table:table-cell table:formula="oooc:=1/[.X25]^2" office:value-type="float" office:value="344.645223593626">
            <text:p>344,6452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7.5">
            <text:p>37,5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26]+2*[.I26]+4*[.K26])/3" office:value-type="float" office:value="-12.0146666666667">
            <text:p>-12,0147</text:p>
          </table:table-cell>
          <table:table-cell table:style-name="ce8" table:formula="oooc:=STDEV([.H26];[.J26];[.L26])" office:value-type="float" office:value="0.0760350796233779">
            <text:p>0,0760</text:p>
          </table:table-cell>
          <table:table-cell office:value-type="float" office:value="68800">
            <text:p>68800,0000</text:p>
          </table:table-cell>
          <table:table-cell table:style-name="ce7" table:formula="oooc:=2*PI()*1000000/[.F26]" office:value-type="float" office:value="91.3253678369126">
            <text:p>91,3254</text:p>
          </table:table-cell>
          <table:table-cell office:value-type="float" office:value="12.012">
            <text:p>12,0120</text:p>
          </table:table-cell>
          <table:table-cell office:value-type="float" office:value="5.97">
            <text:p>5,9700</text:p>
          </table:table-cell>
          <table:table-cell table:style-name="ce7" table:formula="oooc:=[.I26]*2" office:value-type="float" office:value="11.94">
            <text:p>11,9400</text:p>
          </table:table-cell>
          <table:table-cell table:style-name="ce11" office:value-type="float" office:value="3.023">
            <text:p>3,0230</text:p>
          </table:table-cell>
          <table:table-cell table:style-name="ce14" table:formula="oooc:=[.K26]*4" office:value-type="float" office:value="12.092">
            <text:p>12,0920</text:p>
          </table:table-cell>
          <table:covered-table-cell table:style-name="ce16" table:formula="oooc:=AVERAGE([.G26:.G36])" office:value-type="float" office:value="91.4622491413336">
            <text:p>91,4622</text:p>
          </table:covered-table-cell>
          <table:covered-table-cell table:style-name="ce17"/>
          <table:covered-table-cell table:number-columns-repeated="4"/>
          <table:covered-table-cell table:style-name="ce18" table:formula="oooc:=-[.Q26]/[.O26]" office:value-type="float" office:value="0">
            <text:p>#DIV/0!</text:p>
          </table:covered-table-cell>
          <table:covered-table-cell table:style-name="ce18" table:formula="oooc:=[.S26]*SQRT(([.P26]/[.O26])^2+([.R26]/[.Q26])^2)" office:value-type="float" office:value="0">
            <text:p>#DIV/0!</text:p>
          </table:covered-table-cell>
          <table:table-cell table:formula="oooc:=ABS([.B26]-[.$S$56])" office:value-type="float" office:value="8.96566370387967">
            <text:p>8,9657</text:p>
          </table:table-cell>
          <table:table-cell table:formula="oooc:=SQRT([.C26]^2+[.$S$58]^2)" office:value-type="float" office:value="0.11466331387317">
            <text:p>0,1147</text:p>
          </table:table-cell>
          <table:table-cell table:formula="oooc:=ABS(([.D26]*[.$B$57]*[.$B$58])/(2*[.$B$59]*[.$B$60]*[.U26]*[.G26])*10000)" office:value-type="float" office:value="0.539214043904814">
            <text:p>0,5392</text:p>
          </table:table-cell>
          <table:table-cell table:formula="oooc:=[.W26]*SQRT(([.C26]/[.B26])^2+((0.1*[.G26])/[.G26])^2+([.E26]/[.D26])^2)" office:value-type="float" office:value="0.0540294659490563">
            <text:p>0,0540</text:p>
          </table:table-cell>
          <table:table-cell table:formula="oooc:=[.W26]/[.X26]^2" office:value-type="float" office:value="184.714013706033">
            <text:p>184,7140</text:p>
          </table:table-cell>
          <table:table-cell table:formula="oooc:=1/[.X26]^2" office:value-type="float" office:value="342.561577900298">
            <text:p>342,5616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8">
            <text:p>38,0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27]+2*[.I27]+4*[.K27])/3" office:value-type="float" office:value="-11.791">
            <text:p>-11,7910</text:p>
          </table:table-cell>
          <table:table-cell table:style-name="ce8" table:formula="oooc:=STDEV([.H27];[.J27];[.L27])" office:value-type="float" office:value="0.0828673639015984">
            <text:p>0,0829</text:p>
          </table:table-cell>
          <table:table-cell office:value-type="float" office:value="68700">
            <text:p>68700,0000</text:p>
          </table:table-cell>
          <table:table-cell table:style-name="ce7" table:formula="oooc:=2*PI()*1000000/[.F27]" office:value-type="float" office:value="91.45830141455">
            <text:p>91,4583</text:p>
          </table:table-cell>
          <table:table-cell office:value-type="float" office:value="11.869">
            <text:p>11,8690</text:p>
          </table:table-cell>
          <table:table-cell office:value-type="float" office:value="5.9">
            <text:p>5,9000</text:p>
          </table:table-cell>
          <table:table-cell table:style-name="ce7" table:formula="oooc:=[.I27]*2" office:value-type="float" office:value="11.8">
            <text:p>11,8000</text:p>
          </table:table-cell>
          <table:table-cell table:style-name="ce11" office:value-type="float" office:value="2.926">
            <text:p>2,9260</text:p>
          </table:table-cell>
          <table:table-cell table:style-name="ce14" table:formula="oooc:=[.K27]*4" office:value-type="float" office:value="11.704">
            <text:p>11,7040</text:p>
          </table:table-cell>
          <table:covered-table-cell table:style-name="ce16" table:formula="oooc:=AVERAGE([.G27:.G37])" office:value-type="float" office:value="91.4622491413336">
            <text:p>91,4622</text:p>
          </table:covered-table-cell>
          <table:covered-table-cell table:style-name="ce17"/>
          <table:covered-table-cell table:number-columns-repeated="4"/>
          <table:covered-table-cell table:style-name="ce18" table:formula="oooc:=-[.Q27]/[.O27]" office:value-type="float" office:value="0">
            <text:p>#DIV/0!</text:p>
          </table:covered-table-cell>
          <table:covered-table-cell table:style-name="ce18" table:formula="oooc:=[.S27]*SQRT(([.P27]/[.O27])^2+([.R27]/[.Q27])^2)" office:value-type="float" office:value="0">
            <text:p>#DIV/0!</text:p>
          </table:covered-table-cell>
          <table:table-cell table:formula="oooc:=ABS([.B27]-[.$S$56])" office:value-type="float" office:value="8.46566370387967">
            <text:p>8,4657</text:p>
          </table:table-cell>
          <table:table-cell table:formula="oooc:=SQRT([.C27]^2+[.$S$58]^2)" office:value-type="float" office:value="0.11466331387317">
            <text:p>0,1147</text:p>
          </table:table-cell>
          <table:table-cell table:formula="oooc:=ABS(([.D27]*[.$B$57]*[.$B$58])/(2*[.$B$59]*[.$B$60]*[.U27]*[.G27])*10000)" office:value-type="float" office:value="0.55961563454359">
            <text:p>0,5596</text:p>
          </table:table-cell>
          <table:table-cell table:formula="oooc:=[.W27]*SQRT(([.C27]/[.B27])^2+((0.1*[.G27])/[.G27])^2+([.E27]/[.D27])^2)" office:value-type="float" office:value="0.0560997921012364">
            <text:p>0,0561</text:p>
          </table:table-cell>
          <table:table-cell table:formula="oooc:=[.W27]/[.X27]^2" office:value-type="float" office:value="177.814566642006">
            <text:p>177,8146</text:p>
          </table:table-cell>
          <table:table-cell table:formula="oooc:=1/[.X27]^2" office:value-type="float" office:value="317.744100889939">
            <text:p>317,744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8.5">
            <text:p>38,5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28]+2*[.I28]+4*[.K28])/3" office:value-type="float" office:value="-10.6486666666667">
            <text:p>-10,6487</text:p>
          </table:table-cell>
          <table:table-cell table:style-name="ce8" table:formula="oooc:=STDEV([.H28];[.J28];[.L28])" office:value-type="float" office:value="0.0866333269206101">
            <text:p>0,0866</text:p>
          </table:table-cell>
          <table:table-cell office:value-type="float" office:value="68660">
            <text:p>68660,0000</text:p>
          </table:table-cell>
          <table:table-cell table:style-name="ce7" table:formula="oooc:=2*PI()*1000000/[.F28]" office:value-type="float" office:value="91.5115832679812">
            <text:p>91,5116</text:p>
          </table:table-cell>
          <table:table-cell office:value-type="float" office:value="10.554">
            <text:p>10,5540</text:p>
          </table:table-cell>
          <table:table-cell office:value-type="float" office:value="5.362">
            <text:p>5,3620</text:p>
          </table:table-cell>
          <table:table-cell table:style-name="ce7" table:formula="oooc:=[.I28]*2" office:value-type="float" office:value="10.724">
            <text:p>10,7240</text:p>
          </table:table-cell>
          <table:table-cell table:style-name="ce11" office:value-type="float" office:value="2.667">
            <text:p>2,6670</text:p>
          </table:table-cell>
          <table:table-cell table:style-name="ce14" table:formula="oooc:=[.K28]*4" office:value-type="float" office:value="10.668">
            <text:p>10,6680</text:p>
          </table:table-cell>
          <table:covered-table-cell table:style-name="ce16" table:formula="oooc:=AVERAGE([.G28:.G38])" office:value-type="float" office:value="91.5133921442016">
            <text:p>91,5134</text:p>
          </table:covered-table-cell>
          <table:covered-table-cell table:style-name="ce17"/>
          <table:covered-table-cell table:number-columns-repeated="4"/>
          <table:covered-table-cell table:style-name="ce18" table:formula="oooc:=-[.Q28]/[.O28]" office:value-type="float" office:value="0">
            <text:p>#DIV/0!</text:p>
          </table:covered-table-cell>
          <table:covered-table-cell table:style-name="ce18" table:formula="oooc:=[.S28]*SQRT(([.P28]/[.O28])^2+([.R28]/[.Q28])^2)" office:value-type="float" office:value="0">
            <text:p>#DIV/0!</text:p>
          </table:covered-table-cell>
          <table:table-cell table:formula="oooc:=ABS([.B28]-[.$S$56])" office:value-type="float" office:value="7.96566370387967">
            <text:p>7,9657</text:p>
          </table:table-cell>
          <table:table-cell table:formula="oooc:=SQRT([.C28]^2+[.$S$58]^2)" office:value-type="float" office:value="0.11466331387317">
            <text:p>0,1147</text:p>
          </table:table-cell>
          <table:table-cell table:formula="oooc:=ABS(([.D28]*[.$B$57]*[.$B$58])/(2*[.$B$59]*[.$B$60]*[.U28]*[.G28])*10000)" office:value-type="float" office:value="0.536809928298184">
            <text:p>0,5368</text:p>
          </table:table-cell>
          <table:table-cell table:formula="oooc:=[.W28]*SQRT(([.C28]/[.B28])^2+((0.1*[.G28])/[.G28])^2+([.E28]/[.D28])^2)" office:value-type="float" office:value="0.0538585323053134">
            <text:p>0,0539</text:p>
          </table:table-cell>
          <table:table-cell table:formula="oooc:=[.W28]/[.X28]^2" office:value-type="float" office:value="185.059553880551">
            <text:p>185,0596</text:p>
          </table:table-cell>
          <table:table-cell table:formula="oooc:=1/[.X28]^2" office:value-type="float" office:value="344.739439650891">
            <text:p>344,7394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9">
            <text:p>39,0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29]+2*[.I29]+4*[.K29])/3" office:value-type="float" office:value="-9.92166666666667">
            <text:p>-9,9217</text:p>
          </table:table-cell>
          <table:table-cell table:style-name="ce8" table:formula="oooc:=STDEV([.H29];[.J29];[.L29])" office:value-type="float" office:value="0.0499433011857781">
            <text:p>0,0499</text:p>
          </table:table-cell>
          <table:table-cell office:value-type="float" office:value="68550">
            <text:p>68550,0000</text:p>
          </table:table-cell>
          <table:table-cell table:style-name="ce7" table:formula="oooc:=2*PI()*1000000/[.F29]" office:value-type="float" office:value="91.6584289887613">
            <text:p>91,6584</text:p>
          </table:table-cell>
          <table:table-cell office:value-type="float" office:value="9.975">
            <text:p>9,9750</text:p>
          </table:table-cell>
          <table:table-cell office:value-type="float" office:value="4.957">
            <text:p>4,9570</text:p>
          </table:table-cell>
          <table:table-cell table:style-name="ce7" table:formula="oooc:=[.I29]*2" office:value-type="float" office:value="9.914">
            <text:p>9,9140</text:p>
          </table:table-cell>
          <table:table-cell table:style-name="ce11" office:value-type="float" office:value="2.469">
            <text:p>2,4690</text:p>
          </table:table-cell>
          <table:table-cell table:style-name="ce14" table:formula="oooc:=[.K29]*4" office:value-type="float" office:value="9.876">
            <text:p>9,8760</text:p>
          </table:table-cell>
          <table:covered-table-cell table:style-name="ce16" table:formula="oooc:=AVERAGE([.G29:.G39])" office:value-type="float" office:value="91.5328239336148">
            <text:p>91,5328</text:p>
          </table:covered-table-cell>
          <table:covered-table-cell table:style-name="ce17"/>
          <table:covered-table-cell table:number-columns-repeated="4"/>
          <table:covered-table-cell table:style-name="ce18" table:formula="oooc:=-[.Q29]/[.O29]" office:value-type="float" office:value="0">
            <text:p>#DIV/0!</text:p>
          </table:covered-table-cell>
          <table:covered-table-cell table:style-name="ce18" table:formula="oooc:=[.S29]*SQRT(([.P29]/[.O29])^2+([.R29]/[.Q29])^2)" office:value-type="float" office:value="0">
            <text:p>#DIV/0!</text:p>
          </table:covered-table-cell>
          <table:table-cell table:formula="oooc:=ABS([.B29]-[.$S$56])" office:value-type="float" office:value="7.46566370387967">
            <text:p>7,4657</text:p>
          </table:table-cell>
          <table:table-cell table:formula="oooc:=SQRT([.C29]^2+[.$S$58]^2)" office:value-type="float" office:value="0.11466331387317">
            <text:p>0,1147</text:p>
          </table:table-cell>
          <table:table-cell table:formula="oooc:=ABS(([.D29]*[.$B$57]*[.$B$58])/(2*[.$B$59]*[.$B$60]*[.U29]*[.G29])*10000)" office:value-type="float" office:value="0.532803591325073">
            <text:p>0,5328</text:p>
          </table:table-cell>
          <table:table-cell table:formula="oooc:=[.W29]*SQRT(([.C29]/[.B29])^2+((0.1*[.G29])/[.G29])^2+([.E29]/[.D29])^2)" office:value-type="float" office:value="0.053347994244102">
            <text:p>0,0533</text:p>
          </table:table-cell>
          <table:table-cell table:formula="oooc:=[.W29]/[.X29]^2" office:value-type="float" office:value="187.210822884666">
            <text:p>187,2108</text:p>
          </table:table-cell>
          <table:table-cell table:formula="oooc:=1/[.X29]^2" office:value-type="float" office:value="351.36929617737">
            <text:p>351,3693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39.5">
            <text:p>39,5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30]+2*[.I30]+4*[.K30])/3" office:value-type="float" office:value="-9.16166666666667">
            <text:p>-9,1617</text:p>
          </table:table-cell>
          <table:table-cell table:style-name="ce8" table:formula="oooc:=STDEV([.H30];[.J30];[.L30])" office:value-type="float" office:value="0.119265809573965">
            <text:p>0,1193</text:p>
          </table:table-cell>
          <table:table-cell office:value-type="float" office:value="68750">
            <text:p>68750,0000</text:p>
          </table:table-cell>
          <table:table-cell table:style-name="ce7" table:formula="oooc:=2*PI()*1000000/[.F30]" office:value-type="float" office:value="91.3917862862485">
            <text:p>91,3918</text:p>
          </table:table-cell>
          <table:table-cell office:value-type="float" office:value="9.029">
            <text:p>9,0290</text:p>
          </table:table-cell>
          <table:table-cell office:value-type="float" office:value="4.598">
            <text:p>4,5980</text:p>
          </table:table-cell>
          <table:table-cell table:style-name="ce7" table:formula="oooc:=[.I30]*2" office:value-type="float" office:value="9.196">
            <text:p>9,1960</text:p>
          </table:table-cell>
          <table:table-cell table:style-name="ce11" office:value-type="float" office:value="2.315">
            <text:p>2,3150</text:p>
          </table:table-cell>
          <table:table-cell table:style-name="ce14" table:formula="oooc:=[.K30]*4" office:value-type="float" office:value="9.26">
            <text:p>9,2600</text:p>
          </table:table-cell>
          <table:covered-table-cell table:style-name="ce16" table:formula="oooc:=AVERAGE([.G30:.G40])" office:value-type="float" office:value="91.5218983421111">
            <text:p>91,5219</text:p>
          </table:covered-table-cell>
          <table:covered-table-cell table:style-name="ce17"/>
          <table:covered-table-cell table:number-columns-repeated="4"/>
          <table:covered-table-cell table:style-name="ce18" table:formula="oooc:=-[.Q30]/[.O30]" office:value-type="float" office:value="0">
            <text:p>#DIV/0!</text:p>
          </table:covered-table-cell>
          <table:covered-table-cell table:style-name="ce18" table:formula="oooc:=[.S30]*SQRT(([.P30]/[.O30])^2+([.R30]/[.Q30])^2)" office:value-type="float" office:value="0">
            <text:p>#DIV/0!</text:p>
          </table:covered-table-cell>
          <table:table-cell table:formula="oooc:=ABS([.B30]-[.$S$56])" office:value-type="float" office:value="6.96566370387967">
            <text:p>6,9657</text:p>
          </table:table-cell>
          <table:table-cell table:formula="oooc:=SQRT([.C30]^2+[.$S$58]^2)" office:value-type="float" office:value="0.11466331387317">
            <text:p>0,1147</text:p>
          </table:table-cell>
          <table:table-cell table:formula="oooc:=ABS(([.D30]*[.$B$57]*[.$B$58])/(2*[.$B$59]*[.$B$60]*[.U30]*[.G30])*10000)" office:value-type="float" office:value="0.528844705687417">
            <text:p>0,5288</text:p>
          </table:table-cell>
          <table:table-cell table:formula="oooc:=[.W30]*SQRT(([.C30]/[.B30])^2+((0.1*[.G30])/[.G30])^2+([.E30]/[.D30])^2)" office:value-type="float" office:value="0.0533308624366901">
            <text:p>0,0533</text:p>
          </table:table-cell>
          <table:table-cell table:formula="oooc:=[.W30]/[.X30]^2" office:value-type="float" office:value="185.939195314139">
            <text:p>185,9392</text:p>
          </table:table-cell>
          <table:table-cell table:formula="oooc:=1/[.X30]^2" office:value-type="float" office:value="351.595077561469">
            <text:p>351,595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40">
            <text:p>40,0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31]+2*[.I31]+4*[.K31])/3" office:value-type="float" office:value="-8.42433333333333">
            <text:p>-8,4243</text:p>
          </table:table-cell>
          <table:table-cell table:style-name="ce8" table:formula="oooc:=STDEV([.H31];[.J31];[.L31])" office:value-type="float" office:value="0.0587054795852428">
            <text:p>0,0587</text:p>
          </table:table-cell>
          <table:table-cell office:value-type="float" office:value="68710">
            <text:p>68710,0000</text:p>
          </table:table-cell>
          <table:table-cell table:style-name="ce7" table:formula="oooc:=2*PI()*1000000/[.F31]" office:value-type="float" office:value="91.4449906444417">
            <text:p>91,4450</text:p>
          </table:table-cell>
          <table:table-cell office:value-type="float" office:value="8.475">
            <text:p>8,4750</text:p>
          </table:table-cell>
          <table:table-cell office:value-type="float" office:value="4.219">
            <text:p>4,2190</text:p>
          </table:table-cell>
          <table:table-cell table:style-name="ce7" table:formula="oooc:=[.I31]*2" office:value-type="float" office:value="8.438">
            <text:p>8,4380</text:p>
          </table:table-cell>
          <table:table-cell table:style-name="ce11" office:value-type="float" office:value="2.09">
            <text:p>2,0900</text:p>
          </table:table-cell>
          <table:table-cell table:style-name="ce14" table:formula="oooc:=[.K31]*4" office:value-type="float" office:value="8.36">
            <text:p>8,3600</text:p>
          </table:table-cell>
          <table:covered-table-cell table:style-name="ce16" table:formula="oooc:=AVERAGE([.G31:.G41])" office:value-type="float" office:value="91.5388516752855">
            <text:p>91,5389</text:p>
          </table:covered-table-cell>
          <table:covered-table-cell table:style-name="ce17"/>
          <table:covered-table-cell table:number-columns-repeated="4"/>
          <table:covered-table-cell table:style-name="ce18" table:formula="oooc:=-[.Q31]/[.O31]" office:value-type="float" office:value="0">
            <text:p>#DIV/0!</text:p>
          </table:covered-table-cell>
          <table:covered-table-cell table:style-name="ce18" table:formula="oooc:=[.S31]*SQRT(([.P31]/[.O31])^2+([.R31]/[.Q31])^2)" office:value-type="float" office:value="0">
            <text:p>#DIV/0!</text:p>
          </table:covered-table-cell>
          <table:table-cell table:formula="oooc:=ABS([.B31]-[.$S$56])" office:value-type="float" office:value="6.46566370387967">
            <text:p>6,4657</text:p>
          </table:table-cell>
          <table:table-cell table:formula="oooc:=SQRT([.C31]^2+[.$S$58]^2)" office:value-type="float" office:value="0.11466331387317">
            <text:p>0,1147</text:p>
          </table:table-cell>
          <table:table-cell table:formula="oooc:=ABS(([.D31]*[.$B$57]*[.$B$58])/(2*[.$B$59]*[.$B$60]*[.U31]*[.G31])*10000)" office:value-type="float" office:value="0.523583382265748">
            <text:p>0,5236</text:p>
          </table:table-cell>
          <table:table-cell table:formula="oooc:=[.W31]*SQRT(([.C31]/[.B31])^2+((0.1*[.G31])/[.G31])^2+([.E31]/[.D31])^2)" office:value-type="float" office:value="0.0524854757332041">
            <text:p>0,0525</text:p>
          </table:table-cell>
          <table:table-cell table:formula="oooc:=[.W31]/[.X31]^2" office:value-type="float" office:value="190.067375616813">
            <text:p>190,0674</text:p>
          </table:table-cell>
          <table:table-cell table:formula="oooc:=1/[.X31]^2" office:value-type="float" office:value="363.012620443219">
            <text:p>363,0126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40.5">
            <text:p>40,5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32]+2*[.I32]+4*[.K32])/3" office:value-type="float" office:value="-8.234">
            <text:p>-8,2340</text:p>
          </table:table-cell>
          <table:table-cell table:style-name="ce8" table:formula="oooc:=STDEV([.H32];[.J32];[.L32])" office:value-type="float" office:value="0.097754795278799">
            <text:p>0,0978</text:p>
          </table:table-cell>
          <table:table-cell office:value-type="float" office:value="68790">
            <text:p>68790,0000</text:p>
          </table:table-cell>
          <table:table-cell table:style-name="ce7" table:formula="oooc:=2*PI()*1000000/[.F32]" office:value-type="float" office:value="91.3386438025816">
            <text:p>91,3386</text:p>
          </table:table-cell>
          <table:table-cell office:value-type="float" office:value="8.13">
            <text:p>8,1300</text:p>
          </table:table-cell>
          <table:table-cell office:value-type="float" office:value="4.124">
            <text:p>4,1240</text:p>
          </table:table-cell>
          <table:table-cell table:style-name="ce7" table:formula="oooc:=[.I32]*2" office:value-type="float" office:value="8.248">
            <text:p>8,2480</text:p>
          </table:table-cell>
          <table:table-cell table:style-name="ce11" office:value-type="float" office:value="2.081">
            <text:p>2,0810</text:p>
          </table:table-cell>
          <table:table-cell table:style-name="ce14" table:formula="oooc:=[.K32]*4" office:value-type="float" office:value="8.324">
            <text:p>8,3240</text:p>
          </table:table-cell>
          <table:covered-table-cell table:style-name="ce16" table:formula="oooc:=AVERAGE([.G32:.G42])" office:value-type="float" office:value="91.5521818488488">
            <text:p>91,5522</text:p>
          </table:covered-table-cell>
          <table:covered-table-cell table:style-name="ce17"/>
          <table:covered-table-cell table:number-columns-repeated="4"/>
          <table:covered-table-cell table:style-name="ce18" table:formula="oooc:=-[.Q32]/[.O32]" office:value-type="float" office:value="0">
            <text:p>#DIV/0!</text:p>
          </table:covered-table-cell>
          <table:covered-table-cell table:style-name="ce18" table:formula="oooc:=[.S32]*SQRT(([.P32]/[.O32])^2+([.R32]/[.Q32])^2)" office:value-type="float" office:value="0">
            <text:p>#DIV/0!</text:p>
          </table:covered-table-cell>
          <table:table-cell table:formula="oooc:=ABS([.B32]-[.$S$56])" office:value-type="float" office:value="5.96566370387967">
            <text:p>5,9657</text:p>
          </table:table-cell>
          <table:table-cell table:formula="oooc:=SQRT([.C32]^2+[.$S$58]^2)" office:value-type="float" office:value="0.11466331387317">
            <text:p>0,1147</text:p>
          </table:table-cell>
          <table:table-cell table:formula="oooc:=ABS(([.D32]*[.$B$57]*[.$B$58])/(2*[.$B$59]*[.$B$60]*[.U32]*[.G32])*10000)" office:value-type="float" office:value="0.555291313199522">
            <text:p>0,5553</text:p>
          </table:table-cell>
          <table:table-cell table:formula="oooc:=[.W32]*SQRT(([.C32]/[.B32])^2+((0.1*[.G32])/[.G32])^2+([.E32]/[.D32])^2)" office:value-type="float" office:value="0.0559192620638463">
            <text:p>0,0559</text:p>
          </table:table-cell>
          <table:table-cell table:formula="oooc:=[.W32]/[.X32]^2" office:value-type="float" office:value="177.581621127343">
            <text:p>177,5816</text:p>
          </table:table-cell>
          <table:table-cell table:formula="oooc:=1/[.X32]^2" office:value-type="float" office:value="319.799026035793">
            <text:p>319,7990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41">
            <text:p>41,0000</text:p>
          </table:table-cell>
          <table:table-cell table:style-name="ce7" office:value-type="float" office:value="0.01">
            <text:p>0,0100</text:p>
          </table:table-cell>
          <table:table-cell table:style-name="ce7" table:formula="oooc:=-([.H33]+2*[.I33]+4*[.K33])/3" office:value-type="float" office:value="-7.91266666666667">
            <text:p>-7,9127</text:p>
          </table:table-cell>
          <table:table-cell table:style-name="ce8" table:formula="oooc:=STDEV([.H33];[.J33];[.L33])" office:value-type="float" office:value="0.0764286159323414">
            <text:p>0,0764</text:p>
          </table:table-cell>
          <table:table-cell office:value-type="float" office:value="68450">
            <text:p>68450,0000</text:p>
          </table:table-cell>
          <table:table-cell table:style-name="ce7" table:formula="oooc:=2*PI()*1000000/[.F33]" office:value-type="float" office:value="91.792334655655">
            <text:p>91,7923</text:p>
          </table:table-cell>
          <table:table-cell office:value-type="float" office:value="8">
            <text:p>8,0000</text:p>
          </table:table-cell>
          <table:table-cell office:value-type="float" office:value="3.929">
            <text:p>3,9290</text:p>
          </table:table-cell>
          <table:table-cell table:style-name="ce7" table:formula="oooc:=[.I33]*2" office:value-type="float" office:value="7.858">
            <text:p>7,8580</text:p>
          </table:table-cell>
          <table:table-cell table:style-name="ce11" office:value-type="float" office:value="1.97">
            <text:p>1,9700</text:p>
          </table:table-cell>
          <table:table-cell table:style-name="ce14" table:formula="oooc:=[.K33]*4" office:value-type="float" office:value="7.88">
            <text:p>7,8800</text:p>
          </table:table-cell>
          <table:covered-table-cell table:style-name="ce16" table:formula="oooc:=AVERAGE([.G33:.G43])" office:value-type="float" office:value="91.5509749428789">
            <text:p>91,5510</text:p>
          </table:covered-table-cell>
          <table:covered-table-cell table:style-name="ce17"/>
          <table:covered-table-cell table:number-columns-repeated="4"/>
          <table:covered-table-cell table:style-name="ce18" table:formula="oooc:=-[.Q33]/[.O33]" office:value-type="float" office:value="0">
            <text:p>#DIV/0!</text:p>
          </table:covered-table-cell>
          <table:covered-table-cell table:style-name="ce18" table:formula="oooc:=[.S33]*SQRT(([.P33]/[.O33])^2+([.R33]/[.Q33])^2)" office:value-type="float" office:value="0">
            <text:p>#DIV/0!</text:p>
          </table:covered-table-cell>
          <table:table-cell table:formula="oooc:=ABS([.B33]-[.$S$56])" office:value-type="float" office:value="5.46566370387967">
            <text:p>5,4657</text:p>
          </table:table-cell>
          <table:table-cell table:formula="oooc:=SQRT([.C33]^2+[.$S$58]^2)" office:value-type="float" office:value="0.11466331387317">
            <text:p>0,1147</text:p>
          </table:table-cell>
          <table:table-cell table:formula="oooc:=ABS(([.D33]*[.$B$57]*[.$B$58])/(2*[.$B$59]*[.$B$60]*[.U33]*[.G33])*10000)" office:value-type="float" office:value="0.579557982410901">
            <text:p>0,5796</text:p>
          </table:table-cell>
          <table:table-cell table:formula="oooc:=[.W33]*SQRT(([.C33]/[.B33])^2+((0.1*[.G33])/[.G33])^2+([.E33]/[.D33])^2)" office:value-type="float" office:value="0.0582256963875095">
            <text:p>0,0582</text:p>
          </table:table-cell>
          <table:table-cell table:formula="oooc:=[.W33]/[.X33]^2" office:value-type="float" office:value="170.94937169761">
            <text:p>170,9494</text:p>
          </table:table-cell>
          <table:table-cell table:formula="oooc:=1/[.X33]^2" office:value-type="float" office:value="294.965088715504">
            <text:p>294,965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1.5">
            <text:p>51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34]+2*[.I34]+4*[.K34])/3" office:value-type="float" office:value="6.43933333333333">
            <text:p>6,4393</text:p>
          </table:table-cell>
          <table:table-cell table:style-name="ce8" table:formula="oooc:=STDEV([.H34];[.J34];[.L34])" office:value-type="float" office:value="0.0488398744197126">
            <text:p>0,0488</text:p>
          </table:table-cell>
          <table:table-cell office:value-type="float" office:value="68600">
            <text:p>68600,0000</text:p>
          </table:table-cell>
          <table:table-cell table:style-name="ce7" table:formula="oooc:=2*PI()*1000000/[.F34]" office:value-type="float" office:value="91.5916225536383">
            <text:p>91,5916</text:p>
          </table:table-cell>
          <table:table-cell office:value-type="float" office:value="6.494">
            <text:p>6,4940</text:p>
          </table:table-cell>
          <table:table-cell office:value-type="float" office:value="3.2">
            <text:p>3,2000</text:p>
          </table:table-cell>
          <table:table-cell table:style-name="ce7" table:formula="oooc:=[.I34]*2" office:value-type="float" office:value="6.4">
            <text:p>6,4000</text:p>
          </table:table-cell>
          <table:table-cell table:style-name="ce11" office:value-type="float" office:value="1.606">
            <text:p>1,6060</text:p>
          </table:table-cell>
          <table:table-cell table:style-name="ce14" table:formula="oooc:=[.K34]*4" office:value-type="float" office:value="6.424">
            <text:p>6,4240</text:p>
          </table:table-cell>
          <table:covered-table-cell table:style-name="ce16" table:formula="oooc:=AVERAGE([.G34:.G44])" office:value-type="float" office:value="95.3078838632038">
            <text:p>95,3079</text:p>
          </table:covered-table-cell>
          <table:covered-table-cell table:style-name="ce17"/>
          <table:covered-table-cell table:number-columns-repeated="4"/>
          <table:covered-table-cell table:style-name="ce18" table:formula="oooc:=-[.Q34]/[.O34]" office:value-type="float" office:value="0">
            <text:p>#DIV/0!</text:p>
          </table:covered-table-cell>
          <table:covered-table-cell table:style-name="ce18" table:formula="oooc:=[.S34]*SQRT(([.P34]/[.O34])^2+([.R34]/[.Q34])^2)" office:value-type="float" office:value="0">
            <text:p>#DIV/0!</text:p>
          </table:covered-table-cell>
          <table:table-cell table:formula="oooc:=ABS([.B34]-[.$S$56])" office:value-type="float" office:value="5.03433629612033">
            <text:p>5,0343</text:p>
          </table:table-cell>
          <table:table-cell table:formula="oooc:=SQRT([.C34]^2+[.$S$58]^2)" office:value-type="float" office:value="0.11466331387317">
            <text:p>0,1147</text:p>
          </table:table-cell>
          <table:table-cell table:formula="oooc:=ABS(([.D34]*[.$B$57]*[.$B$58])/(2*[.$B$59]*[.$B$60]*[.U34]*[.G34])*10000)" office:value-type="float" office:value="0.513175925930423">
            <text:p>0,5132</text:p>
          </table:table-cell>
          <table:table-cell table:formula="oooc:=[.W34]*SQRT(([.C34]/[.B34])^2+((0.1*[.G34])/[.G34])^2+([.E34]/[.D34])^2)" office:value-type="float" office:value="0.0514650832274383">
            <text:p>0,0515</text:p>
          </table:table-cell>
          <table:table-cell table:formula="oooc:=[.W34]/[.X34]^2" office:value-type="float" office:value="193.74964512421">
            <text:p>193,7496</text:p>
          </table:table-cell>
          <table:table-cell table:formula="oooc:=1/[.X34]^2" office:value-type="float" office:value="377.550144763569">
            <text:p>377,550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">
            <text:p>52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35]+2*[.I35]+4*[.K35])/3" office:value-type="float" office:value="6.88933333333333">
            <text:p>6,8893</text:p>
          </table:table-cell>
          <table:table-cell table:style-name="ce8" table:formula="oooc:=STDEV([.H35];[.J35];[.L35])" office:value-type="float" office:value="0.0861935805807682">
            <text:p>0,0862</text:p>
          </table:table-cell>
          <table:table-cell office:value-type="float" office:value="68950">
            <text:p>68950,0000</text:p>
          </table:table-cell>
          <table:table-cell table:style-name="ce7" table:formula="oooc:=2*PI()*1000000/[.F35]" office:value-type="float" office:value="91.1266904594574">
            <text:p>91,1267</text:p>
          </table:table-cell>
          <table:table-cell office:value-type="float" office:value="6.92">
            <text:p>6,9200</text:p>
          </table:table-cell>
          <table:table-cell office:value-type="float" office:value="3.478">
            <text:p>3,4780</text:p>
          </table:table-cell>
          <table:table-cell table:style-name="ce7" table:formula="oooc:=[.I35]*2" office:value-type="float" office:value="6.956">
            <text:p>6,9560</text:p>
          </table:table-cell>
          <table:table-cell table:style-name="ce11" office:value-type="float" office:value="1.698">
            <text:p>1,6980</text:p>
          </table:table-cell>
          <table:table-cell table:style-name="ce14" table:formula="oooc:=[.K35]*4" office:value-type="float" office:value="6.792">
            <text:p>6,7920</text:p>
          </table:table-cell>
          <table:covered-table-cell table:style-name="ce16" table:formula="oooc:=AVERAGE([.G35:.G45])" office:value-type="float" office:value="99.0753524867121">
            <text:p>99,0754</text:p>
          </table:covered-table-cell>
          <table:covered-table-cell table:style-name="ce17"/>
          <table:covered-table-cell table:number-columns-repeated="4"/>
          <table:covered-table-cell table:style-name="ce18" table:formula="oooc:=-[.Q35]/[.O35]" office:value-type="float" office:value="0">
            <text:p>#DIV/0!</text:p>
          </table:covered-table-cell>
          <table:covered-table-cell table:style-name="ce18" table:formula="oooc:=[.S35]*SQRT(([.P35]/[.O35])^2+([.R35]/[.Q35])^2)" office:value-type="float" office:value="0">
            <text:p>#DIV/0!</text:p>
          </table:covered-table-cell>
          <table:table-cell table:formula="oooc:=ABS([.B35]-[.$S$56])" office:value-type="float" office:value="5.53433629612033">
            <text:p>5,5343</text:p>
          </table:table-cell>
          <table:table-cell table:formula="oooc:=SQRT([.C35]^2+[.$S$58]^2)" office:value-type="float" office:value="0.11466331387317">
            <text:p>0,1147</text:p>
          </table:table-cell>
          <table:table-cell table:formula="oooc:=ABS(([.D35]*[.$B$57]*[.$B$58])/(2*[.$B$59]*[.$B$60]*[.U35]*[.G35])*10000)" office:value-type="float" office:value="0.501983448946501">
            <text:p>0,5020</text:p>
          </table:table-cell>
          <table:table-cell table:formula="oooc:=[.W35]*SQRT(([.C35]/[.B35])^2+((0.1*[.G35])/[.G35])^2+([.E35]/[.D35])^2)" office:value-type="float" office:value="0.0505897869157594">
            <text:p>0,0506</text:p>
          </table:table-cell>
          <table:table-cell table:formula="oooc:=[.W35]/[.X35]^2" office:value-type="float" office:value="196.138883048044">
            <text:p>196,1389</text:p>
          </table:table-cell>
          <table:table-cell table:formula="oooc:=1/[.X35]^2" office:value-type="float" office:value="390.727788853747">
            <text:p>390,7278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2.5">
            <text:p>52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36]+2*[.I36]+4*[.K36])/3" office:value-type="float" office:value="8.10333333333333">
            <text:p>8,1033</text:p>
          </table:table-cell>
          <table:table-cell table:style-name="ce8" table:formula="oooc:=STDEV([.H36];[.J36];[.L36])" office:value-type="float" office:value="0.0624286259125839">
            <text:p>0,0624</text:p>
          </table:table-cell>
          <table:table-cell office:value-type="float" office:value="68710">
            <text:p>68710,0000</text:p>
          </table:table-cell>
          <table:table-cell table:style-name="ce7" table:formula="oooc:=2*PI()*1000000/[.F36]" office:value-type="float" office:value="91.4449906444417">
            <text:p>91,4450</text:p>
          </table:table-cell>
          <table:table-cell office:value-type="float" office:value="8.032">
            <text:p>8,0320</text:p>
          </table:table-cell>
          <table:table-cell office:value-type="float" office:value="4.065">
            <text:p>4,0650</text:p>
          </table:table-cell>
          <table:table-cell table:style-name="ce7" table:formula="oooc:=[.I36]*2" office:value-type="float" office:value="8.13">
            <text:p>8,1300</text:p>
          </table:table-cell>
          <table:table-cell table:style-name="ce11" office:value-type="float" office:value="2.037">
            <text:p>2,0370</text:p>
          </table:table-cell>
          <table:table-cell table:style-name="ce14" table:formula="oooc:=[.K36]*4" office:value-type="float" office:value="8.148">
            <text:p>8,1480</text:p>
          </table:table-cell>
          <table:covered-table-cell table:style-name="ce16" table:formula="oooc:=AVERAGE([.G36:.G46])" office:value-type="float" office:value="102.885087664237">
            <text:p>102,8851</text:p>
          </table:covered-table-cell>
          <table:covered-table-cell table:style-name="ce17"/>
          <table:covered-table-cell table:number-columns-repeated="4"/>
          <table:covered-table-cell table:style-name="ce18" table:formula="oooc:=-[.Q36]/[.O36]" office:value-type="float" office:value="0">
            <text:p>#DIV/0!</text:p>
          </table:covered-table-cell>
          <table:covered-table-cell table:style-name="ce18" table:formula="oooc:=[.S36]*SQRT(([.P36]/[.O36])^2+([.R36]/[.Q36])^2)" office:value-type="float" office:value="0">
            <text:p>#DIV/0!</text:p>
          </table:covered-table-cell>
          <table:table-cell table:formula="oooc:=ABS([.B36]-[.$S$56])" office:value-type="float" office:value="6.03433629612033">
            <text:p>6,0343</text:p>
          </table:table-cell>
          <table:table-cell table:formula="oooc:=SQRT([.C36]^2+[.$S$58]^2)" office:value-type="float" office:value="0.11466331387317">
            <text:p>0,1147</text:p>
          </table:table-cell>
          <table:table-cell table:formula="oooc:=ABS(([.D36]*[.$B$57]*[.$B$58])/(2*[.$B$59]*[.$B$60]*[.U36]*[.G36])*10000)" office:value-type="float" office:value="0.539631903814008">
            <text:p>0,5396</text:p>
          </table:table-cell>
          <table:table-cell table:formula="oooc:=[.W36]*SQRT(([.C36]/[.B36])^2+((0.1*[.G36])/[.G36])^2+([.E36]/[.D36])^2)" office:value-type="float" office:value="0.0541231939928139">
            <text:p>0,0541</text:p>
          </table:table-cell>
          <table:table-cell table:formula="oooc:=[.W36]/[.X36]^2" office:value-type="float" office:value="184.217456692052">
            <text:p>184,2175</text:p>
          </table:table-cell>
          <table:table-cell table:formula="oooc:=1/[.X36]^2" office:value-type="float" office:value="341.376140643355">
            <text:p>341,3761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">
            <text:p>53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37]+2*[.I37]+4*[.K37])/3" office:value-type="float" office:value="9.10166666666667">
            <text:p>9,1017</text:p>
          </table:table-cell>
          <table:table-cell table:style-name="ce8" table:formula="oooc:=STDEV([.H37];[.J37];[.L37])" office:value-type="float" office:value="0.0381357225358762">
            <text:p>0,0381</text:p>
          </table:table-cell>
          <table:table-cell office:value-type="float" office:value="68800">
            <text:p>68800,0000</text:p>
          </table:table-cell>
          <table:table-cell table:style-name="ce7" table:formula="oooc:=2*PI()*1000000/[.F37]" office:value-type="float" office:value="91.3253678369126">
            <text:p>91,3254</text:p>
          </table:table-cell>
          <table:table-cell office:value-type="float" office:value="9.091">
            <text:p>9,0910</text:p>
          </table:table-cell>
          <table:table-cell office:value-type="float" office:value="4.535">
            <text:p>4,5350</text:p>
          </table:table-cell>
          <table:table-cell table:style-name="ce7" table:formula="oooc:=[.I37]*2" office:value-type="float" office:value="9.07">
            <text:p>9,0700</text:p>
          </table:table-cell>
          <table:table-cell table:style-name="ce11" office:value-type="float" office:value="2.286">
            <text:p>2,2860</text:p>
          </table:table-cell>
          <table:table-cell table:style-name="ce14" table:formula="oooc:=[.K37]*4" office:value-type="float" office:value="9.144">
            <text:p>9,1440</text:p>
          </table:table-cell>
          <table:covered-table-cell table:style-name="ce16" table:formula="oooc:=AVERAGE([.G37:.G47])" office:value-type="float" office:value="106.660767316434">
            <text:p>106,6608</text:p>
          </table:covered-table-cell>
          <table:covered-table-cell table:style-name="ce17"/>
          <table:covered-table-cell table:number-columns-repeated="4"/>
          <table:covered-table-cell table:style-name="ce18" table:formula="oooc:=-[.Q37]/[.O37]" office:value-type="float" office:value="0">
            <text:p>#DIV/0!</text:p>
          </table:covered-table-cell>
          <table:covered-table-cell table:style-name="ce18" table:formula="oooc:=[.S37]*SQRT(([.P37]/[.O37])^2+([.R37]/[.Q37])^2)" office:value-type="float" office:value="0">
            <text:p>#DIV/0!</text:p>
          </table:covered-table-cell>
          <table:table-cell table:formula="oooc:=ABS([.B37]-[.$S$56])" office:value-type="float" office:value="6.53433629612033">
            <text:p>6,5343</text:p>
          </table:table-cell>
          <table:table-cell table:formula="oooc:=SQRT([.C37]^2+[.$S$58]^2)" office:value-type="float" office:value="0.11466331387317">
            <text:p>0,1147</text:p>
          </table:table-cell>
          <table:table-cell table:formula="oooc:=ABS(([.D37]*[.$B$57]*[.$B$58])/(2*[.$B$59]*[.$B$60]*[.U37]*[.G37])*10000)" office:value-type="float" office:value="0.560468691565652">
            <text:p>0,5605</text:p>
          </table:table-cell>
          <table:table-cell table:formula="oooc:=[.W37]*SQRT(([.C37]/[.B37])^2+((0.1*[.G37])/[.G37])^2+([.E37]/[.D37])^2)" office:value-type="float" office:value="0.0560961448074362">
            <text:p>0,0561</text:p>
          </table:table-cell>
          <table:table-cell table:formula="oooc:=[.W37]/[.X37]^2" office:value-type="float" office:value="178.108778993125">
            <text:p>178,1088</text:p>
          </table:table-cell>
          <table:table-cell table:formula="oooc:=1/[.X37]^2" office:value-type="float" office:value="317.785420797696">
            <text:p>317,7854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3.5">
            <text:p>53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38]+2*[.I38]+4*[.K38])/3" office:value-type="float" office:value="9.284">
            <text:p>9,2840</text:p>
          </table:table-cell>
          <table:table-cell table:style-name="ce8" table:formula="oooc:=STDEV([.H38];[.J38];[.L38])" office:value-type="float" office:value="0.129938446966246">
            <text:p>0,1299</text:p>
          </table:table-cell>
          <table:table-cell office:value-type="float" office:value="68280">
            <text:p>68280,0000</text:p>
          </table:table-cell>
          <table:table-cell table:style-name="ce7" table:formula="oooc:=2*PI()*1000000/[.F38]" office:value-type="float" office:value="92.0208744460982">
            <text:p>92,0209</text:p>
          </table:table-cell>
          <table:table-cell office:value-type="float" office:value="9.434">
            <text:p>9,4340</text:p>
          </table:table-cell>
          <table:table-cell office:value-type="float" office:value="4.603">
            <text:p>4,6030</text:p>
          </table:table-cell>
          <table:table-cell table:style-name="ce7" table:formula="oooc:=[.I38]*2" office:value-type="float" office:value="9.206">
            <text:p>9,2060</text:p>
          </table:table-cell>
          <table:table-cell table:style-name="ce11" office:value-type="float" office:value="2.303">
            <text:p>2,3030</text:p>
          </table:table-cell>
          <table:table-cell table:style-name="ce14" table:formula="oooc:=[.K38]*4" office:value-type="float" office:value="9.212">
            <text:p>9,2120</text:p>
          </table:table-cell>
          <table:covered-table-cell table:style-name="ce16" table:formula="oooc:=AVERAGE([.G38:.G48])" office:value-type="float" office:value="110.462692221471">
            <text:p>110,4627</text:p>
          </table:covered-table-cell>
          <table:covered-table-cell table:style-name="ce17"/>
          <table:covered-table-cell table:number-columns-repeated="4"/>
          <table:covered-table-cell table:style-name="ce18" table:formula="oooc:=-[.Q38]/[.O38]" office:value-type="float" office:value="0">
            <text:p>#DIV/0!</text:p>
          </table:covered-table-cell>
          <table:covered-table-cell table:style-name="ce18" table:formula="oooc:=[.S38]*SQRT(([.P38]/[.O38])^2+([.R38]/[.Q38])^2)" office:value-type="float" office:value="0">
            <text:p>#DIV/0!</text:p>
          </table:covered-table-cell>
          <table:table-cell table:formula="oooc:=ABS([.B38]-[.$S$56])" office:value-type="float" office:value="7.03433629612033">
            <text:p>7,0343</text:p>
          </table:table-cell>
          <table:table-cell table:formula="oooc:=SQRT([.C38]^2+[.$S$58]^2)" office:value-type="float" office:value="0.11466331387317">
            <text:p>0,1147</text:p>
          </table:table-cell>
          <table:table-cell table:formula="oooc:=ABS(([.D38]*[.$B$57]*[.$B$58])/(2*[.$B$59]*[.$B$60]*[.U38]*[.G38])*10000)" office:value-type="float" office:value="0.527046571116536">
            <text:p>0,5270</text:p>
          </table:table-cell>
          <table:table-cell table:formula="oooc:=[.W38]*SQRT(([.C38]/[.B38])^2+((0.1*[.G38])/[.G38])^2+([.E38]/[.D38])^2)" office:value-type="float" office:value="0.0532184520203187">
            <text:p>0,0532</text:p>
          </table:table-cell>
          <table:table-cell table:formula="oooc:=[.W38]/[.X38]^2" office:value-type="float" office:value="186.09063434623">
            <text:p>186,0906</text:p>
          </table:table-cell>
          <table:table-cell table:formula="oooc:=1/[.X38]^2" office:value-type="float" office:value="353.081956214992">
            <text:p>353,0820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">
            <text:p>54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39]+2*[.I39]+4*[.K39])/3" office:value-type="float" office:value="10.1033333333333">
            <text:p>10,1033</text:p>
          </table:table-cell>
          <table:table-cell table:style-name="ce8" table:formula="oooc:=STDEV([.H39];[.J39];[.L39])" office:value-type="float" office:value="0.0472581562625258">
            <text:p>0,0473</text:p>
          </table:table-cell>
          <table:table-cell office:value-type="float" office:value="68500">
            <text:p>68500,0000</text:p>
          </table:table-cell>
          <table:table-cell table:style-name="ce7" table:formula="oooc:=2*PI()*1000000/[.F39]" office:value-type="float" office:value="91.7253329515268">
            <text:p>91,7253</text:p>
          </table:table-cell>
          <table:table-cell office:value-type="float" office:value="10.05">
            <text:p>10,0500</text:p>
          </table:table-cell>
          <table:table-cell office:value-type="float" office:value="5.07">
            <text:p>5,0700</text:p>
          </table:table-cell>
          <table:table-cell table:style-name="ce7" table:formula="oooc:=[.I39]*2" office:value-type="float" office:value="10.14">
            <text:p>10,1400</text:p>
          </table:table-cell>
          <table:table-cell table:style-name="ce11" office:value-type="float" office:value="2.53">
            <text:p>2,5300</text:p>
          </table:table-cell>
          <table:table-cell table:style-name="ce14" table:formula="oooc:=[.K39]*4" office:value-type="float" office:value="10.12">
            <text:p>10,1200</text:p>
          </table:table-cell>
          <table:covered-table-cell table:style-name="ce16" table:formula="oooc:=AVERAGE([.G39:.G49])" office:value-type="float" office:value="114.147762912754">
            <text:p>114,1478</text:p>
          </table:covered-table-cell>
          <table:covered-table-cell table:style-name="ce17"/>
          <table:covered-table-cell table:number-columns-repeated="4"/>
          <table:covered-table-cell table:style-name="ce18" table:formula="oooc:=-[.Q39]/[.O39]" office:value-type="float" office:value="0">
            <text:p>#DIV/0!</text:p>
          </table:covered-table-cell>
          <table:covered-table-cell table:style-name="ce18" table:formula="oooc:=[.S39]*SQRT(([.P39]/[.O39])^2+([.R39]/[.Q39])^2)" office:value-type="float" office:value="0">
            <text:p>#DIV/0!</text:p>
          </table:covered-table-cell>
          <table:table-cell table:formula="oooc:=ABS([.B39]-[.$S$56])" office:value-type="float" office:value="7.53433629612033">
            <text:p>7,5343</text:p>
          </table:table-cell>
          <table:table-cell table:formula="oooc:=SQRT([.C39]^2+[.$S$58]^2)" office:value-type="float" office:value="0.11466331387317">
            <text:p>0,1147</text:p>
          </table:table-cell>
          <table:table-cell table:formula="oooc:=ABS(([.D39]*[.$B$57]*[.$B$58])/(2*[.$B$59]*[.$B$60]*[.U39]*[.G39])*10000)" office:value-type="float" office:value="0.537221923122372">
            <text:p>0,5372</text:p>
          </table:table-cell>
          <table:table-cell table:formula="oooc:=[.W39]*SQRT(([.C39]/[.B39])^2+((0.1*[.G39])/[.G39])^2+([.E39]/[.D39])^2)" office:value-type="float" office:value="0.0537810211659503">
            <text:p>0,0538</text:p>
          </table:table-cell>
          <table:table-cell table:formula="oooc:=[.W39]/[.X39]^2" office:value-type="float" office:value="185.735807790564">
            <text:p>185,7358</text:p>
          </table:table-cell>
          <table:table-cell table:formula="oooc:=1/[.X39]^2" office:value-type="float" office:value="345.733857455136">
            <text:p>345,7339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4.5">
            <text:p>54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40]+2*[.I40]+4*[.K40])/3" office:value-type="float" office:value="11.2713333333333">
            <text:p>11,2713</text:p>
          </table:table-cell>
          <table:table-cell table:style-name="ce8" table:formula="oooc:=STDEV([.H40];[.J40];[.L40])" office:value-type="float" office:value="0.165847319343224">
            <text:p>0,1658</text:p>
          </table:table-cell>
          <table:table-cell office:value-type="float" office:value="68640">
            <text:p>68640,0000</text:p>
          </table:table-cell>
          <table:table-cell table:style-name="ce7" table:formula="oooc:=2*PI()*1000000/[.F40]" office:value-type="float" office:value="91.5382474822201">
            <text:p>91,5382</text:p>
          </table:table-cell>
          <table:table-cell office:value-type="float" office:value="11.236">
            <text:p>11,2360</text:p>
          </table:table-cell>
          <table:table-cell office:value-type="float" office:value="5.563">
            <text:p>5,5630</text:p>
          </table:table-cell>
          <table:table-cell table:style-name="ce7" table:formula="oooc:=[.I40]*2" office:value-type="float" office:value="11.126">
            <text:p>11,1260</text:p>
          </table:table-cell>
          <table:table-cell table:style-name="ce11" office:value-type="float" office:value="2.863">
            <text:p>2,8630</text:p>
          </table:table-cell>
          <table:table-cell table:style-name="ce14" table:formula="oooc:=[.K40]*4" office:value-type="float" office:value="11.452">
            <text:p>11,4520</text:p>
          </table:table-cell>
          <table:covered-table-cell table:style-name="ce16" table:formula="oooc:=AVERAGE([.G40:.G50])" office:value-type="float" office:value="117.834331318461">
            <text:p>117,8343</text:p>
          </table:covered-table-cell>
          <table:covered-table-cell table:style-name="ce17"/>
          <table:covered-table-cell table:number-columns-repeated="4"/>
          <table:covered-table-cell table:style-name="ce18" table:formula="oooc:=-[.Q40]/[.O40]" office:value-type="float" office:value="0">
            <text:p>#DIV/0!</text:p>
          </table:covered-table-cell>
          <table:covered-table-cell table:style-name="ce18" table:formula="oooc:=[.S40]*SQRT(([.P40]/[.O40])^2+([.R40]/[.Q40])^2)" office:value-type="float" office:value="0">
            <text:p>#DIV/0!</text:p>
          </table:covered-table-cell>
          <table:table-cell table:formula="oooc:=ABS([.B40]-[.$S$56])" office:value-type="float" office:value="8.03433629612033">
            <text:p>8,0343</text:p>
          </table:table-cell>
          <table:table-cell table:formula="oooc:=SQRT([.C40]^2+[.$S$58]^2)" office:value-type="float" office:value="0.11466331387317">
            <text:p>0,1147</text:p>
          </table:table-cell>
          <table:table-cell table:formula="oooc:=ABS(([.D40]*[.$B$57]*[.$B$58])/(2*[.$B$59]*[.$B$60]*[.U40]*[.G40])*10000)" office:value-type="float" office:value="0.563178461919188">
            <text:p>0,5632</text:p>
          </table:table-cell>
          <table:table-cell table:formula="oooc:=[.W40]*SQRT(([.C40]/[.B40])^2+((0.1*[.G40])/[.G40])^2+([.E40]/[.D40])^2)" office:value-type="float" office:value="0.0569243279330336">
            <text:p>0,0569</text:p>
          </table:table-cell>
          <table:table-cell table:formula="oooc:=[.W40]/[.X40]^2" office:value-type="float" office:value="173.800176674426">
            <text:p>173,8002</text:p>
          </table:table-cell>
          <table:table-cell table:formula="oooc:=1/[.X40]^2" office:value-type="float" office:value="308.605865505143">
            <text:p>308,6059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">
            <text:p>55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41]+2*[.I41]+4*[.K41])/3" office:value-type="float" office:value="11.297">
            <text:p>11,2970</text:p>
          </table:table-cell>
          <table:table-cell table:style-name="ce8" table:formula="oooc:=STDEV([.H41];[.J41];[.L41])" office:value-type="float" office:value="0.22880777958802">
            <text:p>0,2288</text:p>
          </table:table-cell>
          <table:table-cell office:value-type="float" office:value="68610">
            <text:p>68610,0000</text:p>
          </table:table-cell>
          <table:table-cell table:style-name="ce7" table:formula="oooc:=2*PI()*1000000/[.F41]" office:value-type="float" office:value="91.5782729511673">
            <text:p>91,5783</text:p>
          </table:table-cell>
          <table:table-cell office:value-type="float" office:value="11.561">
            <text:p>11,5610</text:p>
          </table:table-cell>
          <table:table-cell office:value-type="float" office:value="5.587">
            <text:p>5,5870</text:p>
          </table:table-cell>
          <table:table-cell table:style-name="ce7" table:formula="oooc:=[.I41]*2" office:value-type="float" office:value="11.174">
            <text:p>11,1740</text:p>
          </table:table-cell>
          <table:table-cell table:style-name="ce11" office:value-type="float" office:value="2.789">
            <text:p>2,7890</text:p>
          </table:table-cell>
          <table:table-cell table:style-name="ce14" table:formula="oooc:=[.K41]*4" office:value-type="float" office:value="11.156">
            <text:p>11,1560</text:p>
          </table:table-cell>
          <table:covered-table-cell table:style-name="ce16" table:formula="oooc:=AVERAGE([.G41:.G51])" office:value-type="float" office:value="121.464935781175">
            <text:p>121,4649</text:p>
          </table:covered-table-cell>
          <table:covered-table-cell table:style-name="ce17"/>
          <table:covered-table-cell table:number-columns-repeated="4"/>
          <table:covered-table-cell table:style-name="ce18" table:formula="oooc:=-[.Q41]/[.O41]" office:value-type="float" office:value="0">
            <text:p>#DIV/0!</text:p>
          </table:covered-table-cell>
          <table:covered-table-cell table:style-name="ce18" table:formula="oooc:=[.S41]*SQRT(([.P41]/[.O41])^2+([.R41]/[.Q41])^2)" office:value-type="float" office:value="0">
            <text:p>#DIV/0!</text:p>
          </table:covered-table-cell>
          <table:table-cell table:formula="oooc:=ABS([.B41]-[.$S$56])" office:value-type="float" office:value="8.53433629612033">
            <text:p>8,5343</text:p>
          </table:table-cell>
          <table:table-cell table:formula="oooc:=SQRT([.C41]^2+[.$S$58]^2)" office:value-type="float" office:value="0.11466331387317">
            <text:p>0,1147</text:p>
          </table:table-cell>
          <table:table-cell table:formula="oooc:=ABS(([.D41]*[.$B$57]*[.$B$58])/(2*[.$B$59]*[.$B$60]*[.U41]*[.G41])*10000)" office:value-type="float" office:value="0.531158665325756">
            <text:p>0,5312</text:p>
          </table:table-cell>
          <table:table-cell table:formula="oooc:=[.W41]*SQRT(([.C41]/[.B41])^2+((0.1*[.G41])/[.G41])^2+([.E41]/[.D41])^2)" office:value-type="float" office:value="0.0541944588990654">
            <text:p>0,0542</text:p>
          </table:table-cell>
          <table:table-cell table:formula="oooc:=[.W41]/[.X41]^2" office:value-type="float" office:value="180.848329709642">
            <text:p>180,8483</text:p>
          </table:table-cell>
          <table:table-cell table:formula="oooc:=1/[.X41]^2" office:value-type="float" office:value="340.478921865519">
            <text:p>340,4789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5" office:value-type="float" office:value="55.5">
            <text:p>55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42]+2*[.I42]+4*[.K42])/3" office:value-type="float" office:value="12.2813333333333">
            <text:p>12,2813</text:p>
          </table:table-cell>
          <table:table-cell table:style-name="ce8" table:formula="oooc:=STDEV([.H42];[.J42];[.L42])" office:value-type="float" office:value="0.106851922459698">
            <text:p>0,1069</text:p>
          </table:table-cell>
          <table:table-cell office:value-type="float" office:value="68600">
            <text:p>68600,0000</text:p>
          </table:table-cell>
          <table:table-cell table:style-name="ce7" table:formula="oooc:=2*PI()*1000000/[.F42]" office:value-type="float" office:value="91.5916225536383">
            <text:p>91,5916</text:p>
          </table:table-cell>
          <table:table-cell office:value-type="float" office:value="12.346">
            <text:p>12,3460</text:p>
          </table:table-cell>
          <table:table-cell office:value-type="float" office:value="6.079">
            <text:p>6,0790</text:p>
          </table:table-cell>
          <table:table-cell table:style-name="ce7" table:formula="oooc:=[.I42]*2" office:value-type="float" office:value="12.158">
            <text:p>12,1580</text:p>
          </table:table-cell>
          <table:table-cell table:style-name="ce11" office:value-type="float" office:value="3.085">
            <text:p>3,0850</text:p>
          </table:table-cell>
          <table:table-cell table:style-name="ce14" table:formula="oooc:=[.K42]*4" office:value-type="float" office:value="12.34">
            <text:p>12,3400</text:p>
          </table:table-cell>
          <table:covered-table-cell table:style-name="ce16" table:formula="oooc:=AVERAGE([.G42:.G52])" office:value-type="float" office:value="125.190242971997">
            <text:p>125,1902</text:p>
          </table:covered-table-cell>
          <table:covered-table-cell table:style-name="ce17"/>
          <table:covered-table-cell table:number-columns-repeated="4"/>
          <table:covered-table-cell table:style-name="ce18" table:formula="oooc:=-[.Q42]/[.O42]" office:value-type="float" office:value="0">
            <text:p>#DIV/0!</text:p>
          </table:covered-table-cell>
          <table:covered-table-cell table:style-name="ce18" table:formula="oooc:=[.S42]*SQRT(([.P42]/[.O42])^2+([.R42]/[.Q42])^2)" office:value-type="float" office:value="0">
            <text:p>#DIV/0!</text:p>
          </table:covered-table-cell>
          <table:table-cell table:formula="oooc:=ABS([.B42]-[.$S$56])" office:value-type="float" office:value="9.03433629612033">
            <text:p>9,0343</text:p>
          </table:table-cell>
          <table:table-cell table:formula="oooc:=SQRT([.C42]^2+[.$S$58]^2)" office:value-type="float" office:value="0.11466331387317">
            <text:p>0,1147</text:p>
          </table:table-cell>
          <table:table-cell table:formula="oooc:=ABS(([.D42]*[.$B$57]*[.$B$58])/(2*[.$B$59]*[.$B$60]*[.U42]*[.G42])*10000)" office:value-type="float" office:value="0.5454021642405">
            <text:p>0,5454</text:p>
          </table:table-cell>
          <table:table-cell table:formula="oooc:=[.W42]*SQRT(([.C42]/[.B42])^2+((0.1*[.G42])/[.G42])^2+([.E42]/[.D42])^2)" office:value-type="float" office:value="0.0547463396063373">
            <text:p>0,0547</text:p>
          </table:table-cell>
          <table:table-cell table:formula="oooc:=[.W42]/[.X42]^2" office:value-type="float" office:value="181.972885943154">
            <text:p>181,9729</text:p>
          </table:table-cell>
          <table:table-cell table:formula="oooc:=1/[.X42]^2" office:value-type="float" office:value="333.648998618405">
            <text:p>333,6490</text:p>
          </table:table-cell>
          <table:table-cell table:number-columns-repeated="230"/>
        </table:table-row>
        <table:table-row table:style-name="ro2">
          <table:covered-table-cell table:style-name="ce1"/>
          <table:table-cell table:style-name="ce6" office:value-type="float" office:value="56">
            <text:p>56,0000</text:p>
          </table:table-cell>
          <table:table-cell table:style-name="ce7" office:value-type="float" office:value="0.01">
            <text:p>0,0100</text:p>
          </table:table-cell>
          <table:table-cell table:style-name="ce9" table:formula="oooc:=([.H43]+2*[.I43]+4*[.K43])/3" office:value-type="float" office:value="12.873">
            <text:p>12,8730</text:p>
          </table:table-cell>
          <table:table-cell table:style-name="ce9" table:formula="oooc:=STDEV([.H43];[.J43];[.L43])" office:value-type="float" office:value="0.288577545904044">
            <text:p>0,2886</text:p>
          </table:table-cell>
          <table:table-cell table:style-name="ce9" office:value-type="float" office:value="68800">
            <text:p>68800,0000</text:p>
          </table:table-cell>
          <table:table-cell table:style-name="ce7" table:formula="oooc:=2*PI()*1000000/[.F43]" office:value-type="float" office:value="91.3253678369126">
            <text:p>91,3254</text:p>
          </table:table-cell>
          <table:table-cell table:style-name="ce9" office:value-type="float" office:value="13.029">
            <text:p>13,0290</text:p>
          </table:table-cell>
          <table:table-cell table:style-name="ce9" office:value-type="float" office:value="6.525">
            <text:p>6,5250</text:p>
          </table:table-cell>
          <table:table-cell table:style-name="ce7" table:formula="oooc:=[.I43]*2" office:value-type="float" office:value="13.05">
            <text:p>13,0500</text:p>
          </table:table-cell>
          <table:table-cell table:style-name="ce12" office:value-type="float" office:value="3.135">
            <text:p>3,1350</text:p>
          </table:table-cell>
          <table:table-cell table:style-name="ce14" table:formula="oooc:=[.K43]*4" office:value-type="float" office:value="12.54">
            <text:p>12,5400</text:p>
          </table:table-cell>
          <table:covered-table-cell table:style-name="ce16" table:formula="oooc:=AVERAGE([.G43:.G53])" office:value-type="float" office:value="128.888966868421">
            <text:p>128,8890</text:p>
          </table:covered-table-cell>
          <table:covered-table-cell table:style-name="ce17"/>
          <table:covered-table-cell table:number-columns-repeated="4"/>
          <table:covered-table-cell table:style-name="ce18" table:formula="oooc:=-[.Q43]/[.O43]" office:value-type="float" office:value="0">
            <text:p>#DIV/0!</text:p>
          </table:covered-table-cell>
          <table:covered-table-cell table:style-name="ce18" table:formula="oooc:=[.S43]*SQRT(([.P43]/[.O43])^2+([.R43]/[.Q43])^2)" office:value-type="float" office:value="0">
            <text:p>#DIV/0!</text:p>
          </table:covered-table-cell>
          <table:table-cell table:formula="oooc:=ABS([.B43]-[.$S$56])" office:value-type="float" office:value="9.53433629612033">
            <text:p>9,5343</text:p>
          </table:table-cell>
          <table:table-cell table:formula="oooc:=SQRT([.C43]^2+[.$S$58]^2)" office:value-type="float" office:value="0.11466331387317">
            <text:p>0,1147</text:p>
          </table:table-cell>
          <table:table-cell table:formula="oooc:=ABS(([.D43]*[.$B$57]*[.$B$58])/(2*[.$B$59]*[.$B$60]*[.U43]*[.G43])*10000)" office:value-type="float" office:value="0.543276871167465">
            <text:p>0,5433</text:p>
          </table:table-cell>
          <table:table-cell table:formula="oooc:=[.W43]*SQRT(([.C43]/[.B43])^2+((0.1*[.G43])/[.G43])^2+([.E43]/[.D43])^2)" office:value-type="float" office:value="0.0556761153125264">
            <text:p>0,0557</text:p>
          </table:table-cell>
          <table:table-cell table:formula="oooc:=[.W43]/[.X43]^2" office:value-type="float" office:value="175.260225032942">
            <text:p>175,2602</text:p>
          </table:table-cell>
          <table:table-cell table:formula="oooc:=1/[.X43]^2" office:value-type="float" office:value="322.598355156037">
            <text:p>322,5984</text:p>
          </table:table-cell>
          <table:table-cell table:number-columns-repeated="230"/>
        </table:table-row>
        <table:table-row table:style-name="ro2">
          <table:table-cell table:style-name="ce2" office:value-type="string" table:number-columns-spanned="1" table:number-rows-spanned="11">
            <text:p>7,5V</text:p>
          </table:table-cell>
          <table:table-cell table:style-name="ce4" office:value-type="float" office:value="51">
            <text:p>51,0000</text:p>
          </table:table-cell>
          <table:table-cell table:style-name="ce7" office:value-type="float" office:value="0.01">
            <text:p>0,0100</text:p>
          </table:table-cell>
          <table:table-cell table:style-name="ce7" table:formula="oooc:=([.H44]+2*[.I44]+4*[.K44])/3" office:value-type="float" office:value="9.46033333333333">
            <text:p>9,4603</text:p>
          </table:table-cell>
          <table:table-cell table:style-name="ce7" table:formula="oooc:=STDEV([.H44];[.J44];[.L44])" office:value-type="float" office:value="0.24652856494397">
            <text:p>0,2465</text:p>
          </table:table-cell>
          <table:table-cell table:style-name="ce7" office:value-type="float" office:value="47200">
            <text:p>47200,0000</text:p>
          </table:table-cell>
          <table:table-cell table:style-name="ce7" table:formula="oooc:=2*PI()*1000000/[.F44]" office:value-type="float" office:value="133.118332779229">
            <text:p>133,1183</text:p>
          </table:table-cell>
          <table:table-cell table:style-name="ce7" office:value-type="float" office:value="9.709">
            <text:p>9,7090</text:p>
          </table:table-cell>
          <table:table-cell table:style-name="ce7" office:value-type="float" office:value="4.728">
            <text:p>4,7280</text:p>
          </table:table-cell>
          <table:table-cell table:style-name="ce7" table:formula="oooc:=[.I44]*2" office:value-type="float" office:value="9.456">
            <text:p>9,4560</text:p>
          </table:table-cell>
          <table:table-cell table:style-name="ce10" office:value-type="float" office:value="2.304">
            <text:p>2,3040</text:p>
          </table:table-cell>
          <table:table-cell table:style-name="ce13" table:formula="oooc:=[.K44]*4" office:value-type="float" office:value="9.216">
            <text:p>9,2160</text:p>
          </table:table-cell>
          <table:table-cell table:style-name="ce16" table:formula="oooc:=AVERAGE([.G44:.G54])" office:value-type="float" office:value="132.536423552664" table:number-columns-spanned="1" table:number-rows-spanned="11">
            <text:p>132,5364</text:p>
          </table:table-cell>
          <table:table-cell table:style-name="ce16" table:formula="oooc:=STDEV([.G44:.G54])" office:value-type="float" office:value="0.620302094735021" table:number-columns-spanned="1" table:number-rows-spanned="11">
            <text:p>0,6203</text:p>
          </table:table-cell>
          <table:table-cell table:style-name="ce18" office:value-type="float" office:value="1.839" table:number-columns-spanned="1" table:number-rows-spanned="11">
            <text:p>1,8390</text:p>
          </table:table-cell>
          <table:table-cell table:style-name="ce18" office:value-type="float" office:value="0.01649" table:number-columns-spanned="1" table:number-rows-spanned="11">
            <text:p>0,0165</text:p>
          </table:table-cell>
          <table:table-cell table:style-name="ce18" office:value-type="float" office:value="-84.84" table:number-columns-spanned="1" table:number-rows-spanned="11">
            <text:p>-84,8400</text:p>
          </table:table-cell>
          <table:table-cell table:style-name="ce18" office:value-type="float" office:value="0.8919" table:number-columns-spanned="1" table:number-rows-spanned="11">
            <text:p>0,8919</text:p>
          </table:table-cell>
          <table:table-cell table:style-name="ce18" table:formula="oooc:=-[.Q44]/[.O44]" office:value-type="float" office:value="46.1337683523654" table:number-columns-spanned="1" table:number-rows-spanned="11">
            <text:p>46,1338</text:p>
          </table:table-cell>
          <table:table-cell table:style-name="ce18" table:formula="oooc:=[.S44]*SQRT(([.P44]/[.O44])^2+([.R44]/[.Q44])^2)" office:value-type="float" office:value="0.637450371294644" table:number-columns-spanned="1" table:number-rows-spanned="11">
            <text:p>0,6375</text:p>
          </table:table-cell>
          <table:table-cell table:formula="oooc:=ABS([.B44]-[.$S$56])" office:value-type="float" office:value="4.53433629612033">
            <text:p>4,5343</text:p>
          </table:table-cell>
          <table:table-cell table:formula="oooc:=SQRT([.C44]^2+[.$S$58]^2)" office:value-type="float" office:value="0.11466331387317">
            <text:p>0,1147</text:p>
          </table:table-cell>
          <table:table-cell table:formula="oooc:=ABS(([.D44]*[.$B$57]*[.$B$58])/(2*[.$B$59]*[.$B$60]*[.U44]*[.G44])*10000)" office:value-type="float" office:value="0.575941251316263">
            <text:p>0,5759</text:p>
          </table:table-cell>
          <table:table-cell table:formula="oooc:=[.W44]*SQRT(([.C44]/[.B44])^2+((0.1*[.G44])/[.G44])^2+([.E44]/[.D44])^2)" office:value-type="float" office:value="0.059517668330158">
            <text:p>0,0595</text:p>
          </table:table-cell>
          <table:table-cell table:formula="oooc:=[.W44]/[.X44]^2" office:value-type="float" office:value="162.587205952619">
            <text:p>162,5872</text:p>
          </table:table-cell>
          <table:table-cell table:formula="oooc:=1/[.X44]^2" office:value-type="float" office:value="282.2982475748">
            <text:p>282,2982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1.5">
            <text:p>51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45]+2*[.I45]+4*[.K45])/3" office:value-type="float" office:value="9.86866666666667">
            <text:p>9,8687</text:p>
          </table:table-cell>
          <table:table-cell table:style-name="ce8" table:formula="oooc:=STDEV([.H45];[.J45];[.L45])" office:value-type="float" office:value="0.0852369247059825">
            <text:p>0,0852</text:p>
          </table:table-cell>
          <table:table-cell office:value-type="float" office:value="47230">
            <text:p>47230,0000</text:p>
          </table:table-cell>
          <table:table-cell table:style-name="ce7" table:formula="oooc:=2*PI()*1000000/[.F45]" office:value-type="float" office:value="133.033777412229">
            <text:p>133,0338</text:p>
          </table:table-cell>
          <table:table-cell office:value-type="float" office:value="9.95">
            <text:p>9,9500</text:p>
          </table:table-cell>
          <table:table-cell office:value-type="float" office:value="4.938">
            <text:p>4,9380</text:p>
          </table:table-cell>
          <table:table-cell table:style-name="ce7" table:formula="oooc:=[.I45]*2" office:value-type="float" office:value="9.876">
            <text:p>9,8760</text:p>
          </table:table-cell>
          <table:table-cell table:style-name="ce11" office:value-type="float" office:value="2.445">
            <text:p>2,4450</text:p>
          </table:table-cell>
          <table:table-cell table:style-name="ce14" table:formula="oooc:=[.K45]*4" office:value-type="float" office:value="9.78">
            <text:p>9,7800</text:p>
          </table:table-cell>
          <table:covered-table-cell table:style-name="ce16" table:formula="oooc:=AVERAGE([.G45:.G55])" office:value-type="float" office:value="132.478232630008">
            <text:p>132,4782</text:p>
          </table:covered-table-cell>
          <table:covered-table-cell table:style-name="ce17"/>
          <table:covered-table-cell table:number-columns-repeated="4"/>
          <table:covered-table-cell table:style-name="ce18" table:formula="oooc:=-[.Q45]/[.O45]" office:value-type="float" office:value="0">
            <text:p>#DIV/0!</text:p>
          </table:covered-table-cell>
          <table:covered-table-cell table:style-name="ce18" table:formula="oooc:=[.S45]*SQRT(([.P45]/[.O45])^2+([.R45]/[.Q45])^2)" office:value-type="float" office:value="0">
            <text:p>#DIV/0!</text:p>
          </table:covered-table-cell>
          <table:table-cell table:formula="oooc:=ABS([.B45]-[.$S$56])" office:value-type="float" office:value="5.03433629612033">
            <text:p>5,0343</text:p>
          </table:table-cell>
          <table:table-cell table:formula="oooc:=SQRT([.C45]^2+[.$S$58]^2)" office:value-type="float" office:value="0.11466331387317">
            <text:p>0,1147</text:p>
          </table:table-cell>
          <table:table-cell table:formula="oooc:=ABS(([.D45]*[.$B$57]*[.$B$58])/(2*[.$B$59]*[.$B$60]*[.U45]*[.G45])*10000)" office:value-type="float" office:value="0.541474086806176">
            <text:p>0,5415</text:p>
          </table:table-cell>
          <table:table-cell table:formula="oooc:=[.W45]*SQRT(([.C45]/[.B45])^2+((0.1*[.G45])/[.G45])^2+([.E45]/[.D45])^2)" office:value-type="float" office:value="0.054349104826606">
            <text:p>0,0543</text:p>
          </table:table-cell>
          <table:table-cell table:formula="oooc:=[.W45]/[.X45]^2" office:value-type="float" office:value="183.312840461793">
            <text:p>183,3128</text:p>
          </table:table-cell>
          <table:table-cell table:formula="oooc:=1/[.X45]^2" office:value-type="float" office:value="338.544068734745">
            <text:p>338,5441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2">
            <text:p>52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46]+2*[.I46]+4*[.K46])/3" office:value-type="float" office:value="10.467">
            <text:p>10,4670</text:p>
          </table:table-cell>
          <table:table-cell table:style-name="ce8" table:formula="oooc:=STDEV([.H46];[.J46];[.L46])" office:value-type="float" office:value="0.090338253248555">
            <text:p>0,0903</text:p>
          </table:table-cell>
          <table:table-cell office:value-type="float" office:value="47230">
            <text:p>47230,0000</text:p>
          </table:table-cell>
          <table:table-cell table:style-name="ce7" table:formula="oooc:=2*PI()*1000000/[.F46]" office:value-type="float" office:value="133.033777412229">
            <text:p>133,0338</text:p>
          </table:table-cell>
          <table:table-cell office:value-type="float" office:value="10.363">
            <text:p>10,3630</text:p>
          </table:table-cell>
          <table:table-cell office:value-type="float" office:value="5.263">
            <text:p>5,2630</text:p>
          </table:table-cell>
          <table:table-cell table:style-name="ce7" table:formula="oooc:=[.I46]*2" office:value-type="float" office:value="10.526">
            <text:p>10,5260</text:p>
          </table:table-cell>
          <table:table-cell table:style-name="ce11" office:value-type="float" office:value="2.628">
            <text:p>2,6280</text:p>
          </table:table-cell>
          <table:table-cell table:style-name="ce14" table:formula="oooc:=[.K46]*4" office:value-type="float" office:value="10.512">
            <text:p>10,5120</text:p>
          </table:table-cell>
          <table:covered-table-cell table:style-name="ce16" table:formula="oooc:=AVERAGE([.G46:.G56])" office:value-type="float" office:value="132.416505431983">
            <text:p>132,4165</text:p>
          </table:covered-table-cell>
          <table:covered-table-cell table:style-name="ce17"/>
          <table:covered-table-cell table:number-columns-repeated="4"/>
          <table:covered-table-cell table:style-name="ce18" table:formula="oooc:=-[.Q46]/[.O46]" office:value-type="float" office:value="0">
            <text:p>#DIV/0!</text:p>
          </table:covered-table-cell>
          <table:covered-table-cell table:style-name="ce18" table:formula="oooc:=[.S46]*SQRT(([.P46]/[.O46])^2+([.R46]/[.Q46])^2)" office:value-type="float" office:value="0">
            <text:p>#DIV/0!</text:p>
          </table:covered-table-cell>
          <table:table-cell table:formula="oooc:=ABS([.B46]-[.$S$56])" office:value-type="float" office:value="5.53433629612033">
            <text:p>5,5343</text:p>
          </table:table-cell>
          <table:table-cell table:formula="oooc:=SQRT([.C46]^2+[.$S$58]^2)" office:value-type="float" office:value="0.11466331387317">
            <text:p>0,1147</text:p>
          </table:table-cell>
          <table:table-cell table:formula="oooc:=ABS(([.D46]*[.$B$57]*[.$B$58])/(2*[.$B$59]*[.$B$60]*[.U46]*[.G46])*10000)" office:value-type="float" office:value="0.52241796028727">
            <text:p>0,5224</text:p>
          </table:table-cell>
          <table:table-cell table:formula="oooc:=[.W46]*SQRT(([.C46]/[.B46])^2+((0.1*[.G46])/[.G46])^2+([.E46]/[.D46])^2)" office:value-type="float" office:value="0.0524361062643148">
            <text:p>0,0524</text:p>
          </table:table-cell>
          <table:table-cell table:formula="oooc:=[.W46]/[.X46]^2" office:value-type="float" office:value="190.001587410284">
            <text:p>190,0016</text:p>
          </table:table-cell>
          <table:table-cell table:formula="oooc:=1/[.X46]^2" office:value-type="float" office:value="363.696507114352">
            <text:p>363,6965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2.5">
            <text:p>52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47]+2*[.I47]+4*[.K47])/3" office:value-type="float" office:value="11.9076666666667">
            <text:p>11,9077</text:p>
          </table:table-cell>
          <table:table-cell table:style-name="ce8" table:formula="oooc:=STDEV([.H47];[.J47];[.L47])" office:value-type="float" office:value="0.0805253583247742">
            <text:p>0,0805</text:p>
          </table:table-cell>
          <table:table-cell office:value-type="float" office:value="47250">
            <text:p>47250,0000</text:p>
          </table:table-cell>
          <table:table-cell table:style-name="ce7" table:formula="oooc:=2*PI()*1000000/[.F47]" office:value-type="float" office:value="132.977466818616">
            <text:p>132,9775</text:p>
          </table:table-cell>
          <table:table-cell office:value-type="float" office:value="11.967">
            <text:p>11,9670</text:p>
          </table:table-cell>
          <table:table-cell office:value-type="float" office:value="5.97">
            <text:p>5,9700</text:p>
          </table:table-cell>
          <table:table-cell table:style-name="ce7" table:formula="oooc:=[.I47]*2" office:value-type="float" office:value="11.94">
            <text:p>11,9400</text:p>
          </table:table-cell>
          <table:table-cell table:style-name="ce11" office:value-type="float" office:value="2.954">
            <text:p>2,9540</text:p>
          </table:table-cell>
          <table:table-cell table:style-name="ce14" table:formula="oooc:=[.K47]*4" office:value-type="float" office:value="11.816">
            <text:p>11,8160</text:p>
          </table:table-cell>
          <table:covered-table-cell table:style-name="ce16" table:formula="oooc:=AVERAGE([.G47:.G57])" office:value-type="float" office:value="132.339346434453">
            <text:p>132,3393</text:p>
          </table:covered-table-cell>
          <table:covered-table-cell table:style-name="ce17"/>
          <table:covered-table-cell table:number-columns-repeated="4"/>
          <table:covered-table-cell table:style-name="ce18" table:formula="oooc:=-[.Q47]/[.O47]" office:value-type="float" office:value="0">
            <text:p>#DIV/0!</text:p>
          </table:covered-table-cell>
          <table:covered-table-cell table:style-name="ce18" table:formula="oooc:=[.S47]*SQRT(([.P47]/[.O47])^2+([.R47]/[.Q47])^2)" office:value-type="float" office:value="0">
            <text:p>#DIV/0!</text:p>
          </table:covered-table-cell>
          <table:table-cell table:formula="oooc:=ABS([.B47]-[.$S$56])" office:value-type="float" office:value="6.03433629612033">
            <text:p>6,0343</text:p>
          </table:table-cell>
          <table:table-cell table:formula="oooc:=SQRT([.C47]^2+[.$S$58]^2)" office:value-type="float" office:value="0.11466331387317">
            <text:p>0,1147</text:p>
          </table:table-cell>
          <table:table-cell table:formula="oooc:=ABS(([.D47]*[.$B$57]*[.$B$58])/(2*[.$B$59]*[.$B$60]*[.U47]*[.G47])*10000)" office:value-type="float" office:value="0.545308725523942">
            <text:p>0,5453</text:p>
          </table:table-cell>
          <table:table-cell table:formula="oooc:=[.W47]*SQRT(([.C47]/[.B47])^2+((0.1*[.G47])/[.G47])^2+([.E47]/[.D47])^2)" office:value-type="float" office:value="0.0546555169598636">
            <text:p>0,0547</text:p>
          </table:table-cell>
          <table:table-cell table:formula="oooc:=[.W47]/[.X47]^2" office:value-type="float" office:value="182.546888170973">
            <text:p>182,5469</text:p>
          </table:table-cell>
          <table:table-cell table:formula="oooc:=1/[.X47]^2" office:value-type="float" office:value="334.758788236111">
            <text:p>334,7588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3">
            <text:p>53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48]+2*[.I48]+4*[.K48])/3" office:value-type="float" office:value="13.2403333333333">
            <text:p>13,2403</text:p>
          </table:table-cell>
          <table:table-cell table:style-name="ce8" table:formula="oooc:=STDEV([.H48];[.J48];[.L48])" office:value-type="float" office:value="0.843223774174645">
            <text:p>0,8432</text:p>
          </table:table-cell>
          <table:table-cell office:value-type="float" office:value="47190">
            <text:p>47190,0000</text:p>
          </table:table-cell>
          <table:table-cell table:style-name="ce7" table:formula="oooc:=2*PI()*1000000/[.F48]" office:value-type="float" office:value="133.14654179232">
            <text:p>133,1465</text:p>
          </table:table-cell>
          <table:table-cell office:value-type="float" office:value="12.903">
            <text:p>12,9030</text:p>
          </table:table-cell>
          <table:table-cell office:value-type="float" office:value="6.309">
            <text:p>6,3090</text:p>
          </table:table-cell>
          <table:table-cell table:style-name="ce7" table:formula="oooc:=[.I48]*2" office:value-type="float" office:value="12.618">
            <text:p>12,6180</text:p>
          </table:table-cell>
          <table:table-cell table:style-name="ce11" office:value-type="float" office:value="3.55">
            <text:p>3,5500</text:p>
          </table:table-cell>
          <table:table-cell table:style-name="ce14" table:formula="oooc:=[.K48]*4" office:value-type="float" office:value="14.2">
            <text:p>14,2000</text:p>
          </table:table-cell>
          <table:covered-table-cell table:style-name="ce16" table:formula="oooc:=AVERAGE([.G48:.G58])" office:value-type="float" office:value="132.248186379572">
            <text:p>132,2482</text:p>
          </table:covered-table-cell>
          <table:covered-table-cell table:style-name="ce17"/>
          <table:covered-table-cell table:number-columns-repeated="4"/>
          <table:covered-table-cell table:style-name="ce18" table:formula="oooc:=-[.Q48]/[.O48]" office:value-type="float" office:value="0">
            <text:p>#DIV/0!</text:p>
          </table:covered-table-cell>
          <table:covered-table-cell table:style-name="ce18" table:formula="oooc:=[.S48]*SQRT(([.P48]/[.O48])^2+([.R48]/[.Q48])^2)" office:value-type="float" office:value="0">
            <text:p>#DIV/0!</text:p>
          </table:covered-table-cell>
          <table:table-cell table:formula="oooc:=ABS([.B48]-[.$S$56])" office:value-type="float" office:value="6.53433629612033">
            <text:p>6,5343</text:p>
          </table:table-cell>
          <table:table-cell table:formula="oooc:=SQRT([.C48]^2+[.$S$58]^2)" office:value-type="float" office:value="0.11466331387317">
            <text:p>0,1147</text:p>
          </table:table-cell>
          <table:table-cell table:formula="oooc:=ABS(([.D48]*[.$B$57]*[.$B$58])/(2*[.$B$59]*[.$B$60]*[.U48]*[.G48])*10000)" office:value-type="float" office:value="0.559230551203186">
            <text:p>0,5592</text:p>
          </table:table-cell>
          <table:table-cell table:formula="oooc:=[.W48]*SQRT(([.C48]/[.B48])^2+((0.1*[.G48])/[.G48])^2+([.E48]/[.D48])^2)" office:value-type="float" office:value="0.0663011187162799">
            <text:p>0,0663</text:p>
          </table:table-cell>
          <table:table-cell table:formula="oooc:=[.W48]/[.X48]^2" office:value-type="float" office:value="127.218179460549">
            <text:p>127,2182</text:p>
          </table:table-cell>
          <table:table-cell table:formula="oooc:=1/[.X48]^2" office:value-type="float" office:value="227.487892402944">
            <text:p>227,4879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3.5">
            <text:p>53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49]+2*[.I49]+4*[.K49])/3" office:value-type="float" office:value="13.9723333333333">
            <text:p>13,9723</text:p>
          </table:table-cell>
          <table:table-cell table:style-name="ce8" table:formula="oooc:=STDEV([.H49];[.J49];[.L49])" office:value-type="float" office:value="0.238030110140153">
            <text:p>0,2380</text:p>
          </table:table-cell>
          <table:table-cell office:value-type="float" office:value="47400">
            <text:p>47400,0000</text:p>
          </table:table-cell>
          <table:table-cell table:style-name="ce7" table:formula="oooc:=2*PI()*1000000/[.F49]" office:value-type="float" office:value="132.556652050202">
            <text:p>132,5567</text:p>
          </table:table-cell>
          <table:table-cell office:value-type="float" office:value="13.699">
            <text:p>13,6990</text:p>
          </table:table-cell>
          <table:table-cell office:value-type="float" office:value="7.067">
            <text:p>7,0670</text:p>
          </table:table-cell>
          <table:table-cell table:style-name="ce7" table:formula="oooc:=[.I49]*2" office:value-type="float" office:value="14.134">
            <text:p>14,1340</text:p>
          </table:table-cell>
          <table:table-cell table:style-name="ce11" office:value-type="float" office:value="3.521">
            <text:p>3,5210</text:p>
          </table:table-cell>
          <table:table-cell table:style-name="ce14" table:formula="oooc:=[.K49]*4" office:value-type="float" office:value="14.084">
            <text:p>14,0840</text:p>
          </table:table-cell>
          <table:covered-table-cell table:style-name="ce16" table:formula="oooc:=AVERAGE([.G49:.G59])" office:value-type="float" office:value="132.098460477448">
            <text:p>132,0985</text:p>
          </table:covered-table-cell>
          <table:covered-table-cell table:style-name="ce17"/>
          <table:covered-table-cell table:number-columns-repeated="4"/>
          <table:covered-table-cell table:style-name="ce18" table:formula="oooc:=-[.Q49]/[.O49]" office:value-type="float" office:value="0">
            <text:p>#DIV/0!</text:p>
          </table:covered-table-cell>
          <table:covered-table-cell table:style-name="ce18" table:formula="oooc:=[.S49]*SQRT(([.P49]/[.O49])^2+([.R49]/[.Q49])^2)" office:value-type="float" office:value="0">
            <text:p>#DIV/0!</text:p>
          </table:covered-table-cell>
          <table:table-cell table:formula="oooc:=ABS([.B49]-[.$S$56])" office:value-type="float" office:value="7.03433629612033">
            <text:p>7,0343</text:p>
          </table:table-cell>
          <table:table-cell table:formula="oooc:=SQRT([.C49]^2+[.$S$58]^2)" office:value-type="float" office:value="0.11466331387317">
            <text:p>0,1147</text:p>
          </table:table-cell>
          <table:table-cell table:formula="oooc:=ABS(([.D49]*[.$B$57]*[.$B$58])/(2*[.$B$59]*[.$B$60]*[.U49]*[.G49])*10000)" office:value-type="float" office:value="0.550639836486283">
            <text:p>0,5506</text:p>
          </table:table-cell>
          <table:table-cell table:formula="oooc:=[.W49]*SQRT(([.C49]/[.B49])^2+((0.1*[.G49])/[.G49])^2+([.E49]/[.D49])^2)" office:value-type="float" office:value="0.0558573946094522">
            <text:p>0,0559</text:p>
          </table:table-cell>
          <table:table-cell table:formula="oooc:=[.W49]/[.X49]^2" office:value-type="float" office:value="176.484381810298">
            <text:p>176,4844</text:p>
          </table:table-cell>
          <table:table-cell table:formula="oooc:=1/[.X49]^2" office:value-type="float" office:value="320.507834915236">
            <text:p>320,5078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4">
            <text:p>54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50]+2*[.I50]+4*[.K50])/3" office:value-type="float" office:value="14.275">
            <text:p>14,2750</text:p>
          </table:table-cell>
          <table:table-cell table:style-name="ce8" table:formula="oooc:=STDEV([.H50];[.J50];[.L50])" office:value-type="float" office:value="0.234693417035928">
            <text:p>0,2347</text:p>
          </table:table-cell>
          <table:table-cell office:value-type="float" office:value="47500">
            <text:p>47500,0000</text:p>
          </table:table-cell>
          <table:table-cell table:style-name="ce7" table:formula="oooc:=2*PI()*1000000/[.F50]" office:value-type="float" office:value="132.277585414307">
            <text:p>132,2776</text:p>
          </table:table-cell>
          <table:table-cell office:value-type="float" office:value="14.035">
            <text:p>14,0350</text:p>
          </table:table-cell>
          <table:table-cell office:value-type="float" office:value="7.143">
            <text:p>7,1430</text:p>
          </table:table-cell>
          <table:table-cell table:style-name="ce7" table:formula="oooc:=[.I50]*2" office:value-type="float" office:value="14.286">
            <text:p>14,2860</text:p>
          </table:table-cell>
          <table:table-cell table:style-name="ce11" office:value-type="float" office:value="3.626">
            <text:p>3,6260</text:p>
          </table:table-cell>
          <table:table-cell table:style-name="ce14" table:formula="oooc:=[.K50]*4" office:value-type="float" office:value="14.504">
            <text:p>14,5040</text:p>
          </table:table-cell>
          <table:covered-table-cell table:style-name="ce16" table:formula="oooc:=AVERAGE([.G50:.G60])" office:value-type="float" office:value="132.006822162897">
            <text:p>132,0068</text:p>
          </table:covered-table-cell>
          <table:covered-table-cell table:style-name="ce17"/>
          <table:covered-table-cell table:number-columns-repeated="4"/>
          <table:covered-table-cell table:style-name="ce18" table:formula="oooc:=-[.Q50]/[.O50]" office:value-type="float" office:value="0">
            <text:p>#DIV/0!</text:p>
          </table:covered-table-cell>
          <table:covered-table-cell table:style-name="ce18" table:formula="oooc:=[.S50]*SQRT(([.P50]/[.O50])^2+([.R50]/[.Q50])^2)" office:value-type="float" office:value="0">
            <text:p>#DIV/0!</text:p>
          </table:covered-table-cell>
          <table:table-cell table:formula="oooc:=ABS([.B50]-[.$S$56])" office:value-type="float" office:value="7.53433629612033">
            <text:p>7,5343</text:p>
          </table:table-cell>
          <table:table-cell table:formula="oooc:=SQRT([.C50]^2+[.$S$58]^2)" office:value-type="float" office:value="0.11466331387317">
            <text:p>0,1147</text:p>
          </table:table-cell>
          <table:table-cell table:formula="oooc:=ABS(([.D50]*[.$B$57]*[.$B$58])/(2*[.$B$59]*[.$B$60]*[.U50]*[.G50])*10000)" office:value-type="float" office:value="0.526342211137703">
            <text:p>0,5263</text:p>
          </table:table-cell>
          <table:table-cell table:formula="oooc:=[.W50]*SQRT(([.C50]/[.B50])^2+((0.1*[.G50])/[.G50])^2+([.E50]/[.D50])^2)" office:value-type="float" office:value="0.0533409243146542">
            <text:p>0,0533</text:p>
          </table:table-cell>
          <table:table-cell table:formula="oooc:=[.W50]/[.X50]^2" office:value-type="float" office:value="184.989520405792">
            <text:p>184,9895</text:p>
          </table:table-cell>
          <table:table-cell table:formula="oooc:=1/[.X50]^2" office:value-type="float" office:value="351.462444947997">
            <text:p>351,4624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4.5">
            <text:p>54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51]+2*[.I51]+4*[.K51])/3" office:value-type="float" office:value="15.2166666666667">
            <text:p>15,2167</text:p>
          </table:table-cell>
          <table:table-cell table:style-name="ce8" table:formula="oooc:=STDEV([.H51];[.J51];[.L51])" office:value-type="float" office:value="0.231087285096635">
            <text:p>0,2311</text:p>
          </table:table-cell>
          <table:table-cell office:value-type="float" office:value="47790">
            <text:p>47790,0000</text:p>
          </table:table-cell>
          <table:table-cell table:style-name="ce7" table:formula="oooc:=2*PI()*1000000/[.F51]" office:value-type="float" office:value="131.474896572078">
            <text:p>131,4749</text:p>
          </table:table-cell>
          <table:table-cell office:value-type="float" office:value="15.444">
            <text:p>15,4440</text:p>
          </table:table-cell>
          <table:table-cell office:value-type="float" office:value="7.491">
            <text:p>7,4910</text:p>
          </table:table-cell>
          <table:table-cell table:style-name="ce7" table:formula="oooc:=[.I51]*2" office:value-type="float" office:value="14.982">
            <text:p>14,9820</text:p>
          </table:table-cell>
          <table:table-cell table:style-name="ce11" office:value-type="float" office:value="3.806">
            <text:p>3,8060</text:p>
          </table:table-cell>
          <table:table-cell table:style-name="ce14" table:formula="oooc:=[.K51]*4" office:value-type="float" office:value="15.224">
            <text:p>15,2240</text:p>
          </table:table-cell>
          <table:covered-table-cell table:style-name="ce16" table:formula="oooc:=AVERAGE([.G51:.G61])" office:value-type="float" office:value="131.939131350044">
            <text:p>131,9391</text:p>
          </table:covered-table-cell>
          <table:covered-table-cell table:style-name="ce17"/>
          <table:covered-table-cell table:number-columns-repeated="4"/>
          <table:covered-table-cell table:style-name="ce18" table:formula="oooc:=-[.Q51]/[.O51]" office:value-type="float" office:value="0">
            <text:p>#DIV/0!</text:p>
          </table:covered-table-cell>
          <table:covered-table-cell table:style-name="ce18" table:formula="oooc:=[.S51]*SQRT(([.P51]/[.O51])^2+([.R51]/[.Q51])^2)" office:value-type="float" office:value="0">
            <text:p>#DIV/0!</text:p>
          </table:covered-table-cell>
          <table:table-cell table:formula="oooc:=ABS([.B51]-[.$S$56])" office:value-type="float" office:value="8.03433629612033">
            <text:p>8,0343</text:p>
          </table:table-cell>
          <table:table-cell table:formula="oooc:=SQRT([.C51]^2+[.$S$58]^2)" office:value-type="float" office:value="0.11466331387317">
            <text:p>0,1147</text:p>
          </table:table-cell>
          <table:table-cell table:formula="oooc:=ABS(([.D51]*[.$B$57]*[.$B$58])/(2*[.$B$59]*[.$B$60]*[.U51]*[.G51])*10000)" office:value-type="float" office:value="0.529358665280974">
            <text:p>0,5294</text:p>
          </table:table-cell>
          <table:table-cell table:formula="oooc:=[.W51]*SQRT(([.C51]/[.B51])^2+((0.1*[.G51])/[.G51])^2+([.E51]/[.D51])^2)" office:value-type="float" office:value="0.0535429011717086">
            <text:p>0,0535</text:p>
          </table:table-cell>
          <table:table-cell table:formula="oooc:=[.W51]/[.X51]^2" office:value-type="float" office:value="184.648688761348">
            <text:p>184,6487</text:p>
          </table:table-cell>
          <table:table-cell table:formula="oooc:=1/[.X51]^2" office:value-type="float" office:value="348.815842399292">
            <text:p>348,8158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5">
            <text:p>55,0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52]+2*[.I52]+4*[.K52])/3" office:value-type="float" office:value="16.1443333333333">
            <text:p>16,1443</text:p>
          </table:table-cell>
          <table:table-cell table:style-name="ce8" table:formula="oooc:=STDEV([.H52];[.J52];[.L52])" office:value-type="float" office:value="0.319174455953688">
            <text:p>0,3192</text:p>
          </table:table-cell>
          <table:table-cell office:value-type="float" office:value="47400">
            <text:p>47400,0000</text:p>
          </table:table-cell>
          <table:table-cell table:style-name="ce7" table:formula="oooc:=2*PI()*1000000/[.F52]" office:value-type="float" office:value="132.556652050202">
            <text:p>132,5567</text:p>
          </table:table-cell>
          <table:table-cell office:value-type="float" office:value="15.873">
            <text:p>15,8730</text:p>
          </table:table-cell>
          <table:table-cell office:value-type="float" office:value="8.032">
            <text:p>8,0320</text:p>
          </table:table-cell>
          <table:table-cell table:style-name="ce7" table:formula="oooc:=[.I52]*2" office:value-type="float" office:value="16.064">
            <text:p>16,0640</text:p>
          </table:table-cell>
          <table:table-cell table:style-name="ce11" office:value-type="float" office:value="4.124">
            <text:p>4,1240</text:p>
          </table:table-cell>
          <table:table-cell table:style-name="ce14" table:formula="oooc:=[.K52]*4" office:value-type="float" office:value="16.496">
            <text:p>16,4960</text:p>
          </table:table-cell>
          <table:covered-table-cell table:style-name="ce16" table:formula="oooc:=AVERAGE([.G52:.G62])" office:value-type="float" office:value="132.093876276033">
            <text:p>132,0939</text:p>
          </table:covered-table-cell>
          <table:covered-table-cell table:style-name="ce17"/>
          <table:covered-table-cell table:number-columns-repeated="4"/>
          <table:covered-table-cell table:style-name="ce18" table:formula="oooc:=-[.Q52]/[.O52]" office:value-type="float" office:value="0">
            <text:p>#DIV/0!</text:p>
          </table:covered-table-cell>
          <table:covered-table-cell table:style-name="ce18" table:formula="oooc:=[.S52]*SQRT(([.P52]/[.O52])^2+([.R52]/[.Q52])^2)" office:value-type="float" office:value="0">
            <text:p>#DIV/0!</text:p>
          </table:covered-table-cell>
          <table:table-cell table:formula="oooc:=ABS([.B52]-[.$S$56])" office:value-type="float" office:value="8.53433629612033">
            <text:p>8,5343</text:p>
          </table:table-cell>
          <table:table-cell table:formula="oooc:=SQRT([.C52]^2+[.$S$58]^2)" office:value-type="float" office:value="0.11466331387317">
            <text:p>0,1147</text:p>
          </table:table-cell>
          <table:table-cell table:formula="oooc:=ABS(([.D52]*[.$B$57]*[.$B$58])/(2*[.$B$59]*[.$B$60]*[.U52]*[.G52])*10000)" office:value-type="float" office:value="0.524411468036574">
            <text:p>0,5244</text:p>
          </table:table-cell>
          <table:table-cell table:formula="oooc:=[.W52]*SQRT(([.C52]/[.B52])^2+((0.1*[.G52])/[.G52])^2+([.E52]/[.D52])^2)" office:value-type="float" office:value="0.0534562537815626">
            <text:p>0,0535</text:p>
          </table:table-cell>
          <table:table-cell table:formula="oooc:=[.W52]/[.X52]^2" office:value-type="float" office:value="183.516509473116">
            <text:p>183,5165</text:p>
          </table:table-cell>
          <table:table-cell table:formula="oooc:=1/[.X52]^2" office:value-type="float" office:value="349.947551986634">
            <text:p>349,9476</text:p>
          </table:table-cell>
          <table:table-cell table:number-columns-repeated="230"/>
        </table:table-row>
        <table:table-row table:style-name="ro2">
          <table:covered-table-cell/>
          <table:table-cell table:style-name="ce5" office:value-type="float" office:value="55.5">
            <text:p>55,5000</text:p>
          </table:table-cell>
          <table:table-cell table:style-name="ce7" office:value-type="float" office:value="0.01">
            <text:p>0,0100</text:p>
          </table:table-cell>
          <table:table-cell table:style-name="ce8" table:formula="oooc:=([.H53]+2*[.I53]+4*[.K53])/3" office:value-type="float" office:value="16.6643333333333">
            <text:p>16,6643</text:p>
          </table:table-cell>
          <table:table-cell table:style-name="ce8" table:formula="oooc:=STDEV([.H53];[.J53];[.L53])" office:value-type="float" office:value="0.303160573513993">
            <text:p>0,3032</text:p>
          </table:table-cell>
          <table:table-cell office:value-type="float" office:value="47500">
            <text:p>47500,0000</text:p>
          </table:table-cell>
          <table:table-cell table:style-name="ce7" table:formula="oooc:=2*PI()*1000000/[.F53]" office:value-type="float" office:value="132.277585414307">
            <text:p>132,2776</text:p>
          </table:table-cell>
          <table:table-cell office:value-type="float" office:value="16.327">
            <text:p>16,3270</text:p>
          </table:table-cell>
          <table:table-cell office:value-type="float" office:value="8.457">
            <text:p>8,4570</text:p>
          </table:table-cell>
          <table:table-cell table:style-name="ce7" table:formula="oooc:=[.I53]*2" office:value-type="float" office:value="16.914">
            <text:p>16,9140</text:p>
          </table:table-cell>
          <table:table-cell table:style-name="ce11" office:value-type="float" office:value="4.188">
            <text:p>4,1880</text:p>
          </table:table-cell>
          <table:table-cell table:style-name="ce14" table:formula="oooc:=[.K53]*4" office:value-type="float" office:value="16.752">
            <text:p>16,7520</text:p>
          </table:table-cell>
          <table:covered-table-cell table:style-name="ce16" table:formula="oooc:=AVERAGE([.G53:.G63])" office:value-type="float" office:value="131.862488388948">
            <text:p>131,8625</text:p>
          </table:covered-table-cell>
          <table:covered-table-cell table:style-name="ce17"/>
          <table:covered-table-cell table:number-columns-repeated="4"/>
          <table:covered-table-cell table:style-name="ce18" table:formula="oooc:=-[.Q53]/[.O53]" office:value-type="float" office:value="0">
            <text:p>#DIV/0!</text:p>
          </table:covered-table-cell>
          <table:covered-table-cell table:style-name="ce18" table:formula="oooc:=[.S53]*SQRT(([.P53]/[.O53])^2+([.R53]/[.Q53])^2)" office:value-type="float" office:value="0">
            <text:p>#DIV/0!</text:p>
          </table:covered-table-cell>
          <table:table-cell table:formula="oooc:=ABS([.B53]-[.$S$56])" office:value-type="float" office:value="9.03433629612033">
            <text:p>9,0343</text:p>
          </table:table-cell>
          <table:table-cell table:formula="oooc:=SQRT([.C53]^2+[.$S$58]^2)" office:value-type="float" office:value="0.11466331387317">
            <text:p>0,1147</text:p>
          </table:table-cell>
          <table:table-cell table:formula="oooc:=ABS(([.D53]*[.$B$57]*[.$B$58])/(2*[.$B$59]*[.$B$60]*[.U53]*[.G53])*10000)" office:value-type="float" office:value="0.512423190397105">
            <text:p>0,5124</text:p>
          </table:table-cell>
          <table:table-cell table:formula="oooc:=[.W53]*SQRT(([.C53]/[.B53])^2+((0.1*[.G53])/[.G53])^2+([.E53]/[.D53])^2)" office:value-type="float" office:value="0.0520834450791744">
            <text:p>0,0521</text:p>
          </table:table-cell>
          <table:table-cell table:formula="oooc:=[.W53]/[.X53]^2" office:value-type="float" office:value="188.898874334437">
            <text:p>188,8989</text:p>
          </table:table-cell>
          <table:table-cell table:formula="oooc:=1/[.X53]^2" office:value-type="float" office:value="368.638418155996">
            <text:p>368,6384</text:p>
          </table:table-cell>
          <table:table-cell table:number-columns-repeated="230"/>
        </table:table-row>
        <table:table-row table:style-name="ro2">
          <table:covered-table-cell/>
          <table:table-cell table:style-name="ce6" office:value-type="float" office:value="56">
            <text:p>56,0000</text:p>
          </table:table-cell>
          <table:table-cell table:style-name="ce7" office:value-type="float" office:value="0.01">
            <text:p>0,0100</text:p>
          </table:table-cell>
          <table:table-cell table:style-name="ce9" table:formula="oooc:=([.H54]+2*[.I54]+4*[.K54])/3" office:value-type="float" office:value="18.1546666666667">
            <text:p>18,1547</text:p>
          </table:table-cell>
          <table:table-cell table:style-name="ce9" table:formula="oooc:=STDEV([.H54];[.J54];[.L54])" office:value-type="float" office:value="0.0473427220735477">
            <text:p>0,0473</text:p>
          </table:table-cell>
          <table:table-cell table:style-name="ce9" office:value-type="float" office:value="47800">
            <text:p>47800,0000</text:p>
          </table:table-cell>
          <table:table-cell table:style-name="ce7" table:formula="oooc:=2*PI()*1000000/[.F54]" office:value-type="float" office:value="131.44739136359">
            <text:p>131,4474</text:p>
          </table:table-cell>
          <table:table-cell table:style-name="ce9" office:value-type="float" office:value="18.182">
            <text:p>18,1820</text:p>
          </table:table-cell>
          <table:table-cell table:style-name="ce9" office:value-type="float" office:value="9.091">
            <text:p>9,0910</text:p>
          </table:table-cell>
          <table:table-cell table:style-name="ce7" table:formula="oooc:=[.I54]*2" office:value-type="float" office:value="18.182">
            <text:p>18,1820</text:p>
          </table:table-cell>
          <table:table-cell table:style-name="ce12" office:value-type="float" office:value="4.525">
            <text:p>4,5250</text:p>
          </table:table-cell>
          <table:table-cell table:style-name="ce15" table:formula="oooc:=[.K54]*4" office:value-type="float" office:value="18.1">
            <text:p>18,1000</text:p>
          </table:table-cell>
          <table:covered-table-cell table:style-name="ce16" table:formula="oooc:=AVERAGE([.G54:.G64])" office:value-type="float" office:value="131.44739136359">
            <text:p>131,4474</text:p>
          </table:covered-table-cell>
          <table:covered-table-cell table:style-name="ce17"/>
          <table:covered-table-cell table:number-columns-repeated="4"/>
          <table:covered-table-cell table:style-name="ce18" table:formula="oooc:=-[.Q54]/[.O54]" office:value-type="float" office:value="0">
            <text:p>#DIV/0!</text:p>
          </table:covered-table-cell>
          <table:covered-table-cell table:style-name="ce18" table:formula="oooc:=[.S54]*SQRT(([.P54]/[.O54])^2+([.R54]/[.Q54])^2)" office:value-type="float" office:value="0">
            <text:p>#DIV/0!</text:p>
          </table:covered-table-cell>
          <table:table-cell table:formula="oooc:=ABS([.B54]-[.$S$56])" office:value-type="float" office:value="9.53433629612033">
            <text:p>9,5343</text:p>
          </table:table-cell>
          <table:table-cell table:formula="oooc:=SQRT([.C54]^2+[.$S$58]^2)" office:value-type="float" office:value="0.11466331387317">
            <text:p>0,1147</text:p>
          </table:table-cell>
          <table:table-cell table:formula="oooc:=ABS(([.D54]*[.$B$57]*[.$B$58])/(2*[.$B$59]*[.$B$60]*[.U54]*[.G54])*10000)" office:value-type="float" office:value="0.532315588964244">
            <text:p>0,5323</text:p>
          </table:table-cell>
          <table:table-cell table:formula="oooc:=[.W54]*SQRT(([.C54]/[.B54])^2+((0.1*[.G54])/[.G54])^2+([.E54]/[.D54])^2)" office:value-type="float" office:value="0.053249740267531">
            <text:p>0,0532</text:p>
          </table:table-cell>
          <table:table-cell table:formula="oooc:=[.W54]/[.X54]^2" office:value-type="float" office:value="187.730223492746">
            <text:p>187,7302</text:p>
          </table:table-cell>
          <table:table-cell table:formula="oooc:=1/[.X54]^2" office:value-type="float" office:value="352.667153441858">
            <text:p>352,6672</text:p>
          </table:table-cell>
          <table:table-cell table:number-columns-repeated="230"/>
        </table:table-row>
        <table:table-row table:style-name="ro1">
          <table:table-cell table:number-columns-repeated="18"/>
          <table:table-cell office:value-type="string">
            <text:p>xm gew mittel</text:p>
          </table:table-cell>
          <table:table-cell table:number-columns-repeated="237"/>
        </table:table-row>
        <table:table-row table:style-name="ro2">
          <table:table-cell table:number-columns-repeated="18"/>
          <table:table-cell table:formula="oooc:=(([.S2]/[.T2]^2)+([.S13]/[.T13]^2)+([.S24]/[.T24]^2)+([.S44]/[.T44]^2))/((1/[.T44]^2)+(1/[.T2]^2)+(1/[.T13]^2)+(1/[.T24]^2))" office:value-type="float" office:value="46.4656637038797">
            <text:p>46,4657</text:p>
          </table:table-cell>
          <table:table-cell table:number-columns-repeated="3"/>
          <table:table-cell table:formula="oooc:=SUM([.Y2:.Y54])/SUM([.Z2:.Z54])" office:value-type="float" office:value="0.534237153697669">
            <text:p>0,5342</text:p>
          </table:table-cell>
          <table:table-cell table:formula="oooc:=1/SQRT(SUM([.Z2:.Z54]))" office:value-type="float" office:value="0.00746723047675521">
            <text:p>0,0075</text:p>
          </table:table-cell>
          <table:table-cell table:number-columns-repeated="232"/>
        </table:table-row>
        <table:table-row table:style-name="ro2">
          <table:table-cell office:value-type="string">
            <text:p>Lambda</text:p>
          </table:table-cell>
          <table:table-cell office:value-type="float" office:value="0.000063282">
            <text:p>0,0001</text:p>
          </table:table-cell>
          <table:table-cell office:value-type="string">
            <text:p>cm</text:p>
          </table:table-cell>
          <table:table-cell table:formula="oooc:=([.B57]*[.B58])/(2*[.B59]*[.B60])" office:value-type="float" office:value="0.00367471230389269">
            <text:p>0,0037</text:p>
          </table:table-cell>
          <table:table-cell table:number-columns-repeated="14"/>
          <table:table-cell office:value-type="string">
            <text:p>Fehler</text:p>
          </table:table-cell>
          <table:table-cell table:number-columns-repeated="237"/>
        </table:table-row>
        <table:table-row table:style-name="ro2">
          <table:table-cell office:value-type="string">
            <text:p>L</text:p>
          </table:table-cell>
          <table:table-cell office:value-type="float" office:value="2.149">
            <text:p>2,1490</text:p>
          </table:table-cell>
          <table:table-cell table:number-columns-repeated="16"/>
          <table:table-cell table:formula="oooc:=1/SQRT((1/[.T2])^2+(1/[.T13])^2+(1/[.T24])^2+(1/[.T44])^2)" office:value-type="float" office:value="0.114226422286514">
            <text:p>0,1142</text:p>
          </table:table-cell>
          <table:table-cell table:number-columns-repeated="237"/>
        </table:table-row>
        <table:table-row table:style-name="ro2">
          <table:table-cell office:value-type="string">
            <text:p>n</text:p>
          </table:table-cell>
          <table:table-cell office:value-type="float" office:value="1.457">
            <text:p>1,4570</text:p>
          </table:table-cell>
          <table:table-cell table:number-columns-repeated="254"/>
        </table:table-row>
        <table:table-row table:style-name="ro2">
          <table:table-cell office:value-type="string">
            <text:p>d</text:p>
          </table:table-cell>
          <table:table-cell office:value-type="float" office:value="0.0127">
            <text:p>0,0127</text:p>
          </table:table-cell>
          <table:table-cell office:value-type="string">
            <text:p>cm</text:p>
          </table:table-cell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4"/>
          <table:table-cell office:value-type="float" office:value="0.000063282">
            <text:p>0,0001</text:p>
          </table:table-cell>
          <table:table-cell table:number-columns-repeated="251"/>
        </table:table-row>
        <table:table-row table:style-name="ro2" table:number-rows-repeated="6547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stant Distance" table:style-name="ta1" table:print="false">
        <office:forms form:automatic-focus="false" form:apply-design-mode="false"/>
        <table:table-column table:style-name="co8" table:default-cell-style-name="ce19"/>
        <table:table-column table:style-name="co9" table:default-cell-style-name="ce19"/>
        <table:table-column table:style-name="co1" table:default-cell-style-name="ce19"/>
        <table:table-column table:style-name="co5" table:default-cell-style-name="ce19"/>
        <table:table-column table:style-name="co10" table:default-cell-style-name="ce19"/>
        <table:table-column table:style-name="co11" table:default-cell-style-name="ce19"/>
        <table:table-column table:style-name="co1" table:default-cell-style-name="ce19"/>
        <table:table-column table:style-name="co3" table:number-columns-repeated="2" table:default-cell-style-name="ce19"/>
        <table:table-column table:style-name="co9" table:number-columns-repeated="3" table:default-cell-style-name="ce19"/>
        <table:table-column table:style-name="co1" table:number-columns-repeated="244" table:default-cell-style-name="ce19"/>
        <table:table-row table:style-name="ro2">
          <table:table-cell/>
          <table:table-cell table:style-name="ce21" office:value-type="string">
            <text:p>Umot/V</text:p>
          </table:table-cell>
          <table:table-cell table:style-name="ce21" office:value-type="string">
            <text:p>Umlaufd./us</text:p>
          </table:table-cell>
          <table:table-cell table:style-name="ce21" office:value-type="string">
            <text:p>Umlauffreq[Hz]</text:p>
          </table:table-cell>
          <table:table-cell table:style-name="ce21" office:value-type="string">
            <text:p>Fehler[Hz]</text:p>
          </table:table-cell>
          <table:table-cell table:style-name="ce21" office:value-type="string">
            <text:p>Schwebung[kHz]</text:p>
          </table:table-cell>
          <table:table-cell table:style-name="ce21" office:value-type="string">
            <text:p>Fehler[kHz]</text:p>
          </table:table-cell>
          <table:table-cell table:style-name="ce21" office:value-type="string">
            <text:p>f(1per)/Hz</text:p>
          </table:table-cell>
          <table:table-cell table:style-name="ce21" office:value-type="string">
            <text:p>f(2per)/Hz</text:p>
          </table:table-cell>
          <table:table-cell table:style-name="ce21"/>
          <table:table-cell table:style-name="ce21" office:value-type="string">
            <text:p>f(3per)/Hz</text:p>
          </table:table-cell>
          <table:table-cell/>
          <table:table-cell office:value-type="string">
            <text:p>Steigung</text:p>
          </table:table-cell>
          <table:table-cell office:value-type="string">
            <text:p>fehler</text:p>
          </table:table-cell>
          <table:table-cell office:value-type="string">
            <text:p>xo</text:p>
          </table:table-cell>
          <table:table-cell office:value-type="string">
            <text:p>alpha</text:p>
          </table:table-cell>
          <table:table-cell office:value-type="string">
            <text:p>fehler</text:p>
          </table:table-cell>
          <table:table-cell office:value-type="string">
            <text:p>zur hilfe</text:p>
          </table:table-cell>
          <table:table-cell office:value-type="string">
            <text:p>zur hilfe</text:p>
          </table:table-cell>
          <table:table-cell table:number-columns-repeated="237"/>
        </table:table-row>
        <table:table-row table:style-name="ro2">
          <table:table-cell table:style-name="ce20" office:value-type="string" table:number-columns-spanned="1" table:number-rows-spanned="10">
            <text:p>36,5mm</text:p>
          </table:table-cell>
          <table:table-cell table:style-name="ce22" office:value-type="float" office:value="5.5">
            <text:p>5,500</text:p>
          </table:table-cell>
          <table:table-cell table:style-name="ce25" office:value-type="float" office:value="66630">
            <text:p>66630,000</text:p>
          </table:table-cell>
          <table:table-cell table:style-name="ce25" table:formula="oooc:=2*PI()*1000000/[.C2]" office:value-type="float" office:value="94.2996444121205">
            <text:p>94,300</text:p>
          </table:table-cell>
          <table:table-cell table:style-name="ce25" table:formula="oooc:=2*PI()*1000000/([.C2]-500)-[.D2]" office:value-type="float" office:value="0.712986877454412">
            <text:p>0,713</text:p>
          </table:table-cell>
          <table:table-cell table:style-name="ce25" table:formula="oooc:=AVERAGE([.H2];[.J2];[.L2])" office:value-type="float" office:value="13.36">
            <text:p>13,360</text:p>
          </table:table-cell>
          <table:table-cell table:style-name="ce25" table:formula="oooc:=STDEV([.H2];[.J2];[.L2])+0.1" office:value-type="float" office:value="0.302967977769893">
            <text:p>0,303</text:p>
          </table:table-cell>
          <table:table-cell table:style-name="ce25" office:value-type="float" office:value="13.514">
            <text:p>13,514</text:p>
          </table:table-cell>
          <table:table-cell table:style-name="ce25" office:value-type="float" office:value="6.565">
            <text:p>6,565</text:p>
          </table:table-cell>
          <table:table-cell table:style-name="ce25" table:formula="oooc:=[.I2]*2" office:value-type="float" office:value="13.13">
            <text:p>13,130</text:p>
          </table:table-cell>
          <table:table-cell table:style-name="ce27" office:value-type="float" office:value="3.359">
            <text:p>3,359</text:p>
          </table:table-cell>
          <table:table-cell table:formula="oooc:=[.K2]*4" office:value-type="float" office:value="13.436">
            <text:p>13,436</text:p>
          </table:table-cell>
          <table:table-cell table:style-name="ce30" office:value-type="float" office:value="0.1514" table:number-columns-spanned="1" table:number-rows-spanned="10">
            <text:p>0,151</text:p>
          </table:table-cell>
          <table:table-cell table:style-name="ce30" office:value-type="float" office:value="0.004302" table:number-columns-spanned="1" table:number-rows-spanned="10">
            <text:p>0,004</text:p>
          </table:table-cell>
          <table:table-cell table:style-name="ce30" table:formula="oooc:=ABS(36.5-['constant Rotation'.$S$56])" office:value-type="float" office:value="9.96566370387967" table:number-columns-spanned="1" table:number-rows-spanned="10">
            <text:p>9,966</text:p>
          </table:table-cell>
          <table:table-cell table:style-name="ce30" table:formula="oooc:=([.M2]/[.O2])*[.$F$34]*10000" office:value-type="float" office:value="0.558268329476906" table:number-columns-spanned="1" table:number-rows-spanned="10">
            <text:p>0,558</text:p>
          </table:table-cell>
          <table:table-cell table:style-name="ce30" table:formula="oooc:=[.P2]*SQRT(([.N2]/[.M2])^2+(0.01/[.O2])^2)" office:value-type="float" office:value="0.0158729685515927" table:number-columns-spanned="1" table:number-rows-spanned="10">
            <text:p>0,016</text:p>
          </table:table-cell>
          <table:table-cell table:style-name="ce30" table:formula="oooc:=[.P2]/([.Q2]^2)" office:value-type="float" office:value="2215.78021126214" table:number-columns-spanned="1" table:number-rows-spanned="10">
            <text:p>2215,780</text:p>
          </table:table-cell>
          <table:table-cell table:style-name="ce30" table:formula="oooc:=1/[.Q2]^2" office:value-type="float" office:value="3969.02366526562" table:number-columns-spanned="1" table:number-rows-spanned="10">
            <text:p>3969,024</text:p>
          </table: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6">
            <text:p>6,000</text:p>
          </table:table-cell>
          <table:table-cell office:value-type="float" office:value="61800">
            <text:p>61800,000</text:p>
          </table:table-cell>
          <table:table-cell table:style-name="ce25" table:formula="oooc:=2*PI()*1000000/[.C3]" office:value-type="float" office:value="101.669665164718">
            <text:p>101,670</text:p>
          </table:table-cell>
          <table:table-cell table:style-name="ce25" table:formula="oooc:=2*PI()*1000000/([.C3]-500)-[.D3]" office:value-type="float" office:value="0.829279487477308">
            <text:p>0,829</text:p>
          </table:table-cell>
          <table:table-cell table:style-name="ce25" table:formula="oooc:=AVERAGE([.H3];[.J3];[.L3])" office:value-type="float" office:value="16.3826666666667">
            <text:p>16,383</text:p>
          </table:table-cell>
          <table:table-cell table:style-name="ce25" table:formula="oooc:=STDEV([.H3];[.J3];[.L3])+0.1" office:value-type="float" office:value="0.478044089139526">
            <text:p>0,478</text:p>
          </table:table-cell>
          <table:table-cell office:value-type="float" office:value="16.736">
            <text:p>16,736</text:p>
          </table:table-cell>
          <table:table-cell office:value-type="float" office:value="8.214">
            <text:p>8,214</text:p>
          </table:table-cell>
          <table:table-cell table:style-name="ce25" table:formula="oooc:=[.I3]*2" office:value-type="float" office:value="16.428">
            <text:p>16,428</text:p>
          </table:table-cell>
          <table:table-cell table:style-name="ce28" office:value-type="float" office:value="3.996">
            <text:p>3,996</text:p>
          </table:table-cell>
          <table:table-cell table:formula="oooc:=[.K3]*4" office:value-type="float" office:value="15.984">
            <text:p>15,984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6566370387967">
            <text:p>9,966</text:p>
          </table:covered-table-cell>
          <table:covered-table-cell table:formula="oooc:=([.M3]/[.O3])*[.$F$34]*10000" office:value-type="float" office:value="0.56674928824703">
            <text:p>0,567</text:p>
          </table:covered-table-cell>
          <table:covered-table-cell table:formula="oooc:=[.P3]*SQRT(([.N3]/[.M3])^2+(0.01/[.O3])^2)" office:value-type="float" office:value="0.010958890280593">
            <text:p>0,011</text:p>
          </table:covered-table-cell>
          <table:covered-table-cell table:formula="oooc:=[.P3]/[.Q3]^2" office:value-type="float" office:value="4719.0852804005">
            <text:p>4719,085</text:p>
          </table:covered-table-cell>
          <table:covered-table-cell table:formula="oooc:=1/[.Q3]^2" office:value-type="float" office:value="8326.5835145497">
            <text:p>8326,584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6.5">
            <text:p>6,500</text:p>
          </table:table-cell>
          <table:table-cell office:value-type="float" office:value="56980">
            <text:p>56980,000</text:p>
          </table:table-cell>
          <table:table-cell table:style-name="ce25" table:formula="oooc:=2*PI()*1000000/[.C4]" office:value-type="float" office:value="110.270012411014">
            <text:p>110,270</text:p>
          </table:table-cell>
          <table:table-cell table:style-name="ce25" table:formula="oooc:=2*PI()*1000000/([.C4]-500)-[.D4]" office:value-type="float" office:value="0.976186370494105">
            <text:p>0,976</text:p>
          </table:table-cell>
          <table:table-cell table:style-name="ce25" table:formula="oooc:=AVERAGE([.H4];[.J4];[.L4])" office:value-type="float" office:value="16.308">
            <text:p>16,308</text:p>
          </table:table-cell>
          <table:table-cell table:style-name="ce25" table:formula="oooc:=STDEV([.H4];[.J4];[.L4])+0.1" office:value-type="float" office:value="0.383259598248673">
            <text:p>0,383</text:p>
          </table:table-cell>
          <table:table-cell office:value-type="float" office:value="16.598">
            <text:p>16,598</text:p>
          </table:table-cell>
          <table:table-cell office:value-type="float" office:value="8.147">
            <text:p>8,147</text:p>
          </table:table-cell>
          <table:table-cell table:style-name="ce25" table:formula="oooc:=[.I4]*2" office:value-type="float" office:value="16.294">
            <text:p>16,294</text:p>
          </table:table-cell>
          <table:table-cell table:style-name="ce28" office:value-type="float" office:value="4.008">
            <text:p>4,008</text:p>
          </table:table-cell>
          <table:table-cell table:formula="oooc:=[.K4]*4" office:value-type="float" office:value="16.032">
            <text:p>16,032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6566370387967">
            <text:p>9,966</text:p>
          </table:covered-table-cell>
          <table:covered-table-cell table:formula="oooc:=([.M4]/[.O4])*[.$F$34]*10000" office:value-type="float" office:value="0.56674928824703">
            <text:p>0,567</text:p>
          </table:covered-table-cell>
          <table:covered-table-cell table:formula="oooc:=[.P4]*SQRT(([.N4]/[.M4])^2+(0.01/[.O4])^2)" office:value-type="float" office:value="0.010958890280593">
            <text:p>0,011</text:p>
          </table:covered-table-cell>
          <table:covered-table-cell table:formula="oooc:=[.P4]/[.Q4]^2" office:value-type="float" office:value="4719.0852804005">
            <text:p>4719,085</text:p>
          </table:covered-table-cell>
          <table:covered-table-cell table:formula="oooc:=1/[.Q4]^2" office:value-type="float" office:value="8326.5835145497">
            <text:p>8326,584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7">
            <text:p>7,000</text:p>
          </table:table-cell>
          <table:table-cell office:value-type="float" office:value="51690">
            <text:p>51690,000</text:p>
          </table:table-cell>
          <table:table-cell table:style-name="ce25" table:formula="oooc:=2*PI()*1000000/[.C5]" office:value-type="float" office:value="121.555142332745">
            <text:p>121,555</text:p>
          </table:table-cell>
          <table:table-cell table:style-name="ce25" table:formula="oooc:=2*PI()*1000000/([.C5]-500)-[.D5]" office:value-type="float" office:value="1.18729383016942">
            <text:p>1,187</text:p>
          </table:table-cell>
          <table:table-cell table:style-name="ce25" table:formula="oooc:=AVERAGE([.H5];[.J5];[.L5])" office:value-type="float" office:value="17.466">
            <text:p>17,466</text:p>
          </table:table-cell>
          <table:table-cell table:style-name="ce25" table:formula="oooc:=STDEV([.H5];[.J5];[.L5])+0.1" office:value-type="float" office:value="0.457440904206555">
            <text:p>0,457</text:p>
          </table:table-cell>
          <table:table-cell office:value-type="float" office:value="17.544">
            <text:p>17,544</text:p>
          </table:table-cell>
          <table:table-cell office:value-type="float" office:value="8.889">
            <text:p>8,889</text:p>
          </table:table-cell>
          <table:table-cell table:style-name="ce25" table:formula="oooc:=[.I5]*2" office:value-type="float" office:value="17.778">
            <text:p>17,778</text:p>
          </table:table-cell>
          <table:table-cell table:style-name="ce28" office:value-type="float" office:value="4.269">
            <text:p>4,269</text:p>
          </table:table-cell>
          <table:table-cell table:formula="oooc:=[.K5]*4" office:value-type="float" office:value="17.076">
            <text:p>17,076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6566370387967">
            <text:p>9,966</text:p>
          </table:covered-table-cell>
          <table:covered-table-cell table:formula="oooc:=([.M5]/[.O5])*[.$F$34]*10000" office:value-type="float" office:value="0.56674928824703">
            <text:p>0,567</text:p>
          </table:covered-table-cell>
          <table:covered-table-cell table:formula="oooc:=[.P5]*SQRT(([.N5]/[.M5])^2+(0.01/[.O5])^2)" office:value-type="float" office:value="0.010958890280593">
            <text:p>0,011</text:p>
          </table:covered-table-cell>
          <table:covered-table-cell table:formula="oooc:=[.P5]/[.Q5]^2" office:value-type="float" office:value="4719.0852804005">
            <text:p>4719,085</text:p>
          </table:covered-table-cell>
          <table:covered-table-cell table:formula="oooc:=1/[.Q5]^2" office:value-type="float" office:value="8326.5835145497">
            <text:p>8326,584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7.5">
            <text:p>7,500</text:p>
          </table:table-cell>
          <table:table-cell office:value-type="float" office:value="47000">
            <text:p>47000,000</text:p>
          </table:table-cell>
          <table:table-cell table:style-name="ce25" table:formula="oooc:=2*PI()*1000000/[.C6]" office:value-type="float" office:value="133.684793769778">
            <text:p>133,685</text:p>
          </table:table-cell>
          <table:table-cell table:style-name="ce25" table:formula="oooc:=2*PI()*1000000/([.C6]-500)-[.D6]" office:value-type="float" office:value="1.4374709007503">
            <text:p>1,437</text:p>
          </table:table-cell>
          <table:table-cell table:style-name="ce25" table:formula="oooc:=AVERAGE([.H6];[.J6];[.L6])" office:value-type="float" office:value="20.0483333333333">
            <text:p>20,048</text:p>
          </table:table-cell>
          <table:table-cell table:style-name="ce25" table:formula="oooc:=STDEV([.H6];[.J6];[.L6])+0.1" office:value-type="float" office:value="0.523093764233573">
            <text:p>0,523</text:p>
          </table:table-cell>
          <table:table-cell office:value-type="float" office:value="20.305">
            <text:p>20,305</text:p>
          </table:table-cell>
          <table:table-cell office:value-type="float" office:value="9.78">
            <text:p>9,780</text:p>
          </table:table-cell>
          <table:table-cell table:style-name="ce25" table:formula="oooc:=[.I6]*2" office:value-type="float" office:value="19.56">
            <text:p>19,560</text:p>
          </table:table-cell>
          <table:table-cell table:style-name="ce28" office:value-type="float" office:value="5.07">
            <text:p>5,070</text:p>
          </table:table-cell>
          <table:table-cell table:formula="oooc:=[.K6]*4" office:value-type="float" office:value="20.28">
            <text:p>20,280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6566370387967">
            <text:p>9,966</text:p>
          </table:covered-table-cell>
          <table:covered-table-cell table:formula="oooc:=([.M6]/[.O6])*[.$F$34]*10000" office:value-type="float" office:value="0.56674928824703">
            <text:p>0,567</text:p>
          </table:covered-table-cell>
          <table:covered-table-cell table:formula="oooc:=[.P6]*SQRT(([.N6]/[.M6])^2+(0.01/[.O6])^2)" office:value-type="float" office:value="0.010958890280593">
            <text:p>0,011</text:p>
          </table:covered-table-cell>
          <table:covered-table-cell table:formula="oooc:=[.P6]/[.Q6]^2" office:value-type="float" office:value="4719.0852804005">
            <text:p>4719,085</text:p>
          </table:covered-table-cell>
          <table:covered-table-cell table:formula="oooc:=1/[.Q6]^2" office:value-type="float" office:value="8326.5835145497">
            <text:p>8326,584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8">
            <text:p>8,000</text:p>
          </table:table-cell>
          <table:table-cell office:value-type="float" office:value="44400">
            <text:p>44400,000</text:p>
          </table:table-cell>
          <table:table-cell table:style-name="ce25" table:formula="oooc:=2*PI()*1000000/[.C7]" office:value-type="float" office:value="141.513182594135">
            <text:p>141,513</text:p>
          </table:table-cell>
          <table:table-cell table:style-name="ce25" table:formula="oooc:=2*PI()*1000000/([.C7]-500)-[.D7]" office:value-type="float" office:value="1.61176745551404">
            <text:p>1,612</text:p>
          </table:table-cell>
          <table:table-cell table:style-name="ce25" table:formula="oooc:=AVERAGE([.H7];[.J7];[.L7])" office:value-type="float" office:value="22.464">
            <text:p>22,464</text:p>
          </table:table-cell>
          <table:table-cell table:style-name="ce25" table:formula="oooc:=STDEV([.H7];[.J7];[.L7])+0.1" office:value-type="float" office:value="0.517741546892334">
            <text:p>0,518</text:p>
          </table:table-cell>
          <table:table-cell office:value-type="float" office:value="22.026">
            <text:p>22,026</text:p>
          </table:table-cell>
          <table:table-cell office:value-type="float" office:value="11.429">
            <text:p>11,429</text:p>
          </table:table-cell>
          <table:table-cell table:style-name="ce25" table:formula="oooc:=[.I7]*2" office:value-type="float" office:value="22.858">
            <text:p>22,858</text:p>
          </table:table-cell>
          <table:table-cell table:style-name="ce28" office:value-type="float" office:value="5.627">
            <text:p>5,627</text:p>
          </table:table-cell>
          <table:table-cell table:formula="oooc:=[.K7]*4" office:value-type="float" office:value="22.508">
            <text:p>22,508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6566370387967">
            <text:p>9,966</text:p>
          </table:covered-table-cell>
          <table:covered-table-cell table:formula="oooc:=([.M7]/[.O7])*[.$F$34]*10000" office:value-type="float" office:value="0.56674928824703">
            <text:p>0,567</text:p>
          </table:covered-table-cell>
          <table:covered-table-cell table:formula="oooc:=[.P7]*SQRT(([.N7]/[.M7])^2+(0.01/[.O7])^2)" office:value-type="float" office:value="0.010958890280593">
            <text:p>0,011</text:p>
          </table:covered-table-cell>
          <table:covered-table-cell table:formula="oooc:=[.P7]/[.Q7]^2" office:value-type="float" office:value="4719.0852804005">
            <text:p>4719,085</text:p>
          </table:covered-table-cell>
          <table:covered-table-cell table:formula="oooc:=1/[.Q7]^2" office:value-type="float" office:value="8326.5835145497">
            <text:p>8326,584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8.5">
            <text:p>8,500</text:p>
          </table:table-cell>
          <table:table-cell office:value-type="float" office:value="41560">
            <text:p>41560,000</text:p>
          </table:table-cell>
          <table:table-cell table:style-name="ce25" table:formula="oooc:=2*PI()*1000000/[.C8]" office:value-type="float" office:value="151.183477073619">
            <text:p>151,183</text:p>
          </table:table-cell>
          <table:table-cell table:style-name="ce25" table:formula="oooc:=2*PI()*1000000/([.C8]-500)-[.D8]" office:value-type="float" office:value="1.84100678365343">
            <text:p>1,841</text:p>
          </table:table-cell>
          <table:table-cell table:style-name="ce25" table:formula="oooc:=AVERAGE([.H8];[.J8])" office:value-type="float" office:value="23.5515">
            <text:p>23,552</text:p>
          </table:table-cell>
          <table:table-cell table:style-name="ce25" table:formula="oooc:=STDEV([.H8];[.J8])+0.1" office:value-type="float" office:value="0.707404725039246">
            <text:p>0,707</text:p>
          </table:table-cell>
          <table:table-cell office:value-type="float" office:value="23.981">
            <text:p>23,981</text:p>
          </table:table-cell>
          <table:table-cell office:value-type="float" office:value="11.561">
            <text:p>11,561</text:p>
          </table:table-cell>
          <table:table-cell table:style-name="ce25" table:formula="oooc:=[.I8]*2" office:value-type="float" office:value="23.122">
            <text:p>23,122</text:p>
          </table:table-cell>
          <table:table-cell table:style-name="ce28"/>
          <table:table-cell/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6566370387967">
            <text:p>9,966</text:p>
          </table:covered-table-cell>
          <table:covered-table-cell table:formula="oooc:=([.M8]/[.O8])*[.$F$34]*10000" office:value-type="float" office:value="0.56674928824703">
            <text:p>0,567</text:p>
          </table:covered-table-cell>
          <table:covered-table-cell table:formula="oooc:=[.P8]*SQRT(([.N8]/[.M8])^2+(0.01/[.O8])^2)" office:value-type="float" office:value="0.010958890280593">
            <text:p>0,011</text:p>
          </table:covered-table-cell>
          <table:covered-table-cell table:formula="oooc:=[.P8]/[.Q8]^2" office:value-type="float" office:value="4719.0852804005">
            <text:p>4719,085</text:p>
          </table:covered-table-cell>
          <table:covered-table-cell table:formula="oooc:=1/[.Q8]^2" office:value-type="float" office:value="8326.5835145497">
            <text:p>8326,584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9">
            <text:p>9,000</text:p>
          </table:table-cell>
          <table:table-cell office:value-type="float" office:value="39050">
            <text:p>39050,000</text:p>
          </table:table-cell>
          <table:table-cell table:style-name="ce25" table:formula="oooc:=2*PI()*1000000/[.C9]" office:value-type="float" office:value="160.9010321941">
            <text:p>160,901</text:p>
          </table:table-cell>
          <table:table-cell table:style-name="ce25" table:formula="oooc:=2*PI()*1000000/([.C9]-500)-[.D9]" office:value-type="float" office:value="2.0869135174332">
            <text:p>2,087</text:p>
          </table:table-cell>
          <table:table-cell table:style-name="ce25" table:formula="oooc:=AVERAGE([.H9];[.J9];[.L9])" office:value-type="float" office:value="24.4753333333333">
            <text:p>24,475</text:p>
          </table:table-cell>
          <table:table-cell table:style-name="ce25" table:formula="oooc:=STDEV([.H9];[.J9];[.L9])+0.1" office:value-type="float" office:value="0.868797329166363">
            <text:p>0,869</text:p>
          </table:table-cell>
          <table:table-cell office:value-type="float" office:value="25.316">
            <text:p>25,316</text:p>
          </table:table-cell>
          <table:table-cell office:value-type="float" office:value="12.151">
            <text:p>12,151</text:p>
          </table:table-cell>
          <table:table-cell table:style-name="ce25" table:formula="oooc:=[.I9]*2" office:value-type="float" office:value="24.302">
            <text:p>24,302</text:p>
          </table:table-cell>
          <table:table-cell table:style-name="ce28" office:value-type="float" office:value="5.952">
            <text:p>5,952</text:p>
          </table:table-cell>
          <table:table-cell table:formula="oooc:=[.K9]*4" office:value-type="float" office:value="23.808">
            <text:p>23,808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6566370387967">
            <text:p>9,966</text:p>
          </table:covered-table-cell>
          <table:covered-table-cell table:formula="oooc:=([.M9]/[.O9])*[.$F$34]*10000" office:value-type="float" office:value="0.56674928824703">
            <text:p>0,567</text:p>
          </table:covered-table-cell>
          <table:covered-table-cell table:formula="oooc:=[.P9]*SQRT(([.N9]/[.M9])^2+(0.01/[.O9])^2)" office:value-type="float" office:value="0.010958890280593">
            <text:p>0,011</text:p>
          </table:covered-table-cell>
          <table:covered-table-cell table:formula="oooc:=[.P9]/[.Q9]^2" office:value-type="float" office:value="4719.0852804005">
            <text:p>4719,085</text:p>
          </table:covered-table-cell>
          <table:covered-table-cell table:formula="oooc:=1/[.Q9]^2" office:value-type="float" office:value="8326.5835145497">
            <text:p>8326,584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9.5">
            <text:p>9,500</text:p>
          </table:table-cell>
          <table:table-cell office:value-type="float" office:value="37200">
            <text:p>37200,000</text:p>
          </table:table-cell>
          <table:table-cell table:style-name="ce25" table:formula="oooc:=2*PI()*1000000/[.C10]" office:value-type="float" office:value="168.902830838161">
            <text:p>168,903</text:p>
          </table:table-cell>
          <table:table-cell table:style-name="ce25" table:formula="oooc:=2*PI()*1000000/([.C10]-500)-[.D10]" office:value-type="float" office:value="2.30112848553352">
            <text:p>2,301</text:p>
          </table:table-cell>
          <table:table-cell table:style-name="ce25" table:formula="oooc:=AVERAGE([.H10];[.J10];[.L10])" office:value-type="float" office:value="25.414">
            <text:p>25,414</text:p>
          </table:table-cell>
          <table:table-cell table:style-name="ce25" table:formula="oooc:=STDEV([.H10];[.J10];[.L10])+0.1" office:value-type="float" office:value="0.26974097914175">
            <text:p>0,270</text:p>
          </table:table-cell>
          <table:table-cell office:value-type="float" office:value="25.316">
            <text:p>25,316</text:p>
          </table:table-cell>
          <table:table-cell office:value-type="float" office:value="12.805">
            <text:p>12,805</text:p>
          </table:table-cell>
          <table:table-cell table:style-name="ce25" table:formula="oooc:=[.I10]*2" office:value-type="float" office:value="25.61">
            <text:p>25,610</text:p>
          </table:table-cell>
          <table:table-cell table:style-name="ce28" office:value-type="float" office:value="6.329">
            <text:p>6,329</text:p>
          </table:table-cell>
          <table:table-cell table:formula="oooc:=[.K10]*4" office:value-type="float" office:value="25.316">
            <text:p>25,316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6566370387967">
            <text:p>9,966</text:p>
          </table:covered-table-cell>
          <table:covered-table-cell table:formula="oooc:=([.M10]/[.O10])*[.$F$34]*10000" office:value-type="float" office:value="0.56674928824703">
            <text:p>0,567</text:p>
          </table:covered-table-cell>
          <table:covered-table-cell table:formula="oooc:=[.P10]*SQRT(([.N10]/[.M10])^2+(0.01/[.O10])^2)" office:value-type="float" office:value="0.010958890280593">
            <text:p>0,011</text:p>
          </table:covered-table-cell>
          <table:covered-table-cell table:formula="oooc:=[.P10]/[.Q10]^2" office:value-type="float" office:value="4719.0852804005">
            <text:p>4719,085</text:p>
          </table:covered-table-cell>
          <table:covered-table-cell table:formula="oooc:=1/[.Q10]^2" office:value-type="float" office:value="8326.5835145497">
            <text:p>8326,584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4" office:value-type="float" office:value="10">
            <text:p>10,000</text:p>
          </table:table-cell>
          <table:table-cell table:style-name="ce26" office:value-type="float" office:value="33550">
            <text:p>33550,000</text:p>
          </table:table-cell>
          <table:table-cell table:style-name="ce25" table:formula="oooc:=2*PI()*1000000/[.C11]" office:value-type="float" office:value="187.278250586575">
            <text:p>187,278</text:p>
          </table:table-cell>
          <table:table-cell table:style-name="ce25" table:formula="oooc:=2*PI()*1000000/([.C11]-500)-[.D11]" office:value-type="float" office:value="2.83325643852609">
            <text:p>2,833</text:p>
          </table:table-cell>
          <table:table-cell table:style-name="ce25" table:formula="oooc:=AVERAGE([.H11];[.J11];[.L11])" office:value-type="float" office:value="26.3853333333333">
            <text:p>26,385</text:p>
          </table:table-cell>
          <table:table-cell table:style-name="ce25" table:formula="oooc:=STDEV([.H11];[.J11];[.L11])+0.1" office:value-type="float" office:value="0.553326960739524">
            <text:p>0,553</text:p>
          </table:table-cell>
          <table:table-cell table:style-name="ce26" office:value-type="float" office:value="26.738">
            <text:p>26,738</text:p>
          </table:table-cell>
          <table:table-cell table:style-name="ce26" office:value-type="float" office:value="12.937">
            <text:p>12,937</text:p>
          </table:table-cell>
          <table:table-cell table:style-name="ce25" table:formula="oooc:=[.I11]*2" office:value-type="float" office:value="25.874">
            <text:p>25,874</text:p>
          </table:table-cell>
          <table:table-cell table:style-name="ce29" office:value-type="float" office:value="6.636">
            <text:p>6,636</text:p>
          </table:table-cell>
          <table:table-cell table:formula="oooc:=[.K11]*4" office:value-type="float" office:value="26.544">
            <text:p>26,544</text:p>
          </table:table-cell>
          <table:covered-table-cell office:value-type="float" office:value="0.1537">
            <text:p>0,154</text:p>
          </table:covered-table-cell>
          <table:covered-table-cell office:value-type="float" office:value="0.002968">
            <text:p>0,003</text:p>
          </table:covered-table-cell>
          <table:covered-table-cell table:formula="oooc:=ABS(36.5-['constant Rotation'.$S$56])" office:value-type="float" office:value="9.96566370387967">
            <text:p>9,966</text:p>
          </table:covered-table-cell>
          <table:covered-table-cell table:formula="oooc:=([.M11]/[.O11])*[.$F$34]*10000" office:value-type="float" office:value="0.56674928824703">
            <text:p>0,567</text:p>
          </table:covered-table-cell>
          <table:covered-table-cell table:formula="oooc:=[.P11]*SQRT(([.N11]/[.M11])^2+(0.01/[.O11])^2)" office:value-type="float" office:value="0.010958890280593">
            <text:p>0,011</text:p>
          </table:covered-table-cell>
          <table:covered-table-cell table:formula="oooc:=[.P11]/[.Q11]^2" office:value-type="float" office:value="4719.0852804005">
            <text:p>4719,085</text:p>
          </table:covered-table-cell>
          <table:covered-table-cell table:formula="oooc:=1/[.Q11]^2" office:value-type="float" office:value="8326.5835145497">
            <text:p>8326,584</text:p>
          </table:covered-table-cell>
          <table:table-cell table:number-columns-repeated="237"/>
        </table:table-row>
        <table:table-row table:style-name="ro2">
          <table:table-cell table:style-name="ce20" office:value-type="string" table:number-columns-spanned="1" table:number-rows-spanned="10">
            <text:p>39mm</text:p>
          </table:table-cell>
          <table:table-cell table:style-name="ce22"/>
          <table:table-cell table:style-name="ce25" office:value-type="float" office:value="54220">
            <text:p>54220,000</text:p>
          </table:table-cell>
          <table:table-cell table:style-name="ce25" table:formula="oooc:=2*PI()*1000000/[.C12]" office:value-type="float" office:value="115.88316686056">
            <text:p>115,883</text:p>
          </table:table-cell>
          <table:table-cell table:style-name="ce25" table:formula="oooc:=2*PI()*1000000/([.C12]-500)-[.D12]" office:value-type="float" office:value="1.07858494844155">
            <text:p>1,079</text:p>
          </table:table-cell>
          <table:table-cell table:style-name="ce25" table:formula="oooc:=AVERAGE([.H12];[.J12];[.L12])" office:value-type="float" office:value="12.6926666666667">
            <text:p>12,693</text:p>
          </table:table-cell>
          <table:table-cell table:style-name="ce25" table:formula="oooc:=STDEV([.H12];[.J12];[.L12])+0.1" office:value-type="float" office:value="0.472646391815798">
            <text:p>0,473</text:p>
          </table:table-cell>
          <table:table-cell table:style-name="ce25" office:value-type="float" office:value="12.308">
            <text:p>12,308</text:p>
          </table:table-cell>
          <table:table-cell table:style-name="ce25" office:value-type="float" office:value="6.359">
            <text:p>6,359</text:p>
          </table:table-cell>
          <table:table-cell table:style-name="ce25" table:formula="oooc:=[.I12]*2" office:value-type="float" office:value="12.718">
            <text:p>12,718</text:p>
          </table:table-cell>
          <table:table-cell table:style-name="ce27" office:value-type="float" office:value="3.263">
            <text:p>3,263</text:p>
          </table:table-cell>
          <table:table-cell table:formula="oooc:=[.K12]*4" office:value-type="float" office:value="13.052">
            <text:p>13,052</text:p>
          </table:table-cell>
          <table:table-cell table:style-name="ce30" office:value-type="float" office:value="0.09533" table:number-columns-spanned="1" table:number-rows-spanned="10">
            <text:p>0,095</text:p>
          </table:table-cell>
          <table:table-cell table:style-name="ce30" office:value-type="float" office:value="0.004336" table:number-columns-spanned="1" table:number-rows-spanned="10">
            <text:p>0,004</text:p>
          </table:table-cell>
          <table:table-cell table:style-name="ce30" table:formula="oooc:=ABS(39-['constant Rotation'.$S$56])" office:value-type="float" office:value="7.46566370387967" table:number-columns-spanned="1" table:number-rows-spanned="10">
            <text:p>7,466</text:p>
          </table:table-cell>
          <table:table-cell table:style-name="ce30" table:formula="oooc:=([.M12]/[.O12])*[.$F$34]*10000" office:value-type="float" office:value="0.469228641718813" table:number-columns-spanned="1" table:number-rows-spanned="10">
            <text:p>0,469</text:p>
          </table:table-cell>
          <table:table-cell table:style-name="ce30" table:formula="oooc:=[.P12]*SQRT(([.N12]/[.M12])^2+(0.01/[.O12])^2)" office:value-type="float" office:value="0.0213516987412315" table:number-columns-spanned="1" table:number-rows-spanned="10">
            <text:p>0,021</text:p>
          </table:table-cell>
          <table:table-cell table:style-name="ce30" table:formula="oooc:=[.P12]/([.Q12]^2)" office:value-type="float" office:value="1029.24708855742" table:number-columns-spanned="1" table:number-rows-spanned="10">
            <text:p>1029,247</text:p>
          </table:table-cell>
          <table:table-cell table:style-name="ce30" table:formula="oooc:=1/[.Q12]^2" office:value-type="float" office:value="2193.48734720716" table:number-columns-spanned="1" table:number-rows-spanned="10">
            <text:p>2193,487</text:p>
          </table:table-cell>
          <table:table-cell table:number-columns-repeated="237"/>
        </table:table-row>
        <table:table-row table:style-name="ro2">
          <table:covered-table-cell table:style-name="ce21"/>
          <table:table-cell table:style-name="ce23"/>
          <table:table-cell office:value-type="float" office:value="52330">
            <text:p>52330,000</text:p>
          </table:table-cell>
          <table:table-cell table:style-name="ce25" table:formula="oooc:=2*PI()*1000000/[.C13]" office:value-type="float" office:value="120.068513418299">
            <text:p>120,069</text:p>
          </table:table-cell>
          <table:table-cell table:style-name="ce25" table:formula="oooc:=2*PI()*1000000/([.C13]-500)-[.D13]" office:value-type="float" office:value="1.15829165944722">
            <text:p>1,158</text:p>
          </table:table-cell>
          <table:table-cell table:style-name="ce25" table:formula="oooc:=AVERAGE([.H13];[.J13];[.L13])" office:value-type="float" office:value="13.56">
            <text:p>13,560</text:p>
          </table:table-cell>
          <table:table-cell table:style-name="ce25" table:formula="oooc:=STDEV([.H13];[.J13];[.L13])+0.1" office:value-type="float" office:value="0.262714473849132">
            <text:p>0,263</text:p>
          </table:table-cell>
          <table:table-cell office:value-type="float" office:value="13.746">
            <text:p>13,746</text:p>
          </table:table-cell>
          <table:table-cell office:value-type="float" office:value="6.745">
            <text:p>6,745</text:p>
          </table:table-cell>
          <table:table-cell table:style-name="ce25" table:formula="oooc:=[.I13]*2" office:value-type="float" office:value="13.49">
            <text:p>13,490</text:p>
          </table:table-cell>
          <table:table-cell table:style-name="ce28" office:value-type="float" office:value="3.361">
            <text:p>3,361</text:p>
          </table:table-cell>
          <table:table-cell table:formula="oooc:=[.K13]*4" office:value-type="float" office:value="13.444">
            <text:p>13,44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6566370387967">
            <text:p>7,466</text:p>
          </table:covered-table-cell>
          <table:covered-table-cell table:formula="oooc:=([.M13]/[.O13])*[.$F$34]*10000" office:value-type="float" office:value="0.442895134604624">
            <text:p>0,443</text:p>
          </table:covered-table-cell>
          <table:covered-table-cell table:formula="oooc:=[.P13]*SQRT(([.N13]/[.M13])^2+(0.01/[.O13])^2)" office:value-type="float" office:value="0.0110366513279774">
            <text:p>0,011</text:p>
          </table:covered-table-cell>
          <table:covered-table-cell table:formula="oooc:=[.P13]/[.Q13]^2" office:value-type="float" office:value="3636.02000913456">
            <text:p>3636,020</text:p>
          </table:covered-table-cell>
          <table:covered-table-cell table:formula="oooc:=1/[.Q13]^2" office:value-type="float" office:value="8209.6634734551">
            <text:p>8209,663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/>
          <table:table-cell office:value-type="float" office:value="50904">
            <text:p>50904,000</text:p>
          </table:table-cell>
          <table:table-cell table:style-name="ce25" table:formula="oooc:=2*PI()*1000000/[.C14]" office:value-type="float" office:value="123.432054596487">
            <text:p>123,432</text:p>
          </table:table-cell>
          <table:table-cell table:style-name="ce25" table:formula="oooc:=2*PI()*1000000/([.C14]-500)-[.D14]" office:value-type="float" office:value="1.22442717439576">
            <text:p>1,224</text:p>
          </table:table-cell>
          <table:table-cell table:style-name="ce25" table:formula="oooc:=AVERAGE([.H14];[.J14];[.L14])" office:value-type="float" office:value="13.1436666666667">
            <text:p>13,144</text:p>
          </table:table-cell>
          <table:table-cell table:style-name="ce25" table:formula="oooc:=STDEV([.H14];[.J14];[.L14])+0.1" office:value-type="float" office:value="0.258953871715455">
            <text:p>0,259</text:p>
          </table:table-cell>
          <table:table-cell office:value-type="float" office:value="13.201">
            <text:p>13,201</text:p>
          </table:table-cell>
          <table:table-cell office:value-type="float" office:value="6.633">
            <text:p>6,633</text:p>
          </table:table-cell>
          <table:table-cell table:style-name="ce25" table:formula="oooc:=[.I14]*2" office:value-type="float" office:value="13.266">
            <text:p>13,266</text:p>
          </table:table-cell>
          <table:table-cell table:style-name="ce28" office:value-type="float" office:value="3.241">
            <text:p>3,241</text:p>
          </table:table-cell>
          <table:table-cell table:formula="oooc:=[.K14]*4" office:value-type="float" office:value="12.964">
            <text:p>12,96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6566370387967">
            <text:p>7,466</text:p>
          </table:covered-table-cell>
          <table:covered-table-cell table:formula="oooc:=([.M14]/[.O14])*[.$F$34]*10000" office:value-type="float" office:value="0.442895134604624">
            <text:p>0,443</text:p>
          </table:covered-table-cell>
          <table:covered-table-cell table:formula="oooc:=[.P14]*SQRT(([.N14]/[.M14])^2+(0.01/[.O14])^2)" office:value-type="float" office:value="0.0110366513279774">
            <text:p>0,011</text:p>
          </table:covered-table-cell>
          <table:covered-table-cell table:formula="oooc:=[.P14]/[.Q14]^2" office:value-type="float" office:value="3636.02000913456">
            <text:p>3636,020</text:p>
          </table:covered-table-cell>
          <table:covered-table-cell table:formula="oooc:=1/[.Q14]^2" office:value-type="float" office:value="8209.6634734551">
            <text:p>8209,663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/>
          <table:table-cell office:value-type="float" office:value="47807">
            <text:p>47807,000</text:p>
          </table:table-cell>
          <table:table-cell table:style-name="ce25" table:formula="oooc:=2*PI()*1000000/[.C15]" office:value-type="float" office:value="131.428144564177">
            <text:p>131,428</text:p>
          </table:table-cell>
          <table:table-cell table:style-name="ce25" table:formula="oooc:=2*PI()*1000000/([.C15]-500)-[.D15]" office:value-type="float" office:value="1.3890982789458">
            <text:p>1,389</text:p>
          </table:table-cell>
          <table:table-cell table:style-name="ce25" table:formula="oooc:=AVERAGE([.H15];[.J15];[.L15])" office:value-type="float" office:value="14.16">
            <text:p>14,160</text:p>
          </table:table-cell>
          <table:table-cell table:style-name="ce25" table:formula="oooc:=STDEV([.H15];[.J15];[.L15])+0.1" office:value-type="float" office:value="0.209890854942529">
            <text:p>0,210</text:p>
          </table:table-cell>
          <table:table-cell office:value-type="float" office:value="14.286">
            <text:p>14,286</text:p>
          </table:table-cell>
          <table:table-cell office:value-type="float" office:value="7.055">
            <text:p>7,055</text:p>
          </table:table-cell>
          <table:table-cell table:style-name="ce25" table:formula="oooc:=[.I15]*2" office:value-type="float" office:value="14.11">
            <text:p>14,110</text:p>
          </table:table-cell>
          <table:table-cell table:style-name="ce28" office:value-type="float" office:value="3.521">
            <text:p>3,521</text:p>
          </table:table-cell>
          <table:table-cell table:formula="oooc:=[.K15]*4" office:value-type="float" office:value="14.084">
            <text:p>14,08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6566370387967">
            <text:p>7,466</text:p>
          </table:covered-table-cell>
          <table:covered-table-cell table:formula="oooc:=([.M15]/[.O15])*[.$F$34]*10000" office:value-type="float" office:value="0.442895134604624">
            <text:p>0,443</text:p>
          </table:covered-table-cell>
          <table:covered-table-cell table:formula="oooc:=[.P15]*SQRT(([.N15]/[.M15])^2+(0.01/[.O15])^2)" office:value-type="float" office:value="0.0110366513279774">
            <text:p>0,011</text:p>
          </table:covered-table-cell>
          <table:covered-table-cell table:formula="oooc:=[.P15]/[.Q15]^2" office:value-type="float" office:value="3636.02000913456">
            <text:p>3636,020</text:p>
          </table:covered-table-cell>
          <table:covered-table-cell table:formula="oooc:=1/[.Q15]^2" office:value-type="float" office:value="8209.6634734551">
            <text:p>8209,663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/>
          <table:table-cell office:value-type="float" office:value="44701">
            <text:p>44701,000</text:p>
          </table:table-cell>
          <table:table-cell table:style-name="ce25" table:formula="oooc:=2*PI()*1000000/[.C16]" office:value-type="float" office:value="140.560285165423">
            <text:p>140,560</text:p>
          </table:table-cell>
          <table:table-cell table:style-name="ce25" table:formula="oooc:=2*PI()*1000000/([.C16]-500)-[.D16]" office:value-type="float" office:value="1.59001250158849">
            <text:p>1,590</text:p>
          </table:table-cell>
          <table:table-cell table:style-name="ce25" table:formula="oooc:=AVERAGE([.H16];[.J16];[.L16])" office:value-type="float" office:value="16.099">
            <text:p>16,099</text:p>
          </table:table-cell>
          <table:table-cell table:style-name="ce25" table:formula="oooc:=STDEV([.H16];[.J16];[.L16])+0.1" office:value-type="float" office:value="0.307197972963058">
            <text:p>0,307</text:p>
          </table:table-cell>
          <table:table-cell office:value-type="float" office:value="15.873">
            <text:p>15,873</text:p>
          </table:table-cell>
          <table:table-cell office:value-type="float" office:value="8.14">
            <text:p>8,140</text:p>
          </table:table-cell>
          <table:table-cell table:style-name="ce25" table:formula="oooc:=[.I16]*2" office:value-type="float" office:value="16.28">
            <text:p>16,280</text:p>
          </table:table-cell>
          <table:table-cell table:style-name="ce28" office:value-type="float" office:value="4.036">
            <text:p>4,036</text:p>
          </table:table-cell>
          <table:table-cell table:formula="oooc:=[.K16]*4" office:value-type="float" office:value="16.144">
            <text:p>16,144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6566370387967">
            <text:p>7,466</text:p>
          </table:covered-table-cell>
          <table:covered-table-cell table:formula="oooc:=([.M16]/[.O16])*[.$F$34]*10000" office:value-type="float" office:value="0.442895134604624">
            <text:p>0,443</text:p>
          </table:covered-table-cell>
          <table:covered-table-cell table:formula="oooc:=[.P16]*SQRT(([.N16]/[.M16])^2+(0.01/[.O16])^2)" office:value-type="float" office:value="0.0110366513279774">
            <text:p>0,011</text:p>
          </table:covered-table-cell>
          <table:covered-table-cell table:formula="oooc:=[.P16]/[.Q16]^2" office:value-type="float" office:value="3636.02000913456">
            <text:p>3636,020</text:p>
          </table:covered-table-cell>
          <table:covered-table-cell table:formula="oooc:=1/[.Q16]^2" office:value-type="float" office:value="8209.6634734551">
            <text:p>8209,663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/>
          <table:table-cell office:value-type="float" office:value="42722">
            <text:p>42722,000</text:p>
          </table:table-cell>
          <table:table-cell table:style-name="ce25" table:formula="oooc:=2*PI()*1000000/[.C17]" office:value-type="float" office:value="147.071422386115">
            <text:p>147,071</text:p>
          </table:table-cell>
          <table:table-cell table:style-name="ce25" table:formula="oooc:=2*PI()*1000000/([.C17]-500)-[.D17]" office:value-type="float" office:value="1.74164443164835">
            <text:p>1,742</text:p>
          </table:table-cell>
          <table:table-cell table:style-name="ce25" table:formula="oooc:=AVERAGE([.H17];[.J17];[.L17])" office:value-type="float" office:value="16.5636666666667">
            <text:p>16,564</text:p>
          </table:table-cell>
          <table:table-cell table:style-name="ce25" table:formula="oooc:=STDEV([.H17];[.J17];[.L17])+0.1" office:value-type="float" office:value="0.190522557041511">
            <text:p>0,191</text:p>
          </table:table-cell>
          <table:table-cell office:value-type="float" office:value="16.461">
            <text:p>16,461</text:p>
          </table:table-cell>
          <table:table-cell office:value-type="float" office:value="8.299">
            <text:p>8,299</text:p>
          </table:table-cell>
          <table:table-cell table:style-name="ce25" table:formula="oooc:=[.I17]*2" office:value-type="float" office:value="16.598">
            <text:p>16,598</text:p>
          </table:table-cell>
          <table:table-cell table:style-name="ce28" office:value-type="float" office:value="4.158">
            <text:p>4,158</text:p>
          </table:table-cell>
          <table:table-cell table:formula="oooc:=[.K17]*4" office:value-type="float" office:value="16.632">
            <text:p>16,632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6566370387967">
            <text:p>7,466</text:p>
          </table:covered-table-cell>
          <table:covered-table-cell table:formula="oooc:=([.M17]/[.O17])*[.$F$34]*10000" office:value-type="float" office:value="0.442895134604624">
            <text:p>0,443</text:p>
          </table:covered-table-cell>
          <table:covered-table-cell table:formula="oooc:=[.P17]*SQRT(([.N17]/[.M17])^2+(0.01/[.O17])^2)" office:value-type="float" office:value="0.0110366513279774">
            <text:p>0,011</text:p>
          </table:covered-table-cell>
          <table:covered-table-cell table:formula="oooc:=[.P17]/[.Q17]^2" office:value-type="float" office:value="3636.02000913456">
            <text:p>3636,020</text:p>
          </table:covered-table-cell>
          <table:covered-table-cell table:formula="oooc:=1/[.Q17]^2" office:value-type="float" office:value="8209.6634734551">
            <text:p>8209,663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/>
          <table:table-cell office:value-type="float" office:value="40410">
            <text:p>40410,000</text:p>
          </table:table-cell>
          <table:table-cell table:style-name="ce25" table:formula="oooc:=2*PI()*1000000/[.C18]" office:value-type="float" office:value="155.485902182123">
            <text:p>155,486</text:p>
          </table:table-cell>
          <table:table-cell table:style-name="ce25" table:formula="oooc:=2*PI()*1000000/([.C18]-500)-[.D18]" office:value-type="float" office:value="1.94795667980611">
            <text:p>1,948</text:p>
          </table:table-cell>
          <table:table-cell table:style-name="ce25" table:formula="oooc:=AVERAGE([.H18];[.J18];[.L18])" office:value-type="float" office:value="17.3166666666667">
            <text:p>17,317</text:p>
          </table:table-cell>
          <table:table-cell table:style-name="ce25" table:formula="oooc:=STDEV([.H18];[.J18];[.L18])+0.1" office:value-type="float" office:value="0.51658772585535">
            <text:p>0,517</text:p>
          </table:table-cell>
          <table:table-cell office:value-type="float" office:value="17.778">
            <text:p>17,778</text:p>
          </table:table-cell>
          <table:table-cell office:value-type="float" office:value="8.602">
            <text:p>8,602</text:p>
          </table:table-cell>
          <table:table-cell table:style-name="ce25" table:formula="oooc:=[.I18]*2" office:value-type="float" office:value="17.204">
            <text:p>17,204</text:p>
          </table:table-cell>
          <table:table-cell table:style-name="ce28" office:value-type="float" office:value="4.242">
            <text:p>4,242</text:p>
          </table:table-cell>
          <table:table-cell table:formula="oooc:=[.K18]*4" office:value-type="float" office:value="16.968">
            <text:p>16,968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6566370387967">
            <text:p>7,466</text:p>
          </table:covered-table-cell>
          <table:covered-table-cell table:formula="oooc:=([.M18]/[.O18])*[.$F$34]*10000" office:value-type="float" office:value="0.442895134604624">
            <text:p>0,443</text:p>
          </table:covered-table-cell>
          <table:covered-table-cell table:formula="oooc:=[.P18]*SQRT(([.N18]/[.M18])^2+(0.01/[.O18])^2)" office:value-type="float" office:value="0.0110366513279774">
            <text:p>0,011</text:p>
          </table:covered-table-cell>
          <table:covered-table-cell table:formula="oooc:=[.P18]/[.Q18]^2" office:value-type="float" office:value="3636.02000913456">
            <text:p>3636,020</text:p>
          </table:covered-table-cell>
          <table:covered-table-cell table:formula="oooc:=1/[.Q18]^2" office:value-type="float" office:value="8209.6634734551">
            <text:p>8209,663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/>
          <table:table-cell office:value-type="float" office:value="38730">
            <text:p>38730,000</text:p>
          </table:table-cell>
          <table:table-cell table:style-name="ce25" table:formula="oooc:=2*PI()*1000000/[.C19]" office:value-type="float" office:value="162.230449449512">
            <text:p>162,230</text:p>
          </table:table-cell>
          <table:table-cell table:style-name="ce25" table:formula="oooc:=2*PI()*1000000/([.C19]-500)-[.D19]" office:value-type="float" office:value="2.12176889157092">
            <text:p>2,122</text:p>
          </table:table-cell>
          <table:table-cell table:style-name="ce25" table:formula="oooc:=AVERAGE([.H19];[.J19];[.L19])" office:value-type="float" office:value="17.1366666666667">
            <text:p>17,137</text:p>
          </table:table-cell>
          <table:table-cell table:style-name="ce25" table:formula="oooc:=STDEV([.H19];[.J19];[.L19])+0.1" office:value-type="float" office:value="0.138279672586547">
            <text:p>0,138</text:p>
          </table:table-cell>
          <table:table-cell office:value-type="float" office:value="17.094">
            <text:p>17,094</text:p>
          </table:table-cell>
          <table:table-cell office:value-type="float" office:value="8.584">
            <text:p>8,584</text:p>
          </table:table-cell>
          <table:table-cell table:style-name="ce25" table:formula="oooc:=[.I19]*2" office:value-type="float" office:value="17.168">
            <text:p>17,168</text:p>
          </table:table-cell>
          <table:table-cell table:style-name="ce28" office:value-type="float" office:value="4.287">
            <text:p>4,287</text:p>
          </table:table-cell>
          <table:table-cell table:formula="oooc:=[.K19]*4" office:value-type="float" office:value="17.148">
            <text:p>17,148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6566370387967">
            <text:p>7,466</text:p>
          </table:covered-table-cell>
          <table:covered-table-cell table:formula="oooc:=([.M19]/[.O19])*[.$F$34]*10000" office:value-type="float" office:value="0.442895134604624">
            <text:p>0,443</text:p>
          </table:covered-table-cell>
          <table:covered-table-cell table:formula="oooc:=[.P19]*SQRT(([.N19]/[.M19])^2+(0.01/[.O19])^2)" office:value-type="float" office:value="0.0110366513279774">
            <text:p>0,011</text:p>
          </table:covered-table-cell>
          <table:covered-table-cell table:formula="oooc:=[.P19]/[.Q19]^2" office:value-type="float" office:value="3636.02000913456">
            <text:p>3636,020</text:p>
          </table:covered-table-cell>
          <table:covered-table-cell table:formula="oooc:=1/[.Q19]^2" office:value-type="float" office:value="8209.6634734551">
            <text:p>8209,663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/>
          <table:table-cell office:value-type="float" office:value="36573">
            <text:p>36573,000</text:p>
          </table:table-cell>
          <table:table-cell table:style-name="ce25" table:formula="oooc:=2*PI()*1000000/[.C20]" office:value-type="float" office:value="171.798466277844">
            <text:p>171,798</text:p>
          </table:table-cell>
          <table:table-cell table:style-name="ce25" table:formula="oooc:=2*PI()*1000000/([.C20]-500)-[.D20]" office:value-type="float" office:value="2.38126114098969">
            <text:p>2,381</text:p>
          </table:table-cell>
          <table:table-cell table:style-name="ce25" table:formula="oooc:=AVERAGE([.H20];[.J20];[.L20])" office:value-type="float" office:value="18.1343333333333">
            <text:p>18,134</text:p>
          </table:table-cell>
          <table:table-cell table:style-name="ce25" table:formula="oooc:=STDEV([.H20];[.J20];[.L20])+0.1" office:value-type="float" office:value="0.288473694008829">
            <text:p>0,288</text:p>
          </table:table-cell>
          <table:table-cell office:value-type="float" office:value="18.349">
            <text:p>18,349</text:p>
          </table:table-cell>
          <table:table-cell office:value-type="float" office:value="9.029">
            <text:p>9,029</text:p>
          </table:table-cell>
          <table:table-cell table:style-name="ce25" table:formula="oooc:=[.I20]*2" office:value-type="float" office:value="18.058">
            <text:p>18,058</text:p>
          </table:table-cell>
          <table:table-cell table:style-name="ce28" office:value-type="float" office:value="4.499">
            <text:p>4,499</text:p>
          </table:table-cell>
          <table:table-cell table:formula="oooc:=[.K20]*4" office:value-type="float" office:value="17.996">
            <text:p>17,996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6566370387967">
            <text:p>7,466</text:p>
          </table:covered-table-cell>
          <table:covered-table-cell table:formula="oooc:=([.M20]/[.O20])*[.$F$34]*10000" office:value-type="float" office:value="0.442895134604624">
            <text:p>0,443</text:p>
          </table:covered-table-cell>
          <table:covered-table-cell table:formula="oooc:=[.P20]*SQRT(([.N20]/[.M20])^2+(0.01/[.O20])^2)" office:value-type="float" office:value="0.0110366513279774">
            <text:p>0,011</text:p>
          </table:covered-table-cell>
          <table:covered-table-cell table:formula="oooc:=[.P20]/[.Q20]^2" office:value-type="float" office:value="3636.02000913456">
            <text:p>3636,020</text:p>
          </table:covered-table-cell>
          <table:covered-table-cell table:formula="oooc:=1/[.Q20]^2" office:value-type="float" office:value="8209.6634734551">
            <text:p>8209,663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4"/>
          <table:table-cell table:style-name="ce26" office:value-type="float" office:value="34585">
            <text:p>34585,000</text:p>
          </table:table-cell>
          <table:table-cell table:style-name="ce25" table:formula="oooc:=2*PI()*1000000/[.C21]" office:value-type="float" office:value="181.673711354043">
            <text:p>181,674</text:p>
          </table:table-cell>
          <table:table-cell table:style-name="ce25" table:formula="oooc:=2*PI()*1000000/([.C21]-500)-[.D21]" office:value-type="float" office:value="2.6650097015409">
            <text:p>2,665</text:p>
          </table:table-cell>
          <table:table-cell table:style-name="ce25" table:formula="oooc:=AVERAGE([.H21];[.J21];[.L21])" office:value-type="float" office:value="19.4466666666667">
            <text:p>19,447</text:p>
          </table:table-cell>
          <table:table-cell table:style-name="ce25" table:formula="oooc:=STDEV([.H21];[.J21];[.L21])+0.1" office:value-type="float" office:value="0.528622600119655">
            <text:p>0,529</text:p>
          </table:table-cell>
          <table:table-cell table:style-name="ce26" office:value-type="float" office:value="19.9">
            <text:p>19,900</text:p>
          </table:table-cell>
          <table:table-cell table:style-name="ce26" office:value-type="float" office:value="9.524">
            <text:p>9,524</text:p>
          </table:table-cell>
          <table:table-cell table:style-name="ce25" table:formula="oooc:=[.I21]*2" office:value-type="float" office:value="19.048">
            <text:p>19,048</text:p>
          </table:table-cell>
          <table:table-cell table:style-name="ce29" office:value-type="float" office:value="4.848">
            <text:p>4,848</text:p>
          </table:table-cell>
          <table:table-cell table:formula="oooc:=[.K21]*4" office:value-type="float" office:value="19.392">
            <text:p>19,392</text:p>
          </table:table-cell>
          <table:covered-table-cell office:value-type="float" office:value="0.08998">
            <text:p>0,090</text:p>
          </table:covered-table-cell>
          <table:covered-table-cell office:value-type="float" office:value="0.002239">
            <text:p>0,002</text:p>
          </table:covered-table-cell>
          <table:covered-table-cell table:formula="oooc:=ABS(39-['constant Rotation'.$S$56])" office:value-type="float" office:value="7.46566370387967">
            <text:p>7,466</text:p>
          </table:covered-table-cell>
          <table:covered-table-cell table:formula="oooc:=([.M21]/[.O21])*[.$F$34]*10000" office:value-type="float" office:value="0.442895134604624">
            <text:p>0,443</text:p>
          </table:covered-table-cell>
          <table:covered-table-cell table:formula="oooc:=[.P21]*SQRT(([.N21]/[.M21])^2+(0.01/[.O21])^2)" office:value-type="float" office:value="0.0110366513279774">
            <text:p>0,011</text:p>
          </table:covered-table-cell>
          <table:covered-table-cell table:formula="oooc:=[.P21]/[.Q21]^2" office:value-type="float" office:value="3636.02000913456">
            <text:p>3636,020</text:p>
          </table:covered-table-cell>
          <table:covered-table-cell table:formula="oooc:=1/[.Q21]^2" office:value-type="float" office:value="8209.6634734551">
            <text:p>8209,663</text:p>
          </table:covered-table-cell>
          <table:table-cell table:number-columns-repeated="237"/>
        </table:table-row>
        <table:table-row table:style-name="ro2">
          <table:table-cell table:style-name="ce20" office:value-type="string" table:number-columns-spanned="1" table:number-rows-spanned="10">
            <text:p>55mm</text:p>
          </table:table-cell>
          <table:table-cell table:style-name="ce22" office:value-type="float" office:value="4.5">
            <text:p>4,500</text:p>
          </table:table-cell>
          <table:table-cell table:style-name="ce25" office:value-type="float" office:value="142220">
            <text:p>142220,000</text:p>
          </table:table-cell>
          <table:table-cell table:style-name="ce25" table:formula="oooc:=2*PI()*1000000/[.C22]" office:value-type="float" office:value="44.179336993247">
            <text:p>44,179</text:p>
          </table:table-cell>
          <table:table-cell table:style-name="ce25" table:formula="oooc:=2*PI()*1000000/([.C22]-500)-[.D22]" office:value-type="float" office:value="0.155868391875693">
            <text:p>0,156</text:p>
          </table:table-cell>
          <table:table-cell table:style-name="ce25" table:formula="oooc:=AVERAGE([.H22];[.J22];[.L22])" office:value-type="float" office:value="4.76966666666667">
            <text:p>4,770</text:p>
          </table:table-cell>
          <table:table-cell table:style-name="ce25" table:formula="oooc:=STDEV([.H22];[.J22];[.L22])+0.1" office:value-type="float" office:value="0.169615611276016">
            <text:p>0,170</text:p>
          </table:table-cell>
          <table:table-cell table:style-name="ce25" office:value-type="float" office:value="4.831">
            <text:p>4,831</text:p>
          </table:table-cell>
          <table:table-cell table:style-name="ce25" office:value-type="float" office:value="2.347">
            <text:p>2,347</text:p>
          </table:table-cell>
          <table:table-cell table:style-name="ce25" table:formula="oooc:=[.I22]*2" office:value-type="float" office:value="4.694">
            <text:p>4,694</text:p>
          </table:table-cell>
          <table:table-cell table:style-name="ce27" office:value-type="float" office:value="1.196">
            <text:p>1,196</text:p>
          </table:table-cell>
          <table:table-cell table:formula="oooc:=[.K22]*4" office:value-type="float" office:value="4.784">
            <text:p>4,784</text:p>
          </table:table-cell>
          <table:table-cell table:style-name="ce30" office:value-type="float" office:value="0.1319" table:number-columns-spanned="1" table:number-rows-spanned="10">
            <text:p>0,132</text:p>
          </table:table-cell>
          <table:table-cell table:style-name="ce30" office:value-type="float" office:value="0.00211" table:number-columns-spanned="1" table:number-rows-spanned="10">
            <text:p>0,002</text:p>
          </table:table-cell>
          <table:table-cell table:style-name="ce30" table:formula="oooc:=ABS(55-['constant Rotation'.$S$56])" office:value-type="float" office:value="8.53433629612033" table:number-columns-spanned="1" table:number-rows-spanned="10">
            <text:p>8,534</text:p>
          </table:table-cell>
          <table:table-cell table:style-name="ce30" table:formula="oooc:=([.M22]/[.O22])*[.$F$34]*10000" office:value-type="float" office:value="0.567934677127483" table:number-columns-spanned="1" table:number-rows-spanned="10">
            <text:p>0,568</text:p>
          </table:table-cell>
          <table:table-cell table:style-name="ce30" table:formula="oooc:=[.P22]*SQRT(([.N22]/[.M22])^2+(0.01/[.O22])^2)" office:value-type="float" office:value="0.00910957191558874" table:number-columns-spanned="1" table:number-rows-spanned="10">
            <text:p>0,009</text:p>
          </table:table-cell>
          <table:table-cell table:style-name="ce30" table:formula="oooc:=[.P22]/([.Q22]^2)" office:value-type="float" office:value="6843.88099684234" table:number-columns-spanned="1" table:number-rows-spanned="10">
            <text:p>6843,881</text:p>
          </table:table-cell>
          <table:table-cell table:style-name="ce30" table:formula="oooc:=1/[.Q22]^2" office:value-type="float" office:value="12050.4721272832" table:number-columns-spanned="1" table:number-rows-spanned="10">
            <text:p>12050,472</text:p>
          </table: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5">
            <text:p>5,000</text:p>
          </table:table-cell>
          <table:table-cell office:value-type="float" office:value="103110">
            <text:p>103110,000</text:p>
          </table:table-cell>
          <table:table-cell table:style-name="ce25" table:formula="oooc:=2*PI()*1000000/[.C23]" office:value-type="float" office:value="60.9367210472271">
            <text:p>60,937</text:p>
          </table:table-cell>
          <table:table-cell table:style-name="ce25" table:formula="oooc:=2*PI()*1000000/([.C23]-500)-[.D23]" office:value-type="float" office:value="0.296933637302544">
            <text:p>0,297</text:p>
          </table:table-cell>
          <table:table-cell table:style-name="ce25" table:formula="oooc:=AVERAGE([.H23];[.J23];[.L23])" office:value-type="float" office:value="7.66333333333333">
            <text:p>7,663</text:p>
          </table:table-cell>
          <table:table-cell table:style-name="ce25" table:formula="oooc:=STDEV([.H23];[.J23];[.L23])+0.1" office:value-type="float" office:value="0.139310727967482">
            <text:p>0,139</text:p>
          </table:table-cell>
          <table:table-cell office:value-type="float" office:value="7.634">
            <text:p>7,634</text:p>
          </table:table-cell>
          <table:table-cell office:value-type="float" office:value="3.854">
            <text:p>3,854</text:p>
          </table:table-cell>
          <table:table-cell table:style-name="ce25" table:formula="oooc:=[.I23]*2" office:value-type="float" office:value="7.708">
            <text:p>7,708</text:p>
          </table:table-cell>
          <table:table-cell table:style-name="ce28" office:value-type="float" office:value="1.912">
            <text:p>1,912</text:p>
          </table:table-cell>
          <table:table-cell table:formula="oooc:=[.K23]*4" office:value-type="float" office:value="7.648">
            <text:p>7,648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3433629612033">
            <text:p>8,534</text:p>
          </table:covered-table-cell>
          <table:covered-table-cell table:formula="oooc:=([.M23]/[.O23])*[.$F$34]*10000" office:value-type="float" office:value="0.515834528581293">
            <text:p>0,516</text:p>
          </table:covered-table-cell>
          <table:covered-table-cell table:formula="oooc:=[.P23]*SQRT(([.N23]/[.M23])^2+(0.01/[.O23])^2)" office:value-type="float" office:value="0.0034260381551744">
            <text:p>0,003</text:p>
          </table:covered-table-cell>
          <table:covered-table-cell table:formula="oooc:=[.P23]/[.Q23]^2" office:value-type="float" office:value="43946.6746625451">
            <text:p>43946,675</text:p>
          </table:covered-table-cell>
          <table:covered-table-cell table:formula="oooc:=1/[.Q23]^2" office:value-type="float" office:value="85195.2946682578">
            <text:p>85195,295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5.5">
            <text:p>5,500</text:p>
          </table:table-cell>
          <table:table-cell office:value-type="float" office:value="74410">
            <text:p>74410,000</text:p>
          </table:table-cell>
          <table:table-cell table:style-name="ce25" table:formula="oooc:=2*PI()*1000000/[.C24]" office:value-type="float" office:value="84.4400659478509">
            <text:p>84,440</text:p>
          </table:table-cell>
          <table:table-cell table:style-name="ce25" table:formula="oooc:=2*PI()*1000000/([.C24]-500)-[.D24]" office:value-type="float" office:value="0.571235732295023">
            <text:p>0,571</text:p>
          </table:table-cell>
          <table:table-cell table:style-name="ce25" table:formula="oooc:=AVERAGE([.H24];[.J24];[.L24])" office:value-type="float" office:value="9.79066666666667">
            <text:p>9,791</text:p>
          </table:table-cell>
          <table:table-cell table:style-name="ce25" table:formula="oooc:=STDEV([.H24];[.J24];[.L24])+0.1" office:value-type="float" office:value="0.234004975032025">
            <text:p>0,234</text:p>
          </table:table-cell>
          <table:table-cell office:value-type="float" office:value="9.732">
            <text:p>9,732</text:p>
          </table:table-cell>
          <table:table-cell office:value-type="float" office:value="4.848">
            <text:p>4,848</text:p>
          </table:table-cell>
          <table:table-cell table:style-name="ce25" table:formula="oooc:=[.I24]*2" office:value-type="float" office:value="9.696">
            <text:p>9,696</text:p>
          </table:table-cell>
          <table:table-cell table:style-name="ce28" office:value-type="float" office:value="2.486">
            <text:p>2,486</text:p>
          </table:table-cell>
          <table:table-cell table:formula="oooc:=[.K24]*4" office:value-type="float" office:value="9.944">
            <text:p>9,94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3433629612033">
            <text:p>8,534</text:p>
          </table:covered-table-cell>
          <table:covered-table-cell table:formula="oooc:=([.M24]/[.O24])*[.$F$34]*10000" office:value-type="float" office:value="0.515834528581293">
            <text:p>0,516</text:p>
          </table:covered-table-cell>
          <table:covered-table-cell table:formula="oooc:=[.P24]*SQRT(([.N24]/[.M24])^2+(0.01/[.O24])^2)" office:value-type="float" office:value="0.0034260381551744">
            <text:p>0,003</text:p>
          </table:covered-table-cell>
          <table:covered-table-cell table:formula="oooc:=[.P24]/[.Q24]^2" office:value-type="float" office:value="43946.6746625451">
            <text:p>43946,675</text:p>
          </table:covered-table-cell>
          <table:covered-table-cell table:formula="oooc:=1/[.Q24]^2" office:value-type="float" office:value="85195.2946682578">
            <text:p>85195,295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6">
            <text:p>6,000</text:p>
          </table:table-cell>
          <table:table-cell office:value-type="float" office:value="68870">
            <text:p>68870,000</text:p>
          </table:table-cell>
          <table:table-cell table:style-name="ce25" table:formula="oooc:=2*PI()*1000000/[.C25]" office:value-type="float" office:value="91.2325440275822">
            <text:p>91,233</text:p>
          </table:table-cell>
          <table:table-cell table:style-name="ce25" table:formula="oooc:=2*PI()*1000000/([.C25]-500)-[.D25]" office:value-type="float" office:value="0.667197191952482">
            <text:p>0,667</text:p>
          </table:table-cell>
          <table:table-cell table:style-name="ce25" table:formula="oooc:=AVERAGE([.H25];[.J25];[.L25])" office:value-type="float" office:value="11.308">
            <text:p>11,308</text:p>
          </table:table-cell>
          <table:table-cell table:style-name="ce25" table:formula="oooc:=STDEV([.H25];[.J25];[.L25])+0.1" office:value-type="float" office:value="0.152459508194416">
            <text:p>0,152</text:p>
          </table:table-cell>
          <table:table-cell office:value-type="float" office:value="11.364">
            <text:p>11,364</text:p>
          </table:table-cell>
          <table:table-cell office:value-type="float" office:value="5.65">
            <text:p>5,650</text:p>
          </table:table-cell>
          <table:table-cell table:style-name="ce25" table:formula="oooc:=[.I25]*2" office:value-type="float" office:value="11.3">
            <text:p>11,300</text:p>
          </table:table-cell>
          <table:table-cell table:style-name="ce28" office:value-type="float" office:value="2.815">
            <text:p>2,815</text:p>
          </table:table-cell>
          <table:table-cell table:formula="oooc:=[.K25]*4" office:value-type="float" office:value="11.26">
            <text:p>11,260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3433629612033">
            <text:p>8,534</text:p>
          </table:covered-table-cell>
          <table:covered-table-cell table:formula="oooc:=([.M25]/[.O25])*[.$F$34]*10000" office:value-type="float" office:value="0.515834528581293">
            <text:p>0,516</text:p>
          </table:covered-table-cell>
          <table:covered-table-cell table:formula="oooc:=[.P25]*SQRT(([.N25]/[.M25])^2+(0.01/[.O25])^2)" office:value-type="float" office:value="0.0034260381551744">
            <text:p>0,003</text:p>
          </table:covered-table-cell>
          <table:covered-table-cell table:formula="oooc:=[.P25]/[.Q25]^2" office:value-type="float" office:value="43946.6746625451">
            <text:p>43946,675</text:p>
          </table:covered-table-cell>
          <table:covered-table-cell table:formula="oooc:=1/[.Q25]^2" office:value-type="float" office:value="85195.2946682578">
            <text:p>85195,295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6.5">
            <text:p>6,500</text:p>
          </table:table-cell>
          <table:table-cell office:value-type="float" office:value="63160">
            <text:p>63160,000</text:p>
          </table:table-cell>
          <table:table-cell table:style-name="ce25" table:formula="oooc:=2*PI()*1000000/[.C26]" office:value-type="float" office:value="99.4804513486318">
            <text:p>99,480</text:p>
          </table:table-cell>
          <table:table-cell table:style-name="ce25" table:formula="oooc:=2*PI()*1000000/([.C26]-500)-[.D26]" office:value-type="float" office:value="0.793811453468166">
            <text:p>0,794</text:p>
          </table:table-cell>
          <table:table-cell table:style-name="ce25" table:formula="oooc:=AVERAGE([.H26];[.J26];[.L26])" office:value-type="float" office:value="11.8723333333333">
            <text:p>11,872</text:p>
          </table:table-cell>
          <table:table-cell table:style-name="ce25" table:formula="oooc:=STDEV([.H26];[.J26];[.L26])+0.1" office:value-type="float" office:value="0.114294521094928">
            <text:p>0,114</text:p>
          </table:table-cell>
          <table:table-cell office:value-type="float" office:value="11.869">
            <text:p>11,869</text:p>
          </table:table-cell>
          <table:table-cell office:value-type="float" office:value="5.944">
            <text:p>5,944</text:p>
          </table:table-cell>
          <table:table-cell table:style-name="ce25" table:formula="oooc:=[.I26]*2" office:value-type="float" office:value="11.888">
            <text:p>11,888</text:p>
          </table:table-cell>
          <table:table-cell table:style-name="ce28" office:value-type="float" office:value="2.965">
            <text:p>2,965</text:p>
          </table:table-cell>
          <table:table-cell table:formula="oooc:=[.K26]*4" office:value-type="float" office:value="11.86">
            <text:p>11,860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3433629612033">
            <text:p>8,534</text:p>
          </table:covered-table-cell>
          <table:covered-table-cell table:formula="oooc:=([.M26]/[.O26])*[.$F$34]*10000" office:value-type="float" office:value="0.515834528581293">
            <text:p>0,516</text:p>
          </table:covered-table-cell>
          <table:covered-table-cell table:formula="oooc:=[.P26]*SQRT(([.N26]/[.M26])^2+(0.01/[.O26])^2)" office:value-type="float" office:value="0.0034260381551744">
            <text:p>0,003</text:p>
          </table:covered-table-cell>
          <table:covered-table-cell table:formula="oooc:=[.P26]/[.Q26]^2" office:value-type="float" office:value="43946.6746625451">
            <text:p>43946,675</text:p>
          </table:covered-table-cell>
          <table:covered-table-cell table:formula="oooc:=1/[.Q26]^2" office:value-type="float" office:value="85195.2946682578">
            <text:p>85195,295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7">
            <text:p>7,000</text:p>
          </table:table-cell>
          <table:table-cell office:value-type="float" office:value="53610">
            <text:p>53610,000</text:p>
          </table:table-cell>
          <table:table-cell table:style-name="ce25" table:formula="oooc:=2*PI()*1000000/[.C27]" office:value-type="float" office:value="117.201740480873">
            <text:p>117,202</text:p>
          </table:table-cell>
          <table:table-cell table:style-name="ce25" table:formula="oooc:=2*PI()*1000000/([.C27]-500)-[.D27]" office:value-type="float" office:value="1.10338674901969">
            <text:p>1,103</text:p>
          </table:table-cell>
          <table:table-cell table:style-name="ce25" table:formula="oooc:=AVERAGE([.H27];[.J27];[.L27])" office:value-type="float" office:value="14.6046666666667">
            <text:p>14,605</text:p>
          </table:table-cell>
          <table:table-cell table:style-name="ce25" table:formula="oooc:=STDEV([.H27];[.J27];[.L27])+0.1" office:value-type="float" office:value="0.320075744536587">
            <text:p>0,320</text:p>
          </table:table-cell>
          <table:table-cell office:value-type="float" office:value="14.388">
            <text:p>14,388</text:p>
          </table:table-cell>
          <table:table-cell office:value-type="float" office:value="7.299">
            <text:p>7,299</text:p>
          </table:table-cell>
          <table:table-cell table:style-name="ce25" table:formula="oooc:=[.I27]*2" office:value-type="float" office:value="14.598">
            <text:p>14,598</text:p>
          </table:table-cell>
          <table:table-cell table:style-name="ce28" office:value-type="float" office:value="3.707">
            <text:p>3,707</text:p>
          </table:table-cell>
          <table:table-cell table:formula="oooc:=[.K27]*4" office:value-type="float" office:value="14.828">
            <text:p>14,828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3433629612033">
            <text:p>8,534</text:p>
          </table:covered-table-cell>
          <table:covered-table-cell table:formula="oooc:=([.M27]/[.O27])*[.$F$34]*10000" office:value-type="float" office:value="0.515834528581293">
            <text:p>0,516</text:p>
          </table:covered-table-cell>
          <table:covered-table-cell table:formula="oooc:=[.P27]*SQRT(([.N27]/[.M27])^2+(0.01/[.O27])^2)" office:value-type="float" office:value="0.0034260381551744">
            <text:p>0,003</text:p>
          </table:covered-table-cell>
          <table:covered-table-cell table:formula="oooc:=[.P27]/[.Q27]^2" office:value-type="float" office:value="43946.6746625451">
            <text:p>43946,675</text:p>
          </table:covered-table-cell>
          <table:covered-table-cell table:formula="oooc:=1/[.Q27]^2" office:value-type="float" office:value="85195.2946682578">
            <text:p>85195,295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7.5">
            <text:p>7,500</text:p>
          </table:table-cell>
          <table:table-cell office:value-type="float" office:value="49510">
            <text:p>49510,000</text:p>
          </table:table-cell>
          <table:table-cell table:style-name="ce25" table:formula="oooc:=2*PI()*1000000/[.C28]" office:value-type="float" office:value="126.907398650365">
            <text:p>126,907</text:p>
          </table:table-cell>
          <table:table-cell table:style-name="ce25" table:formula="oooc:=2*PI()*1000000/([.C28]-500)-[.D28]" office:value-type="float" office:value="1.29470922924266">
            <text:p>1,295</text:p>
          </table:table-cell>
          <table:table-cell table:style-name="ce25" table:formula="oooc:=AVERAGE([.H28];[.J28];[.L28])" office:value-type="float" office:value="16.1233333333333">
            <text:p>16,123</text:p>
          </table:table-cell>
          <table:table-cell table:style-name="ce25" table:formula="oooc:=STDEV([.H28];[.J28];[.L28])+0.1" office:value-type="float" office:value="0.396056300951919">
            <text:p>0,396</text:p>
          </table:table-cell>
          <table:table-cell office:value-type="float" office:value="16.416">
            <text:p>16,416</text:p>
          </table:table-cell>
          <table:table-cell office:value-type="float" office:value="8.065">
            <text:p>8,065</text:p>
          </table:table-cell>
          <table:table-cell table:style-name="ce25" table:formula="oooc:=[.I28]*2" office:value-type="float" office:value="16.13">
            <text:p>16,130</text:p>
          </table:table-cell>
          <table:table-cell table:style-name="ce28" office:value-type="float" office:value="3.956">
            <text:p>3,956</text:p>
          </table:table-cell>
          <table:table-cell table:formula="oooc:=[.K28]*4" office:value-type="float" office:value="15.824">
            <text:p>15,82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3433629612033">
            <text:p>8,534</text:p>
          </table:covered-table-cell>
          <table:covered-table-cell table:formula="oooc:=([.M28]/[.O28])*[.$F$34]*10000" office:value-type="float" office:value="0.515834528581293">
            <text:p>0,516</text:p>
          </table:covered-table-cell>
          <table:covered-table-cell table:formula="oooc:=[.P28]*SQRT(([.N28]/[.M28])^2+(0.01/[.O28])^2)" office:value-type="float" office:value="0.0034260381551744">
            <text:p>0,003</text:p>
          </table:covered-table-cell>
          <table:covered-table-cell table:formula="oooc:=[.P28]/[.Q28]^2" office:value-type="float" office:value="43946.6746625451">
            <text:p>43946,675</text:p>
          </table:covered-table-cell>
          <table:covered-table-cell table:formula="oooc:=1/[.Q28]^2" office:value-type="float" office:value="85195.2946682578">
            <text:p>85195,295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8">
            <text:p>8,000</text:p>
          </table:table-cell>
          <table:table-cell office:value-type="float" office:value="47150">
            <text:p>47150,000</text:p>
          </table:table-cell>
          <table:table-cell table:style-name="ce25" table:formula="oooc:=2*PI()*1000000/[.C29]" office:value-type="float" office:value="133.259497501158">
            <text:p>133,259</text:p>
          </table:table-cell>
          <table:table-cell table:style-name="ce25" table:formula="oooc:=2*PI()*1000000/([.C29]-500)-[.D29]" office:value-type="float" office:value="1.428290434096">
            <text:p>1,428</text:p>
          </table:table-cell>
          <table:table-cell table:style-name="ce25" table:formula="oooc:=AVERAGE([.H29];[.J29];[.L29])" office:value-type="float" office:value="17.13">
            <text:p>17,130</text:p>
          </table:table-cell>
          <table:table-cell table:style-name="ce25" table:formula="oooc:=STDEV([.H29];[.J29];[.L29])+0.1" office:value-type="float" office:value="0.471951609755893">
            <text:p>0,472</text:p>
          </table:table-cell>
          <table:table-cell office:value-type="float" office:value="17.544">
            <text:p>17,544</text:p>
          </table:table-cell>
          <table:table-cell office:value-type="float" office:value="8.511">
            <text:p>8,511</text:p>
          </table:table-cell>
          <table:table-cell table:style-name="ce25" table:formula="oooc:=[.I29]*2" office:value-type="float" office:value="17.022">
            <text:p>17,022</text:p>
          </table:table-cell>
          <table:table-cell table:style-name="ce28" office:value-type="float" office:value="4.206">
            <text:p>4,206</text:p>
          </table:table-cell>
          <table:table-cell table:formula="oooc:=[.K29]*4" office:value-type="float" office:value="16.824">
            <text:p>16,82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3433629612033">
            <text:p>8,534</text:p>
          </table:covered-table-cell>
          <table:covered-table-cell table:formula="oooc:=([.M29]/[.O29])*[.$F$34]*10000" office:value-type="float" office:value="0.515834528581293">
            <text:p>0,516</text:p>
          </table:covered-table-cell>
          <table:covered-table-cell table:formula="oooc:=[.P29]*SQRT(([.N29]/[.M29])^2+(0.01/[.O29])^2)" office:value-type="float" office:value="0.0034260381551744">
            <text:p>0,003</text:p>
          </table:covered-table-cell>
          <table:covered-table-cell table:formula="oooc:=[.P29]/[.Q29]^2" office:value-type="float" office:value="43946.6746625451">
            <text:p>43946,675</text:p>
          </table:covered-table-cell>
          <table:covered-table-cell table:formula="oooc:=1/[.Q29]^2" office:value-type="float" office:value="85195.2946682578">
            <text:p>85195,295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3" office:value-type="float" office:value="8.5">
            <text:p>8,500</text:p>
          </table:table-cell>
          <table:table-cell office:value-type="float" office:value="43770">
            <text:p>43770,000</text:p>
          </table:table-cell>
          <table:table-cell table:style-name="ce25" table:formula="oooc:=2*PI()*1000000/[.C30]" office:value-type="float" office:value="143.550041288087">
            <text:p>143,550</text:p>
          </table:table-cell>
          <table:table-cell table:style-name="ce25" table:formula="oooc:=2*PI()*1000000/([.C30]-500)-[.D30]" office:value-type="float" office:value="1.65877098784478">
            <text:p>1,659</text:p>
          </table:table-cell>
          <table:table-cell table:style-name="ce25" table:formula="oooc:=AVERAGE([.H30];[.J30];[.L30])" office:value-type="float" office:value="18.5143333333333">
            <text:p>18,514</text:p>
          </table:table-cell>
          <table:table-cell table:style-name="ce25" table:formula="oooc:=STDEV([.H30];[.J30];[.L30])+0.1" office:value-type="float" office:value="0.35779901732422">
            <text:p>0,358</text:p>
          </table:table-cell>
          <table:table-cell office:value-type="float" office:value="18.779">
            <text:p>18,779</text:p>
          </table:table-cell>
          <table:table-cell office:value-type="float" office:value="9.132">
            <text:p>9,132</text:p>
          </table:table-cell>
          <table:table-cell table:style-name="ce25" table:formula="oooc:=[.I30]*2" office:value-type="float" office:value="18.264">
            <text:p>18,264</text:p>
          </table:table-cell>
          <table:table-cell table:style-name="ce28" office:value-type="float" office:value="4.625">
            <text:p>4,625</text:p>
          </table:table-cell>
          <table:table-cell table:formula="oooc:=[.K30]*4" office:value-type="float" office:value="18.5">
            <text:p>18,500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3433629612033">
            <text:p>8,534</text:p>
          </table:covered-table-cell>
          <table:covered-table-cell table:formula="oooc:=([.M30]/[.O30])*[.$F$34]*10000" office:value-type="float" office:value="0.515834528581293">
            <text:p>0,516</text:p>
          </table:covered-table-cell>
          <table:covered-table-cell table:formula="oooc:=[.P30]*SQRT(([.N30]/[.M30])^2+(0.01/[.O30])^2)" office:value-type="float" office:value="0.0034260381551744">
            <text:p>0,003</text:p>
          </table:covered-table-cell>
          <table:covered-table-cell table:formula="oooc:=[.P30]/[.Q30]^2" office:value-type="float" office:value="43946.6746625451">
            <text:p>43946,675</text:p>
          </table:covered-table-cell>
          <table:covered-table-cell table:formula="oooc:=1/[.Q30]^2" office:value-type="float" office:value="85195.2946682578">
            <text:p>85195,295</text:p>
          </table:covered-table-cell>
          <table:table-cell table:number-columns-repeated="237"/>
        </table:table-row>
        <table:table-row table:style-name="ro2">
          <table:covered-table-cell table:style-name="ce21"/>
          <table:table-cell table:style-name="ce24" office:value-type="float" office:value="9">
            <text:p>9,000</text:p>
          </table:table-cell>
          <table:table-cell table:style-name="ce26" office:value-type="float" office:value="41000">
            <text:p>41000,000</text:p>
          </table:table-cell>
          <table:table-cell table:style-name="ce25" table:formula="oooc:=2*PI()*1000000/[.C31]" office:value-type="float" office:value="153.248422126331">
            <text:p>153,248</text:p>
          </table:table-cell>
          <table:table-cell table:style-name="ce25" table:formula="oooc:=2*PI()*1000000/([.C31]-500)-[.D31]" office:value-type="float" office:value="1.89195582872014">
            <text:p>1,892</text:p>
          </table:table-cell>
          <table:table-cell table:style-name="ce25" table:formula="oooc:=AVERAGE([.H31];[.J31];[.L31])" office:value-type="float" office:value="19.7213333333333">
            <text:p>19,721</text:p>
          </table:table-cell>
          <table:table-cell table:style-name="ce25" table:formula="oooc:=STDEV([.H31];[.J31];[.L31])+0.1" office:value-type="float" office:value="0.270661458253858">
            <text:p>0,271</text:p>
          </table:table-cell>
          <table:table-cell table:style-name="ce26" office:value-type="float" office:value="19.9">
            <text:p>19,900</text:p>
          </table:table-cell>
          <table:table-cell table:style-name="ce26" office:value-type="float" office:value="9.78">
            <text:p>9,780</text:p>
          </table:table-cell>
          <table:table-cell table:style-name="ce25" table:formula="oooc:=[.I31]*2" office:value-type="float" office:value="19.56">
            <text:p>19,560</text:p>
          </table:table-cell>
          <table:table-cell table:style-name="ce29" office:value-type="float" office:value="4.926">
            <text:p>4,926</text:p>
          </table:table-cell>
          <table:table-cell table:formula="oooc:=[.K31]*4" office:value-type="float" office:value="19.704">
            <text:p>19,704</text:p>
          </table:table-cell>
          <table:covered-table-cell office:value-type="float" office:value="0.1198">
            <text:p>0,120</text:p>
          </table:covered-table-cell>
          <table:covered-table-cell office:value-type="float" office:value="0.0007832">
            <text:p>0,001</text:p>
          </table:covered-table-cell>
          <table:covered-table-cell table:formula="oooc:=ABS(55-['constant Rotation'.$S$56])" office:value-type="float" office:value="8.53433629612033">
            <text:p>8,534</text:p>
          </table:covered-table-cell>
          <table:covered-table-cell table:formula="oooc:=([.M31]/[.O31])*[.$F$34]*10000" office:value-type="float" office:value="0.515834528581293">
            <text:p>0,516</text:p>
          </table:covered-table-cell>
          <table:covered-table-cell table:formula="oooc:=[.P31]*SQRT(([.N31]/[.M31])^2+(0.01/[.O31])^2)" office:value-type="float" office:value="0.0034260381551744">
            <text:p>0,003</text:p>
          </table:covered-table-cell>
          <table:covered-table-cell table:formula="oooc:=[.P31]/[.Q31]^2" office:value-type="float" office:value="43946.6746625451">
            <text:p>43946,675</text:p>
          </table:covered-table-cell>
          <table:covered-table-cell table:formula="oooc:=1/[.Q31]^2" office:value-type="float" office:value="85195.2946682578">
            <text:p>85195,295</text:p>
          </table:covered-table-cell>
          <table:table-cell table:number-columns-repeated="237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lambda</text:p>
          </table:table-cell>
          <table:table-cell table:formula="oooc:=['constant Rotation'.B57]" office:value-type="float" office:value="0.000063282">
            <text:p>0,000</text:p>
          </table:table-cell>
          <table:table-cell table:number-columns-repeated="10"/>
          <table:table-cell office:value-type="string">
            <text:p>gew mittel</text:p>
          </table:table-cell>
          <table:table-cell table:formula="oooc:=SUM([.R2];[.R12];[.R22])/SUM([.S2];[.S12];[.S22])" office:value-type="float" office:value="0.553940462100327">
            <text:p>0,554</text:p>
          </table:table-cell>
          <table:table-cell table:formula="oooc:=1/SQRT(SUM([.S2];[.S12];[.S22]))" office:value-type="float" office:value="0.00740985069473167">
            <text:p>0,007</text:p>
          </table:table-cell>
          <table:table-cell table:number-columns-repeated="239"/>
        </table:table-row>
        <table:table-row table:style-name="ro2">
          <table:table-cell table:number-columns-repeated="2"/>
          <table:table-cell office:value-type="string">
            <text:p>L </text:p>
          </table:table-cell>
          <table:table-cell table:formula="oooc:=['constant Rotation'.B58]" office:value-type="float" office:value="2.149">
            <text:p>2,149</text:p>
          </table:table-cell>
          <table:table-cell/>
          <table:table-cell table:formula="oooc:=([.D33]*[.D34])/(2*[.D35]*[.D36])" office:value-type="float" office:value="0.00367471230389269">
            <text:p>0,004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n</text:p>
          </table:table-cell>
          <table:table-cell table:formula="oooc:=['constant Rotation'.B59]" office:value-type="float" office:value="1.457">
            <text:p>1,457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>
            <text:p>d</text:p>
          </table:table-cell>
          <table:table-cell table:formula="oooc:=['constant Rotation'.B60]" office:value-type="float" office:value="0.0127">
            <text:p>0,013</text:p>
          </table:table-cell>
          <table:table-cell table:number-columns-repeated="252"/>
        </table:table-row>
        <table:table-row table:style-name="ro2">
          <table:table-cell table:number-columns-repeated="14"/>
          <table:table-cell office:value-type="string">
            <text:p>gew mittel</text:p>
          </table:table-cell>
          <table:table-cell table:formula="oooc:=(([.P33]/[.Q33]^2)+(['constant Rotation'.W56]/['constant Rotation'.X56]^2))/((1/['constant Rotation'.X56]^2)+(1/[.Q33]^2))" office:value-type="float" office:value="0.544164800945636">
            <text:p>0,544</text:p>
          </table:table-cell>
          <table:table-cell table:formula="oooc:=1/SQRT((1/[.Q33]^2)+(1/['constant Rotation'.X56]^2))" office:value-type="float" office:value="0.00525972512424322">
            <text:p>0,005</text:p>
          </table:table-cell>
          <table:table-cell table:number-columns-repeated="239"/>
        </table:table-row>
        <table:table-row table:style-name="ro2">
          <table:table-cell table:number-columns-repeated="14"/>
          <table:table-cell office:value-type="string">
            <text:p>aus beiden messungen</text:p>
          </table:table-cell>
          <table:table-cell table:number-columns-repeated="241"/>
        </table:table-row>
        <table:table-row table:style-name="ro2" table:number-rows-repeated="65497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6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2">12.10.2009</text:date>, <text:time>16:2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0-03T16:04:07</meta:creation-date>
    <dc:creator>paule</dc:creator>
    <dc:date>2009-10-12T16:22:36</dc:date>
    <meta:editing-cycles>14</meta:editing-cycles>
    <meta:editing-duration>PT17H31M48S</meta:editing-duration>
    <meta:user-defined meta:name="Info 1"/>
    <meta:user-defined meta:name="Info 2"/>
    <meta:user-defined meta:name="Info 3"/>
    <meta:user-defined meta:name="Info 4"/>
    <meta:document-statistic meta:table-count="2" meta:cell-count="1884"/>
  </office:meta>
</office:document-meta>
</file>